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/>
    </style:style>
    <style:style style:name="P2" style:family="paragraph" style:parent-style-name="Preformatted_20_Text">
      <style:paragraph-properties fo:margin-top="0in" fo:margin-bottom="0.1965in" style:contextual-spacing="false"/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LC1"/>######################## Filebeat Configuration ############################</text:p>
      <text:p text:style-name="P1"><text:bookmark text:name="LC2"/># This file is a full configuration example documenting all non-deprecated</text:p>
      <text:p text:style-name="P1"><text:bookmark text:name="LC3"/># options in comments. For a shorter configuration example, that contains only</text:p>
      <text:p text:style-name="P1"><text:bookmark text:name="LC4"/># the most common options, please see filebeat.yml in the same directory.</text:p>
      <text:p text:style-name="P1"><text:bookmark text:name="LC5"/>#</text:p>
      <text:p text:style-name="P1"><text:bookmark text:name="LC6"/># You can find the full configuration reference here:</text:p>
      <text:p text:style-name="P1"><text:bookmark text:name="LC7"/># https://www.elastic.co/guide/en/beats/filebeat/index.html</text:p>
      <text:p text:style-name="P1"><text:bookmark text:name="LC8"/>filebeat.config.modules:</text:p>
      <text:p text:style-name="Preformatted_20_Text"><text:bookmark text:name="LC9"/><text:s text:c="2"/><text:span text:style-name="T1">path: ${path.config}/modules.d/*.yml</text:span></text:p>
      <text:p text:style-name="Preformatted_20_Text"><text:bookmark text:name="LC10"/></text:p>
      <text:p text:style-name="P1"><text:bookmark text:name="LC11"/>#========================== <text:s/>Modules configuration =============================</text:p>
      <text:p text:style-name="P1"><text:bookmark text:name="LC12"/>filebeat.modules:</text:p>
      <text:p text:style-name="Preformatted_20_Text"><text:bookmark text:name="LC13"/></text:p>
      <text:p text:style-name="P1"><text:bookmark text:name="LC14"/>#-------------------------------- System Module --------------------------------</text:p>
      <text:p text:style-name="P1"><text:bookmark text:name="LC15"/>#- module: system</text:p>
      <text:p text:style-name="Preformatted_20_Text"><text:bookmark text:name="LC16"/><text:s text:c="2"/><text:span text:style-name="T1"># Syslog</text:span></text:p>
      <text:p text:style-name="Preformatted_20_Text"><text:bookmark text:name="LC17"/><text:s text:c="2"/><text:span text:style-name="T1">#syslog:</text:span></text:p>
      <text:p text:style-name="Preformatted_20_Text"><text:bookmark text:name="LC18"/><text:s text:c="4"/><text:span text:style-name="T1">#enabled: true</text:span></text:p>
      <text:p text:style-name="Preformatted_20_Text"><text:bookmark text:name="LC19"/></text:p>
      <text:p text:style-name="Preformatted_20_Text"><text:bookmark text:name="LC20"/><text:s text:c="4"/><text:span text:style-name="T1"># Set custom paths for the log files. If left empty,</text:span></text:p>
      <text:p text:style-name="Preformatted_20_Text"><text:bookmark text:name="LC21"/><text:s text:c="4"/><text:span text:style-name="T1"># Filebeat will choose the paths depending on your OS.</text:span></text:p>
      <text:p text:style-name="Preformatted_20_Text"><text:bookmark text:name="LC22"/><text:s text:c="4"/><text:span text:style-name="T1">#var.paths:</text:span></text:p>
      <text:p text:style-name="Preformatted_20_Text"><text:bookmark text:name="LC23"/></text:p>
      <text:p text:style-name="Preformatted_20_Text"><text:bookmark text:name="LC24"/><text:s text:c="4"/><text:span text:style-name="T1"># Input configuration (advanced). Any input configuration option</text:span></text:p>
      <text:p text:style-name="Preformatted_20_Text"><text:bookmark text:name="LC25"/><text:s text:c="4"/><text:span text:style-name="T1"># can be added under this section.</text:span></text:p>
      <text:p text:style-name="Preformatted_20_Text"><text:bookmark text:name="LC26"/><text:s text:c="4"/><text:span text:style-name="T1">#input:</text:span></text:p>
      <text:p text:style-name="Preformatted_20_Text"><text:bookmark text:name="LC27"/></text:p>
      <text:p text:style-name="Preformatted_20_Text"><text:bookmark text:name="LC28"/><text:s text:c="2"/><text:span text:style-name="T1"># Authorization logs</text:span></text:p>
      <text:p text:style-name="Preformatted_20_Text"><text:bookmark text:name="LC29"/><text:s text:c="2"/><text:span text:style-name="T1">#auth:</text:span></text:p>
      <text:p text:style-name="Preformatted_20_Text"><text:bookmark text:name="LC30"/><text:s text:c="4"/><text:span text:style-name="T1">#enabled: true</text:span></text:p>
      <text:p text:style-name="Preformatted_20_Text"><text:bookmark text:name="LC31"/></text:p>
      <text:p text:style-name="Preformatted_20_Text"><text:bookmark text:name="LC32"/><text:s text:c="4"/><text:span text:style-name="T1"># Set custom paths for the log files. If left empty,</text:span></text:p>
      <text:p text:style-name="Preformatted_20_Text"><text:bookmark text:name="LC33"/><text:s text:c="4"/><text:span text:style-name="T1"># Filebeat will choose the paths depending on your OS.</text:span></text:p>
      <text:p text:style-name="Preformatted_20_Text"><text:bookmark text:name="LC34"/><text:s text:c="4"/><text:span text:style-name="T1">#var.paths:</text:span></text:p>
      <text:p text:style-name="Preformatted_20_Text"><text:bookmark text:name="LC35"/></text:p>
      <text:p text:style-name="Preformatted_20_Text"><text:bookmark text:name="LC36"/><text:s text:c="4"/><text:span text:style-name="T1"># Input configuration (advanced). Any input configuration option</text:span></text:p>
      <text:p text:style-name="Preformatted_20_Text"><text:bookmark text:name="LC37"/><text:s text:c="4"/><text:span text:style-name="T1"># can be added under this section.</text:span></text:p>
      <text:p text:style-name="Preformatted_20_Text"><text:bookmark text:name="LC38"/><text:s text:c="4"/><text:span text:style-name="T1">#input:</text:span></text:p>
      <text:p text:style-name="Preformatted_20_Text"><text:bookmark text:name="LC39"/></text:p>
      <text:p text:style-name="P1"><text:bookmark text:name="LC40"/>#-------------------------------- Apache Module --------------------------------</text:p>
      <text:p text:style-name="P1"><text:bookmark text:name="LC41"/>#- module: apache</text:p>
      <text:p text:style-name="Preformatted_20_Text"><text:bookmark text:name="LC42"/><text:s text:c="2"/><text:span text:style-name="T1"># Access logs</text:span></text:p>
      <text:p text:style-name="Preformatted_20_Text"><text:bookmark text:name="LC43"/><text:s text:c="2"/><text:span text:style-name="T1">#access:</text:span></text:p>
      <text:p text:style-name="Preformatted_20_Text"><text:bookmark text:name="LC44"/><text:s text:c="4"/><text:span text:style-name="T1">#enabled: true</text:span></text:p>
      <text:p text:style-name="Preformatted_20_Text"><text:bookmark text:name="LC45"/></text:p>
      <text:p text:style-name="Preformatted_20_Text"><text:bookmark text:name="LC46"/><text:s text:c="4"/><text:span text:style-name="T1"># Set custom paths for the log files. If left empty,</text:span></text:p>
      <text:p text:style-name="Preformatted_20_Text"><text:bookmark text:name="LC47"/><text:s text:c="4"/><text:span text:style-name="T1"># Filebeat will choose the paths depending on your OS.</text:span></text:p>
      <text:p text:style-name="Preformatted_20_Text"><text:bookmark text:name="LC48"/><text:s text:c="4"/><text:span text:style-name="T1">#var.paths:</text:span></text:p>
      <text:p text:style-name="Preformatted_20_Text"><text:bookmark text:name="LC49"/></text:p>
      <text:p text:style-name="Preformatted_20_Text"><text:bookmark text:name="LC50"/><text:s text:c="4"/><text:span text:style-name="T1"># Input configuration (advanced). Any input configuration option</text:span></text:p>
      <text:p text:style-name="Preformatted_20_Text"><text:bookmark text:name="LC51"/><text:s text:c="4"/><text:span text:style-name="T1"># can be added under this section.</text:span></text:p>
      <text:p text:style-name="Preformatted_20_Text"><text:bookmark text:name="LC52"/><text:s text:c="4"/><text:span text:style-name="T1">#input:</text:span></text:p>
      <text:p text:style-name="Preformatted_20_Text"><text:bookmark text:name="LC53"/></text:p>
      <text:p text:style-name="Preformatted_20_Text"><text:bookmark text:name="LC54"/><text:s text:c="2"/><text:span text:style-name="T1"># Error logs</text:span></text:p>
      <text:p text:style-name="Preformatted_20_Text"><text:bookmark text:name="LC55"/><text:s text:c="2"/><text:span text:style-name="T1">#error:</text:span></text:p>
      <text:p text:style-name="Preformatted_20_Text"><text:bookmark text:name="LC56"/><text:s text:c="4"/><text:span text:style-name="T1">#enabled: true</text:span></text:p>
      <text:p text:style-name="Preformatted_20_Text"><text:bookmark text:name="LC57"/></text:p>
      <text:p text:style-name="Preformatted_20_Text"><text:bookmark text:name="LC58"/><text:s text:c="4"/><text:span text:style-name="T1"># Set custom paths for the log files. If left empty,</text:span></text:p>
      <text:p text:style-name="Preformatted_20_Text"><text:bookmark text:name="LC59"/><text:s text:c="4"/><text:span text:style-name="T1"># Filebeat will choose the paths depending on your OS.</text:span></text:p>
      <text:p text:style-name="Preformatted_20_Text"><text:bookmark text:name="LC60"/><text:soft-page-break/><text:s text:c="4"/><text:span text:style-name="T1">#var.paths:</text:span></text:p>
      <text:p text:style-name="Preformatted_20_Text"><text:bookmark text:name="LC61"/></text:p>
      <text:p text:style-name="Preformatted_20_Text"><text:bookmark text:name="LC62"/><text:s text:c="4"/><text:span text:style-name="T1"># Input configuration (advanced). Any input configuration option</text:span></text:p>
      <text:p text:style-name="Preformatted_20_Text"><text:bookmark text:name="LC63"/><text:s text:c="4"/><text:span text:style-name="T1"># can be added under this section.</text:span></text:p>
      <text:p text:style-name="Preformatted_20_Text"><text:bookmark text:name="LC64"/><text:s text:c="4"/><text:span text:style-name="T1">#input:</text:span></text:p>
      <text:p text:style-name="P1"><text:bookmark text:name="LC65"/>#-------------------------------- Auditd Module --------------------------------</text:p>
      <text:p text:style-name="P1"><text:bookmark text:name="LC66"/>#- module: auditd</text:p>
      <text:p text:style-name="Preformatted_20_Text"><text:bookmark text:name="LC67"/><text:s text:c="2"/><text:span text:style-name="T1">#log:</text:span></text:p>
      <text:p text:style-name="Preformatted_20_Text"><text:bookmark text:name="LC68"/><text:s text:c="4"/><text:span text:style-name="T1">#enabled: true</text:span></text:p>
      <text:p text:style-name="Preformatted_20_Text"><text:bookmark text:name="LC69"/></text:p>
      <text:p text:style-name="Preformatted_20_Text"><text:bookmark text:name="LC70"/><text:s text:c="4"/><text:span text:style-name="T1"># Set custom paths for the log files. If left empty,</text:span></text:p>
      <text:p text:style-name="Preformatted_20_Text"><text:bookmark text:name="LC71"/><text:s text:c="4"/><text:span text:style-name="T1"># Filebeat will choose the paths depending on your OS.</text:span></text:p>
      <text:p text:style-name="Preformatted_20_Text"><text:bookmark text:name="LC72"/><text:s text:c="4"/><text:span text:style-name="T1">#var.paths:</text:span></text:p>
      <text:p text:style-name="Preformatted_20_Text"><text:bookmark text:name="LC73"/></text:p>
      <text:p text:style-name="Preformatted_20_Text"><text:bookmark text:name="LC74"/><text:s text:c="4"/><text:span text:style-name="T1"># Input configuration (advanced). Any input configuration option</text:span></text:p>
      <text:p text:style-name="Preformatted_20_Text"><text:bookmark text:name="LC75"/><text:s text:c="4"/><text:span text:style-name="T1"># can be added under this section.</text:span></text:p>
      <text:p text:style-name="Preformatted_20_Text"><text:bookmark text:name="LC76"/><text:s text:c="4"/><text:span text:style-name="T1">#input:</text:span></text:p>
      <text:p text:style-name="Preformatted_20_Text"><text:bookmark text:name="LC77"/></text:p>
      <text:p text:style-name="P1"><text:bookmark text:name="LC78"/>#---------------------------- Elasticsearch Module ----------------------------</text:p>
      <text:p text:style-name="P1"><text:bookmark text:name="LC79"/>- module: elasticsearch</text:p>
      <text:p text:style-name="Preformatted_20_Text"><text:bookmark text:name="LC80"/><text:s text:c="2"/><text:span text:style-name="T1"># Server log</text:span></text:p>
      <text:p text:style-name="Preformatted_20_Text"><text:bookmark text:name="LC81"/><text:s text:c="2"/><text:span text:style-name="T1">server:</text:span></text:p>
      <text:p text:style-name="Preformatted_20_Text"><text:bookmark text:name="LC82"/><text:s text:c="4"/><text:span text:style-name="T1">enabled: true</text:span></text:p>
      <text:p text:style-name="Preformatted_20_Text"><text:bookmark text:name="LC83"/></text:p>
      <text:p text:style-name="Preformatted_20_Text"><text:bookmark text:name="LC84"/><text:s text:c="4"/><text:span text:style-name="T1"># Set custom paths for the log files. If left empty,</text:span></text:p>
      <text:p text:style-name="Preformatted_20_Text"><text:bookmark text:name="LC85"/><text:s text:c="4"/><text:span text:style-name="T1"># Filebeat will choose the paths depending on your OS.</text:span></text:p>
      <text:p text:style-name="Preformatted_20_Text"><text:bookmark text:name="LC86"/><text:s text:c="4"/><text:span text:style-name="T1">#var.paths:</text:span></text:p>
      <text:p text:style-name="Preformatted_20_Text"><text:bookmark text:name="LC87"/></text:p>
      <text:p text:style-name="Preformatted_20_Text"><text:bookmark text:name="LC88"/><text:s text:c="2"/><text:span text:style-name="T1">gc:</text:span></text:p>
      <text:p text:style-name="Preformatted_20_Text"><text:bookmark text:name="LC89"/><text:s text:c="4"/><text:span text:style-name="T1">enabled: true</text:span></text:p>
      <text:p text:style-name="Preformatted_20_Text"><text:bookmark text:name="LC90"/><text:s text:c="4"/><text:span text:style-name="T1"># Set custom paths for the log files. If left empty,</text:span></text:p>
      <text:p text:style-name="Preformatted_20_Text"><text:bookmark text:name="LC91"/><text:s text:c="4"/><text:span text:style-name="T1"># Filebeat will choose the paths depending on your OS.</text:span></text:p>
      <text:p text:style-name="Preformatted_20_Text"><text:bookmark text:name="LC92"/><text:s text:c="4"/><text:span text:style-name="T1">#var.paths:</text:span></text:p>
      <text:p text:style-name="Preformatted_20_Text"><text:bookmark text:name="LC93"/></text:p>
      <text:p text:style-name="Preformatted_20_Text"><text:bookmark text:name="LC94"/><text:s text:c="2"/><text:span text:style-name="T1">audit:</text:span></text:p>
      <text:p text:style-name="Preformatted_20_Text"><text:bookmark text:name="LC95"/><text:s text:c="4"/><text:span text:style-name="T1">enabled: true</text:span></text:p>
      <text:p text:style-name="Preformatted_20_Text"><text:bookmark text:name="LC96"/><text:s text:c="4"/><text:span text:style-name="T1"># Set custom paths for the log files. If left empty,</text:span></text:p>
      <text:p text:style-name="Preformatted_20_Text"><text:bookmark text:name="LC97"/><text:s text:c="4"/><text:span text:style-name="T1"># Filebeat will choose the paths depending on your OS.</text:span></text:p>
      <text:p text:style-name="Preformatted_20_Text"><text:bookmark text:name="LC98"/><text:s text:c="4"/><text:span text:style-name="T1">#var.paths:</text:span></text:p>
      <text:p text:style-name="Preformatted_20_Text"><text:bookmark text:name="LC99"/></text:p>
      <text:p text:style-name="Preformatted_20_Text"><text:bookmark text:name="LC100"/><text:s text:c="2"/><text:span text:style-name="T1">slowlog:</text:span></text:p>
      <text:p text:style-name="Preformatted_20_Text"><text:bookmark text:name="LC101"/><text:s text:c="4"/><text:span text:style-name="T1">enabled: true</text:span></text:p>
      <text:p text:style-name="Preformatted_20_Text"><text:bookmark text:name="LC102"/><text:s text:c="4"/><text:span text:style-name="T1"># Set custom paths for the log files. If left empty,</text:span></text:p>
      <text:p text:style-name="Preformatted_20_Text"><text:bookmark text:name="LC103"/><text:s text:c="4"/><text:span text:style-name="T1"># Filebeat will choose the paths depending on your OS.</text:span></text:p>
      <text:p text:style-name="Preformatted_20_Text"><text:bookmark text:name="LC104"/><text:s text:c="4"/><text:span text:style-name="T1">#var.paths:</text:span></text:p>
      <text:p text:style-name="Preformatted_20_Text"><text:bookmark text:name="LC105"/></text:p>
      <text:p text:style-name="Preformatted_20_Text"><text:bookmark text:name="LC106"/><text:s text:c="2"/><text:span text:style-name="T1">deprecation:</text:span></text:p>
      <text:p text:style-name="Preformatted_20_Text"><text:bookmark text:name="LC107"/><text:s text:c="4"/><text:span text:style-name="T1">enabled: true</text:span></text:p>
      <text:p text:style-name="Preformatted_20_Text"><text:bookmark text:name="LC108"/><text:s text:c="4"/><text:span text:style-name="T1"># Set custom paths for the log files. If left empty,</text:span></text:p>
      <text:p text:style-name="Preformatted_20_Text"><text:bookmark text:name="LC109"/><text:s text:c="4"/><text:span text:style-name="T1"># Filebeat will choose the paths depending on your OS.</text:span></text:p>
      <text:p text:style-name="Preformatted_20_Text"><text:bookmark text:name="LC110"/><text:s text:c="4"/><text:span text:style-name="T1">#var.paths:</text:span></text:p>
      <text:p text:style-name="Preformatted_20_Text"><text:bookmark text:name="LC111"/></text:p>
      <text:p text:style-name="P1"><text:bookmark text:name="LC112"/>#------------------------------- Haproxy Module -------------------------------</text:p>
      <text:p text:style-name="P1"><text:bookmark text:name="LC113"/>- module: haproxy</text:p>
      <text:p text:style-name="Preformatted_20_Text"><text:bookmark text:name="LC114"/><text:s text:c="2"/><text:span text:style-name="T1"># All logs</text:span></text:p>
      <text:p text:style-name="Preformatted_20_Text"><text:bookmark text:name="LC115"/><text:s text:c="2"/><text:span text:style-name="T1">log:</text:span></text:p>
      <text:p text:style-name="Preformatted_20_Text"><text:bookmark text:name="LC116"/><text:s text:c="4"/><text:span text:style-name="T1">enabled: true</text:span></text:p>
      <text:p text:style-name="Preformatted_20_Text"><text:bookmark text:name="LC117"/></text:p>
      <text:p text:style-name="Preformatted_20_Text"><text:bookmark text:name="LC118"/><text:s text:c="4"/><text:span text:style-name="T1"># Set which input to use between syslog (default) or file.</text:span></text:p>
      <text:p text:style-name="Preformatted_20_Text"><text:bookmark text:name="LC119"/><text:soft-page-break/><text:s text:c="4"/><text:span text:style-name="T1">#var.input:</text:span></text:p>
      <text:p text:style-name="Preformatted_20_Text"><text:bookmark text:name="LC120"/></text:p>
      <text:p text:style-name="Preformatted_20_Text"><text:bookmark text:name="LC121"/><text:s text:c="4"/><text:span text:style-name="T1"># Set custom paths for the log files. If left empty,</text:span></text:p>
      <text:p text:style-name="Preformatted_20_Text"><text:bookmark text:name="LC122"/><text:s text:c="4"/><text:span text:style-name="T1"># Filebeat will choose the paths depending on your OS.</text:span></text:p>
      <text:p text:style-name="Preformatted_20_Text"><text:bookmark text:name="LC123"/><text:s text:c="4"/><text:span text:style-name="T1">#var.paths:</text:span></text:p>
      <text:p text:style-name="Preformatted_20_Text"><text:bookmark text:name="LC124"/></text:p>
      <text:p text:style-name="P1"><text:bookmark text:name="LC125"/>#-------------------------------- Icinga Module --------------------------------</text:p>
      <text:p text:style-name="P1"><text:bookmark text:name="LC126"/>#- module: icinga</text:p>
      <text:p text:style-name="Preformatted_20_Text"><text:bookmark text:name="LC127"/><text:s text:c="2"/><text:span text:style-name="T1"># Main logs</text:span></text:p>
      <text:p text:style-name="Preformatted_20_Text"><text:bookmark text:name="LC128"/><text:s text:c="2"/><text:span text:style-name="T1">#main:</text:span></text:p>
      <text:p text:style-name="Preformatted_20_Text"><text:bookmark text:name="LC129"/><text:s text:c="4"/><text:span text:style-name="T1">#enabled: true</text:span></text:p>
      <text:p text:style-name="Preformatted_20_Text"><text:bookmark text:name="LC130"/></text:p>
      <text:p text:style-name="Preformatted_20_Text"><text:bookmark text:name="LC131"/><text:s text:c="4"/><text:span text:style-name="T1"># Set custom paths for the log files. If left empty,</text:span></text:p>
      <text:p text:style-name="Preformatted_20_Text"><text:bookmark text:name="LC132"/><text:s text:c="4"/><text:span text:style-name="T1"># Filebeat will choose the paths depending on your OS.</text:span></text:p>
      <text:p text:style-name="Preformatted_20_Text"><text:bookmark text:name="LC133"/><text:s text:c="4"/><text:span text:style-name="T1">#var.paths:</text:span></text:p>
      <text:p text:style-name="Preformatted_20_Text"><text:bookmark text:name="LC134"/></text:p>
      <text:p text:style-name="Preformatted_20_Text"><text:bookmark text:name="LC135"/><text:s text:c="4"/><text:span text:style-name="T1"># Input configuration (advanced). Any input configuration option</text:span></text:p>
      <text:p text:style-name="Preformatted_20_Text"><text:bookmark text:name="LC136"/><text:s text:c="4"/><text:span text:style-name="T1"># can be added under this section.</text:span></text:p>
      <text:p text:style-name="Preformatted_20_Text"><text:bookmark text:name="LC137"/><text:s text:c="4"/><text:span text:style-name="T1">#input:</text:span></text:p>
      <text:p text:style-name="Preformatted_20_Text"><text:bookmark text:name="LC138"/></text:p>
      <text:p text:style-name="Preformatted_20_Text"><text:bookmark text:name="LC139"/><text:s text:c="2"/><text:span text:style-name="T1"># Debug logs</text:span></text:p>
      <text:p text:style-name="Preformatted_20_Text"><text:bookmark text:name="LC140"/><text:s text:c="2"/><text:span text:style-name="T1">#debug:</text:span></text:p>
      <text:p text:style-name="Preformatted_20_Text"><text:bookmark text:name="LC141"/><text:s text:c="4"/><text:span text:style-name="T1">#enabled: true</text:span></text:p>
      <text:p text:style-name="Preformatted_20_Text"><text:bookmark text:name="LC142"/></text:p>
      <text:p text:style-name="Preformatted_20_Text"><text:bookmark text:name="LC143"/><text:s text:c="4"/><text:span text:style-name="T1"># Set custom paths for the log files. If left empty,</text:span></text:p>
      <text:p text:style-name="Preformatted_20_Text"><text:bookmark text:name="LC144"/><text:s text:c="4"/><text:span text:style-name="T1"># Filebeat will choose the paths depending on your OS.</text:span></text:p>
      <text:p text:style-name="Preformatted_20_Text"><text:bookmark text:name="LC145"/><text:s text:c="4"/><text:span text:style-name="T1">#var.paths:</text:span></text:p>
      <text:p text:style-name="Preformatted_20_Text"><text:bookmark text:name="LC146"/></text:p>
      <text:p text:style-name="Preformatted_20_Text"><text:bookmark text:name="LC147"/><text:s text:c="4"/><text:span text:style-name="T1"># Input configuration (advanced). Any input configuration option</text:span></text:p>
      <text:p text:style-name="Preformatted_20_Text"><text:bookmark text:name="LC148"/><text:s text:c="4"/><text:span text:style-name="T1"># can be added under this section.</text:span></text:p>
      <text:p text:style-name="Preformatted_20_Text"><text:bookmark text:name="LC149"/><text:s text:c="4"/><text:span text:style-name="T1">#input:</text:span></text:p>
      <text:p text:style-name="Preformatted_20_Text"><text:bookmark text:name="LC150"/></text:p>
      <text:p text:style-name="Preformatted_20_Text"><text:bookmark text:name="LC151"/><text:s text:c="2"/><text:span text:style-name="T1"># Startup logs</text:span></text:p>
      <text:p text:style-name="Preformatted_20_Text"><text:bookmark text:name="LC152"/><text:s text:c="2"/><text:span text:style-name="T1">#startup:</text:span></text:p>
      <text:p text:style-name="Preformatted_20_Text"><text:bookmark text:name="LC153"/><text:s text:c="4"/><text:span text:style-name="T1">#enabled: true</text:span></text:p>
      <text:p text:style-name="Preformatted_20_Text"><text:bookmark text:name="LC154"/></text:p>
      <text:p text:style-name="Preformatted_20_Text"><text:bookmark text:name="LC155"/><text:s text:c="4"/><text:span text:style-name="T1"># Set custom paths for the log files. If left empty,</text:span></text:p>
      <text:p text:style-name="Preformatted_20_Text"><text:bookmark text:name="LC156"/><text:s text:c="4"/><text:span text:style-name="T1"># Filebeat will choose the paths depending on your OS.</text:span></text:p>
      <text:p text:style-name="Preformatted_20_Text"><text:bookmark text:name="LC157"/><text:s text:c="4"/><text:span text:style-name="T1">#var.paths:</text:span></text:p>
      <text:p text:style-name="Preformatted_20_Text"><text:bookmark text:name="LC158"/></text:p>
      <text:p text:style-name="Preformatted_20_Text"><text:bookmark text:name="LC159"/><text:s text:c="4"/><text:span text:style-name="T1"># Input configuration (advanced). Any input configuration option</text:span></text:p>
      <text:p text:style-name="Preformatted_20_Text"><text:bookmark text:name="LC160"/><text:s text:c="4"/><text:span text:style-name="T1"># can be added under this section.</text:span></text:p>
      <text:p text:style-name="Preformatted_20_Text"><text:bookmark text:name="LC161"/><text:s text:c="4"/><text:span text:style-name="T1">#input:</text:span></text:p>
      <text:p text:style-name="Preformatted_20_Text"><text:bookmark text:name="LC162"/></text:p>
      <text:p text:style-name="P1"><text:bookmark text:name="LC163"/>#--------------------------------- IIS Module ---------------------------------</text:p>
      <text:p text:style-name="P1"><text:bookmark text:name="LC164"/>#- module: iis</text:p>
      <text:p text:style-name="Preformatted_20_Text"><text:bookmark text:name="LC165"/><text:s text:c="2"/><text:span text:style-name="T1"># Access logs</text:span></text:p>
      <text:p text:style-name="Preformatted_20_Text"><text:bookmark text:name="LC166"/><text:s text:c="2"/><text:span text:style-name="T1">#access:</text:span></text:p>
      <text:p text:style-name="Preformatted_20_Text"><text:bookmark text:name="LC167"/><text:s text:c="4"/><text:span text:style-name="T1">#enabled: true</text:span></text:p>
      <text:p text:style-name="Preformatted_20_Text"><text:bookmark text:name="LC168"/></text:p>
      <text:p text:style-name="Preformatted_20_Text"><text:bookmark text:name="LC169"/><text:s text:c="4"/><text:span text:style-name="T1"># Set custom paths for the log files. If left empty,</text:span></text:p>
      <text:p text:style-name="Preformatted_20_Text"><text:bookmark text:name="LC170"/><text:s text:c="4"/><text:span text:style-name="T1"># Filebeat will choose the paths depending on your OS.</text:span></text:p>
      <text:p text:style-name="Preformatted_20_Text"><text:bookmark text:name="LC171"/><text:s text:c="4"/><text:span text:style-name="T1">#var.paths:</text:span></text:p>
      <text:p text:style-name="Preformatted_20_Text"><text:bookmark text:name="LC172"/></text:p>
      <text:p text:style-name="Preformatted_20_Text"><text:bookmark text:name="LC173"/><text:s text:c="4"/><text:span text:style-name="T1"># Input configuration (advanced). Any input configuration option</text:span></text:p>
      <text:p text:style-name="Preformatted_20_Text"><text:bookmark text:name="LC174"/><text:s text:c="4"/><text:span text:style-name="T1"># can be added under this section.</text:span></text:p>
      <text:p text:style-name="Preformatted_20_Text"><text:bookmark text:name="LC175"/><text:s text:c="4"/><text:span text:style-name="T1">#input:</text:span></text:p>
      <text:p text:style-name="Preformatted_20_Text"><text:bookmark text:name="LC176"/></text:p>
      <text:p text:style-name="Preformatted_20_Text"><text:bookmark text:name="LC177"/><text:s text:c="2"/><text:span text:style-name="T1"># Error logs</text:span></text:p>
      <text:p text:style-name="Preformatted_20_Text"><text:bookmark text:name="LC178"/><text:soft-page-break/><text:s text:c="2"/><text:span text:style-name="T1">#error:</text:span></text:p>
      <text:p text:style-name="Preformatted_20_Text"><text:bookmark text:name="LC179"/><text:s text:c="4"/><text:span text:style-name="T1">#enabled: true</text:span></text:p>
      <text:p text:style-name="Preformatted_20_Text"><text:bookmark text:name="LC180"/></text:p>
      <text:p text:style-name="Preformatted_20_Text"><text:bookmark text:name="LC181"/><text:s text:c="4"/><text:span text:style-name="T1"># Set custom paths for the log files. If left empty,</text:span></text:p>
      <text:p text:style-name="Preformatted_20_Text"><text:bookmark text:name="LC182"/><text:s text:c="4"/><text:span text:style-name="T1"># Filebeat will choose the paths depending on your OS.</text:span></text:p>
      <text:p text:style-name="Preformatted_20_Text"><text:bookmark text:name="LC183"/><text:s text:c="4"/><text:span text:style-name="T1">#var.paths:</text:span></text:p>
      <text:p text:style-name="Preformatted_20_Text"><text:bookmark text:name="LC184"/></text:p>
      <text:p text:style-name="Preformatted_20_Text"><text:bookmark text:name="LC185"/><text:s text:c="4"/><text:span text:style-name="T1"># Input configuration (advanced). Any input configuration option</text:span></text:p>
      <text:p text:style-name="Preformatted_20_Text"><text:bookmark text:name="LC186"/><text:s text:c="4"/><text:span text:style-name="T1"># can be added under this section.</text:span></text:p>
      <text:p text:style-name="Preformatted_20_Text"><text:bookmark text:name="LC187"/><text:s text:c="4"/><text:span text:style-name="T1">#input:</text:span></text:p>
      <text:p text:style-name="Preformatted_20_Text"><text:bookmark text:name="LC188"/></text:p>
      <text:p text:style-name="P1"><text:bookmark text:name="LC189"/>#-------------------------------- Kafka Module --------------------------------</text:p>
      <text:p text:style-name="P1"><text:bookmark text:name="LC190"/>- module: kafka</text:p>
      <text:p text:style-name="Preformatted_20_Text"><text:bookmark text:name="LC191"/><text:s text:c="2"/><text:span text:style-name="T1"># All logs</text:span></text:p>
      <text:p text:style-name="Preformatted_20_Text"><text:bookmark text:name="LC192"/><text:s text:c="2"/><text:span text:style-name="T1">log:</text:span></text:p>
      <text:p text:style-name="Preformatted_20_Text"><text:bookmark text:name="LC193"/><text:s text:c="4"/><text:span text:style-name="T1">enabled: true</text:span></text:p>
      <text:p text:style-name="Preformatted_20_Text"><text:bookmark text:name="LC194"/></text:p>
      <text:p text:style-name="Preformatted_20_Text"><text:bookmark text:name="LC195"/><text:s text:c="4"/><text:span text:style-name="T1"># Set custom paths for Kafka. If left empty,</text:span></text:p>
      <text:p text:style-name="Preformatted_20_Text"><text:bookmark text:name="LC196"/><text:s text:c="4"/><text:span text:style-name="T1"># Filebeat will look under /opt.</text:span></text:p>
      <text:p text:style-name="Preformatted_20_Text"><text:bookmark text:name="LC197"/><text:s text:c="4"/><text:span text:style-name="T1">#var.kafka_home:</text:span></text:p>
      <text:p text:style-name="Preformatted_20_Text"><text:bookmark text:name="LC198"/></text:p>
      <text:p text:style-name="Preformatted_20_Text"><text:bookmark text:name="LC199"/><text:s text:c="4"/><text:span text:style-name="T1"># Set custom paths for the log files. If left empty,</text:span></text:p>
      <text:p text:style-name="Preformatted_20_Text"><text:bookmark text:name="LC200"/><text:s text:c="4"/><text:span text:style-name="T1"># Filebeat will choose the paths depending on your OS.</text:span></text:p>
      <text:p text:style-name="Preformatted_20_Text"><text:bookmark text:name="LC201"/><text:s text:c="4"/><text:span text:style-name="T1">#var.paths:</text:span></text:p>
      <text:p text:style-name="Preformatted_20_Text"><text:bookmark text:name="LC202"/></text:p>
      <text:p text:style-name="P1"><text:bookmark text:name="LC203"/>#-------------------------------- Kibana Module --------------------------------</text:p>
      <text:p text:style-name="P1"><text:bookmark text:name="LC204"/>- module: kibana</text:p>
      <text:p text:style-name="Preformatted_20_Text"><text:bookmark text:name="LC205"/><text:s text:c="2"/><text:span text:style-name="T1"># All logs</text:span></text:p>
      <text:p text:style-name="Preformatted_20_Text"><text:bookmark text:name="LC206"/><text:s text:c="2"/><text:span text:style-name="T1">log:</text:span></text:p>
      <text:p text:style-name="Preformatted_20_Text"><text:bookmark text:name="LC207"/><text:s text:c="4"/><text:span text:style-name="T1">enabled: true</text:span></text:p>
      <text:p text:style-name="Preformatted_20_Text"><text:bookmark text:name="LC208"/></text:p>
      <text:p text:style-name="Preformatted_20_Text"><text:bookmark text:name="LC209"/><text:s text:c="4"/><text:span text:style-name="T1"># Set custom paths for the log files. If left empty,</text:span></text:p>
      <text:p text:style-name="Preformatted_20_Text"><text:bookmark text:name="LC210"/><text:s text:c="4"/><text:span text:style-name="T1"># Filebeat will choose the paths depending on your OS.</text:span></text:p>
      <text:p text:style-name="Preformatted_20_Text"><text:bookmark text:name="LC211"/><text:s text:c="4"/><text:span text:style-name="T1">#var.paths:</text:span></text:p>
      <text:p text:style-name="Preformatted_20_Text"><text:bookmark text:name="LC212"/></text:p>
      <text:p text:style-name="P1"><text:bookmark text:name="LC213"/>#------------------------------- Logstash Module -------------------------------</text:p>
      <text:p text:style-name="P1"><text:bookmark text:name="LC214"/>#- module: logstash</text:p>
      <text:p text:style-name="Preformatted_20_Text"><text:bookmark text:name="LC215"/><text:s text:c="2"/><text:span text:style-name="T1"># logs</text:span></text:p>
      <text:p text:style-name="Preformatted_20_Text"><text:bookmark text:name="LC216"/><text:s text:c="2"/><text:span text:style-name="T1">#log:</text:span></text:p>
      <text:p text:style-name="Preformatted_20_Text"><text:bookmark text:name="LC217"/><text:s text:c="4"/><text:span text:style-name="T1">#enabled: true</text:span></text:p>
      <text:p text:style-name="Preformatted_20_Text"><text:bookmark text:name="LC218"/></text:p>
      <text:p text:style-name="Preformatted_20_Text"><text:bookmark text:name="LC219"/><text:s text:c="4"/><text:span text:style-name="T1"># Set custom paths for the log files. If left empty,</text:span></text:p>
      <text:p text:style-name="Preformatted_20_Text"><text:bookmark text:name="LC220"/><text:s text:c="4"/><text:span text:style-name="T1"># Filebeat will choose the paths depending on your OS.</text:span></text:p>
      <text:p text:style-name="Preformatted_20_Text"><text:bookmark text:name="LC221"/><text:s text:c="4"/><text:span text:style-name="T1"># var.paths:</text:span></text:p>
      <text:p text:style-name="Preformatted_20_Text"><text:bookmark text:name="LC222"/></text:p>
      <text:p text:style-name="Preformatted_20_Text"><text:bookmark text:name="LC223"/><text:s text:c="2"/><text:span text:style-name="T1"># Slow logs</text:span></text:p>
      <text:p text:style-name="Preformatted_20_Text"><text:bookmark text:name="LC224"/><text:s text:c="2"/><text:span text:style-name="T1">#slowlog:</text:span></text:p>
      <text:p text:style-name="Preformatted_20_Text"><text:bookmark text:name="LC225"/><text:s text:c="4"/><text:span text:style-name="T1">#enabled: true</text:span></text:p>
      <text:p text:style-name="Preformatted_20_Text"><text:bookmark text:name="LC226"/><text:s text:c="4"/><text:span text:style-name="T1"># Set custom paths for the log files. If left empty,</text:span></text:p>
      <text:p text:style-name="Preformatted_20_Text"><text:bookmark text:name="LC227"/><text:s text:c="4"/><text:span text:style-name="T1"># Filebeat will choose the paths depending on your OS.</text:span></text:p>
      <text:p text:style-name="Preformatted_20_Text"><text:bookmark text:name="LC228"/><text:s text:c="4"/><text:span text:style-name="T1">#var.paths:</text:span></text:p>
      <text:p text:style-name="Preformatted_20_Text"><text:bookmark text:name="LC229"/></text:p>
      <text:p text:style-name="P1"><text:bookmark text:name="LC230"/>#------------------------------- Mongodb Module -------------------------------</text:p>
      <text:p text:style-name="P1"><text:bookmark text:name="LC231"/>#- module: mongodb</text:p>
      <text:p text:style-name="Preformatted_20_Text"><text:bookmark text:name="LC232"/><text:s text:c="2"/><text:span text:style-name="T1"># Logs</text:span></text:p>
      <text:p text:style-name="Preformatted_20_Text"><text:bookmark text:name="LC233"/><text:s text:c="2"/><text:span text:style-name="T1">#log:</text:span></text:p>
      <text:p text:style-name="Preformatted_20_Text"><text:bookmark text:name="LC234"/><text:s text:c="4"/><text:span text:style-name="T1">#enabled: true</text:span></text:p>
      <text:p text:style-name="Preformatted_20_Text"><text:bookmark text:name="LC235"/></text:p>
      <text:p text:style-name="Preformatted_20_Text"><text:bookmark text:name="LC236"/><text:s text:c="4"/><text:span text:style-name="T1"># Set custom paths for the log files. If left empty,</text:span></text:p>
      <text:p text:style-name="Preformatted_20_Text"><text:bookmark text:name="LC237"/><text:soft-page-break/><text:s text:c="4"/><text:span text:style-name="T1"># Filebeat will choose the paths depending on your OS.</text:span></text:p>
      <text:p text:style-name="Preformatted_20_Text"><text:bookmark text:name="LC238"/><text:s text:c="4"/><text:span text:style-name="T1">#var.paths:</text:span></text:p>
      <text:p text:style-name="Preformatted_20_Text"><text:bookmark text:name="LC239"/></text:p>
      <text:p text:style-name="Preformatted_20_Text"><text:bookmark text:name="LC240"/><text:s text:c="4"/><text:span text:style-name="T1"># Input configuration (advanced). Any input configuration option</text:span></text:p>
      <text:p text:style-name="Preformatted_20_Text"><text:bookmark text:name="LC241"/><text:s text:c="4"/><text:span text:style-name="T1"># can be added under this section.</text:span></text:p>
      <text:p text:style-name="Preformatted_20_Text"><text:bookmark text:name="LC242"/><text:s text:c="4"/><text:span text:style-name="T1">#input:</text:span></text:p>
      <text:p text:style-name="Preformatted_20_Text"><text:bookmark text:name="LC243"/></text:p>
      <text:p text:style-name="P1"><text:bookmark text:name="LC244"/>#-------------------------------- MySQL Module --------------------------------</text:p>
      <text:p text:style-name="P1"><text:bookmark text:name="LC245"/>#- module: mysql</text:p>
      <text:p text:style-name="Preformatted_20_Text"><text:bookmark text:name="LC246"/><text:s text:c="2"/><text:span text:style-name="T1"># Error logs</text:span></text:p>
      <text:p text:style-name="Preformatted_20_Text"><text:bookmark text:name="LC247"/><text:s text:c="2"/><text:span text:style-name="T1">#error:</text:span></text:p>
      <text:p text:style-name="Preformatted_20_Text"><text:bookmark text:name="LC248"/><text:s text:c="4"/><text:span text:style-name="T1">#enabled: true</text:span></text:p>
      <text:p text:style-name="Preformatted_20_Text"><text:bookmark text:name="LC249"/></text:p>
      <text:p text:style-name="Preformatted_20_Text"><text:bookmark text:name="LC250"/><text:s text:c="4"/><text:span text:style-name="T1"># Set custom paths for the log files. If left empty,</text:span></text:p>
      <text:p text:style-name="Preformatted_20_Text"><text:bookmark text:name="LC251"/><text:s text:c="4"/><text:span text:style-name="T1"># Filebeat will choose the paths depending on your OS.</text:span></text:p>
      <text:p text:style-name="Preformatted_20_Text"><text:bookmark text:name="LC252"/><text:s text:c="4"/><text:span text:style-name="T1">#var.paths:</text:span></text:p>
      <text:p text:style-name="Preformatted_20_Text"><text:bookmark text:name="LC253"/></text:p>
      <text:p text:style-name="Preformatted_20_Text"><text:bookmark text:name="LC254"/><text:s text:c="4"/><text:span text:style-name="T1"># Input configuration (advanced). Any input configuration option</text:span></text:p>
      <text:p text:style-name="Preformatted_20_Text"><text:bookmark text:name="LC255"/><text:s text:c="4"/><text:span text:style-name="T1"># can be added under this section.</text:span></text:p>
      <text:p text:style-name="Preformatted_20_Text"><text:bookmark text:name="LC256"/><text:s text:c="4"/><text:span text:style-name="T1">#input:</text:span></text:p>
      <text:p text:style-name="Preformatted_20_Text"><text:bookmark text:name="LC257"/></text:p>
      <text:p text:style-name="Preformatted_20_Text"><text:bookmark text:name="LC258"/><text:s text:c="2"/><text:span text:style-name="T1"># Slow logs</text:span></text:p>
      <text:p text:style-name="Preformatted_20_Text"><text:bookmark text:name="LC259"/><text:s text:c="2"/><text:span text:style-name="T1">#slowlog:</text:span></text:p>
      <text:p text:style-name="Preformatted_20_Text"><text:bookmark text:name="LC260"/><text:s text:c="4"/><text:span text:style-name="T1">#enabled: true</text:span></text:p>
      <text:p text:style-name="Preformatted_20_Text"><text:bookmark text:name="LC261"/></text:p>
      <text:p text:style-name="Preformatted_20_Text"><text:bookmark text:name="LC262"/><text:s text:c="4"/><text:span text:style-name="T1"># Set custom paths for the log files. If left empty,</text:span></text:p>
      <text:p text:style-name="Preformatted_20_Text"><text:bookmark text:name="LC263"/><text:s text:c="4"/><text:span text:style-name="T1"># Filebeat will choose the paths depending on your OS.</text:span></text:p>
      <text:p text:style-name="Preformatted_20_Text"><text:bookmark text:name="LC264"/><text:s text:c="4"/><text:span text:style-name="T1">#var.paths:</text:span></text:p>
      <text:p text:style-name="Preformatted_20_Text"><text:bookmark text:name="LC265"/></text:p>
      <text:p text:style-name="Preformatted_20_Text"><text:bookmark text:name="LC266"/><text:s text:c="4"/><text:span text:style-name="T1"># Input configuration (advanced). Any input configuration option</text:span></text:p>
      <text:p text:style-name="Preformatted_20_Text"><text:bookmark text:name="LC267"/><text:s text:c="4"/><text:span text:style-name="T1"># can be added under this section.</text:span></text:p>
      <text:p text:style-name="Preformatted_20_Text"><text:bookmark text:name="LC268"/><text:s text:c="4"/><text:span text:style-name="T1">#input:</text:span></text:p>
      <text:p text:style-name="Preformatted_20_Text"><text:bookmark text:name="LC269"/></text:p>
      <text:p text:style-name="P1"><text:bookmark text:name="LC270"/>#--------------------------------- Nats Module ---------------------------------</text:p>
      <text:p text:style-name="P1"><text:bookmark text:name="LC271"/>- module: nats</text:p>
      <text:p text:style-name="Preformatted_20_Text"><text:bookmark text:name="LC272"/><text:s text:c="2"/><text:span text:style-name="T1"># All logs</text:span></text:p>
      <text:p text:style-name="Preformatted_20_Text"><text:bookmark text:name="LC273"/><text:s text:c="2"/><text:span text:style-name="T1">log:</text:span></text:p>
      <text:p text:style-name="Preformatted_20_Text"><text:bookmark text:name="LC274"/><text:s text:c="4"/><text:span text:style-name="T1">enabled: true</text:span></text:p>
      <text:p text:style-name="Preformatted_20_Text"><text:bookmark text:name="LC275"/></text:p>
      <text:p text:style-name="Preformatted_20_Text"><text:bookmark text:name="LC276"/><text:s text:c="4"/><text:span text:style-name="T1"># Set custom paths for the log files. If left empty,</text:span></text:p>
      <text:p text:style-name="Preformatted_20_Text"><text:bookmark text:name="LC277"/><text:s text:c="4"/><text:span text:style-name="T1"># Filebeat will choose the paths depending on your OS.</text:span></text:p>
      <text:p text:style-name="Preformatted_20_Text"><text:bookmark text:name="LC278"/><text:s text:c="4"/><text:span text:style-name="T1">#var.paths:</text:span></text:p>
      <text:p text:style-name="Preformatted_20_Text"><text:bookmark text:name="LC279"/></text:p>
      <text:p text:style-name="P1"><text:bookmark text:name="LC280"/>#-------------------------------- Nginx Module --------------------------------</text:p>
      <text:p text:style-name="P1"><text:bookmark text:name="LC281"/>#- module: nginx</text:p>
      <text:p text:style-name="Preformatted_20_Text"><text:bookmark text:name="LC282"/><text:s text:c="2"/><text:span text:style-name="T1"># Access logs</text:span></text:p>
      <text:p text:style-name="Preformatted_20_Text"><text:bookmark text:name="LC283"/><text:s text:c="2"/><text:span text:style-name="T1">#access:</text:span></text:p>
      <text:p text:style-name="Preformatted_20_Text"><text:bookmark text:name="LC284"/><text:s text:c="4"/><text:span text:style-name="T1">#enabled: true</text:span></text:p>
      <text:p text:style-name="Preformatted_20_Text"><text:bookmark text:name="LC285"/></text:p>
      <text:p text:style-name="Preformatted_20_Text"><text:bookmark text:name="LC286"/><text:s text:c="4"/><text:span text:style-name="T1"># Set custom paths for the log files. If left empty,</text:span></text:p>
      <text:p text:style-name="Preformatted_20_Text"><text:bookmark text:name="LC287"/><text:s text:c="4"/><text:span text:style-name="T1"># Filebeat will choose the paths depending on your OS.</text:span></text:p>
      <text:p text:style-name="Preformatted_20_Text"><text:bookmark text:name="LC288"/><text:s text:c="4"/><text:span text:style-name="T1">#var.paths:</text:span></text:p>
      <text:p text:style-name="Preformatted_20_Text"><text:bookmark text:name="LC289"/></text:p>
      <text:p text:style-name="Preformatted_20_Text"><text:bookmark text:name="LC290"/><text:s text:c="4"/><text:span text:style-name="T1"># Input configuration (advanced). Any input configuration option</text:span></text:p>
      <text:p text:style-name="Preformatted_20_Text"><text:bookmark text:name="LC291"/><text:s text:c="4"/><text:span text:style-name="T1"># can be added under this section.</text:span></text:p>
      <text:p text:style-name="Preformatted_20_Text"><text:bookmark text:name="LC292"/><text:s text:c="4"/><text:span text:style-name="T1">#input:</text:span></text:p>
      <text:p text:style-name="Preformatted_20_Text"><text:bookmark text:name="LC293"/></text:p>
      <text:p text:style-name="Preformatted_20_Text"><text:bookmark text:name="LC294"/><text:s text:c="2"/><text:span text:style-name="T1"># Error logs</text:span></text:p>
      <text:p text:style-name="Preformatted_20_Text"><text:bookmark text:name="LC295"/><text:s text:c="2"/><text:span text:style-name="T1">#error:</text:span></text:p>
      <text:p text:style-name="Preformatted_20_Text"><text:bookmark text:name="LC296"/><text:soft-page-break/><text:s text:c="4"/><text:span text:style-name="T1">#enabled: true</text:span></text:p>
      <text:p text:style-name="Preformatted_20_Text"><text:bookmark text:name="LC297"/></text:p>
      <text:p text:style-name="Preformatted_20_Text"><text:bookmark text:name="LC298"/><text:s text:c="4"/><text:span text:style-name="T1"># Set custom paths for the log files. If left empty,</text:span></text:p>
      <text:p text:style-name="Preformatted_20_Text"><text:bookmark text:name="LC299"/><text:s text:c="4"/><text:span text:style-name="T1"># Filebeat will choose the paths depending on your OS.</text:span></text:p>
      <text:p text:style-name="Preformatted_20_Text"><text:bookmark text:name="LC300"/><text:s text:c="4"/><text:span text:style-name="T1">#var.paths:</text:span></text:p>
      <text:p text:style-name="Preformatted_20_Text"><text:bookmark text:name="LC301"/></text:p>
      <text:p text:style-name="Preformatted_20_Text"><text:bookmark text:name="LC302"/><text:s text:c="4"/><text:span text:style-name="T1"># Input configuration (advanced). Any input configuration option</text:span></text:p>
      <text:p text:style-name="Preformatted_20_Text"><text:bookmark text:name="LC303"/><text:s text:c="4"/><text:span text:style-name="T1"># can be added under this section.</text:span></text:p>
      <text:p text:style-name="Preformatted_20_Text"><text:bookmark text:name="LC304"/><text:s text:c="4"/><text:span text:style-name="T1">#input:</text:span></text:p>
      <text:p text:style-name="Preformatted_20_Text"><text:bookmark text:name="LC305"/></text:p>
      <text:p text:style-name="P1"><text:bookmark text:name="LC306"/>#------------------------------- Osquery Module -------------------------------</text:p>
      <text:p text:style-name="P1"><text:bookmark text:name="LC307"/>- module: osquery</text:p>
      <text:p text:style-name="Preformatted_20_Text"><text:bookmark text:name="LC308"/><text:s text:c="2"/><text:span text:style-name="T1">result:</text:span></text:p>
      <text:p text:style-name="Preformatted_20_Text"><text:bookmark text:name="LC309"/><text:s text:c="4"/><text:span text:style-name="T1">enabled: true</text:span></text:p>
      <text:p text:style-name="Preformatted_20_Text"><text:bookmark text:name="LC310"/></text:p>
      <text:p text:style-name="Preformatted_20_Text"><text:bookmark text:name="LC311"/><text:s text:c="4"/><text:span text:style-name="T1"># Set custom paths for the log files. If left empty,</text:span></text:p>
      <text:p text:style-name="Preformatted_20_Text"><text:bookmark text:name="LC312"/><text:s text:c="4"/><text:span text:style-name="T1"># Filebeat will choose the paths depending on your OS.</text:span></text:p>
      <text:p text:style-name="Preformatted_20_Text"><text:bookmark text:name="LC313"/><text:s text:c="4"/><text:span text:style-name="T1">#var.paths:</text:span></text:p>
      <text:p text:style-name="Preformatted_20_Text"><text:bookmark text:name="LC314"/></text:p>
      <text:p text:style-name="Preformatted_20_Text"><text:bookmark text:name="LC315"/><text:s text:c="4"/><text:span text:style-name="T1"># If true, all fields created by this module are prefixed with</text:span></text:p>
      <text:p text:style-name="Preformatted_20_Text"><text:bookmark text:name="LC316"/><text:s text:c="4"/><text:span text:style-name="T1"># `osquery.result`. Set to false to copy the fields in the root</text:span></text:p>
      <text:p text:style-name="Preformatted_20_Text"><text:bookmark text:name="LC317"/><text:s text:c="4"/><text:span text:style-name="T1"># of the document. The default is true.</text:span></text:p>
      <text:p text:style-name="Preformatted_20_Text"><text:bookmark text:name="LC318"/><text:s text:c="4"/><text:span text:style-name="T1">#var.use_namespace: true</text:span></text:p>
      <text:p text:style-name="Preformatted_20_Text"><text:bookmark text:name="LC319"/></text:p>
      <text:p text:style-name="P1"><text:bookmark text:name="LC320"/>#------------------------------ PostgreSQL Module ------------------------------</text:p>
      <text:p text:style-name="P1"><text:bookmark text:name="LC321"/>#- module: postgresql</text:p>
      <text:p text:style-name="Preformatted_20_Text"><text:bookmark text:name="LC322"/><text:s text:c="2"/><text:span text:style-name="T1"># Logs</text:span></text:p>
      <text:p text:style-name="Preformatted_20_Text"><text:bookmark text:name="LC323"/><text:s text:c="2"/><text:span text:style-name="T1">#log:</text:span></text:p>
      <text:p text:style-name="Preformatted_20_Text"><text:bookmark text:name="LC324"/><text:s text:c="4"/><text:span text:style-name="T1">#enabled: true</text:span></text:p>
      <text:p text:style-name="Preformatted_20_Text"><text:bookmark text:name="LC325"/></text:p>
      <text:p text:style-name="Preformatted_20_Text"><text:bookmark text:name="LC326"/><text:s text:c="4"/><text:span text:style-name="T1"># Set custom paths for the log files. If left empty,</text:span></text:p>
      <text:p text:style-name="Preformatted_20_Text"><text:bookmark text:name="LC327"/><text:s text:c="4"/><text:span text:style-name="T1"># Filebeat will choose the paths depending on your OS.</text:span></text:p>
      <text:p text:style-name="Preformatted_20_Text"><text:bookmark text:name="LC328"/><text:s text:c="4"/><text:span text:style-name="T1">#var.paths:</text:span></text:p>
      <text:p text:style-name="Preformatted_20_Text"><text:bookmark text:name="LC329"/></text:p>
      <text:p text:style-name="Preformatted_20_Text"><text:bookmark text:name="LC330"/><text:s text:c="4"/><text:span text:style-name="T1"># Input configuration (advanced). Any input configuration option</text:span></text:p>
      <text:p text:style-name="Preformatted_20_Text"><text:bookmark text:name="LC331"/><text:s text:c="4"/><text:span text:style-name="T1"># can be added under this section.</text:span></text:p>
      <text:p text:style-name="Preformatted_20_Text"><text:bookmark text:name="LC332"/><text:s text:c="4"/><text:span text:style-name="T1">#input:</text:span></text:p>
      <text:p text:style-name="Preformatted_20_Text"><text:bookmark text:name="LC333"/></text:p>
      <text:p text:style-name="P1"><text:bookmark text:name="LC334"/>#-------------------------------- Redis Module --------------------------------</text:p>
      <text:p text:style-name="P1"><text:bookmark text:name="LC335"/>#- module: redis</text:p>
      <text:p text:style-name="Preformatted_20_Text"><text:bookmark text:name="LC336"/><text:s text:c="2"/><text:span text:style-name="T1"># Main logs</text:span></text:p>
      <text:p text:style-name="Preformatted_20_Text"><text:bookmark text:name="LC337"/><text:s text:c="2"/><text:span text:style-name="T1">#log:</text:span></text:p>
      <text:p text:style-name="Preformatted_20_Text"><text:bookmark text:name="LC338"/><text:s text:c="4"/><text:span text:style-name="T1">#enabled: true</text:span></text:p>
      <text:p text:style-name="Preformatted_20_Text"><text:bookmark text:name="LC339"/></text:p>
      <text:p text:style-name="Preformatted_20_Text"><text:bookmark text:name="LC340"/><text:s text:c="4"/><text:span text:style-name="T1"># Set custom paths for the log files. If left empty,</text:span></text:p>
      <text:p text:style-name="Preformatted_20_Text"><text:bookmark text:name="LC341"/><text:s text:c="4"/><text:span text:style-name="T1"># Filebeat will choose the paths depending on your OS.</text:span></text:p>
      <text:p text:style-name="Preformatted_20_Text"><text:bookmark text:name="LC342"/><text:s text:c="4"/><text:span text:style-name="T1">#var.paths: ["/var/log/redis/redis-server.log*"]</text:span></text:p>
      <text:p text:style-name="Preformatted_20_Text"><text:bookmark text:name="LC343"/></text:p>
      <text:p text:style-name="Preformatted_20_Text"><text:bookmark text:name="LC344"/><text:s text:c="2"/><text:span text:style-name="T1"># Slow logs, retrieved via the Redis API (SLOWLOG)</text:span></text:p>
      <text:p text:style-name="Preformatted_20_Text"><text:bookmark text:name="LC345"/><text:s text:c="2"/><text:span text:style-name="T1">#slowlog:</text:span></text:p>
      <text:p text:style-name="Preformatted_20_Text"><text:bookmark text:name="LC346"/><text:s text:c="4"/><text:span text:style-name="T1">#enabled: true</text:span></text:p>
      <text:p text:style-name="Preformatted_20_Text"><text:bookmark text:name="LC347"/></text:p>
      <text:p text:style-name="Preformatted_20_Text"><text:bookmark text:name="LC348"/><text:s text:c="4"/><text:span text:style-name="T1"># The Redis hosts to connect to.</text:span></text:p>
      <text:p text:style-name="Preformatted_20_Text"><text:bookmark text:name="LC349"/><text:s text:c="4"/><text:span text:style-name="T1">#var.hosts: ["localhost:6379"]</text:span></text:p>
      <text:p text:style-name="Preformatted_20_Text"><text:bookmark text:name="LC350"/></text:p>
      <text:p text:style-name="Preformatted_20_Text"><text:bookmark text:name="LC351"/><text:s text:c="4"/><text:span text:style-name="T1"># Optional, the password to use when connecting to Redis.</text:span></text:p>
      <text:p text:style-name="Preformatted_20_Text"><text:bookmark text:name="LC352"/><text:s text:c="4"/><text:span text:style-name="T1">#var.password:</text:span></text:p>
      <text:p text:style-name="Preformatted_20_Text"><text:bookmark text:name="LC353"/></text:p>
      <text:p text:style-name="P1"><text:bookmark text:name="LC354"/>#----------------------------- Google Santa Module -----------------------------</text:p>
      <text:p text:style-name="P1"><text:bookmark text:name="LC355"/><text:soft-page-break/>- module: santa</text:p>
      <text:p text:style-name="Preformatted_20_Text"><text:bookmark text:name="LC356"/><text:s text:c="2"/><text:span text:style-name="T1">log:</text:span></text:p>
      <text:p text:style-name="Preformatted_20_Text"><text:bookmark text:name="LC357"/><text:s text:c="4"/><text:span text:style-name="T1">enabled: true</text:span></text:p>
      <text:p text:style-name="Preformatted_20_Text"><text:bookmark text:name="LC358"/><text:s text:c="4"/><text:span text:style-name="T1"># Set custom paths for the log files. If left empty,</text:span></text:p>
      <text:p text:style-name="Preformatted_20_Text"><text:bookmark text:name="LC359"/><text:s text:c="4"/><text:span text:style-name="T1"># Filebeat will choose the the default path.</text:span></text:p>
      <text:p text:style-name="Preformatted_20_Text"><text:bookmark text:name="LC360"/><text:s text:c="4"/><text:span text:style-name="T1">#var.paths:</text:span></text:p>
      <text:p text:style-name="Preformatted_20_Text"><text:bookmark text:name="LC361"/></text:p>
      <text:p text:style-name="P1"><text:bookmark text:name="LC362"/>#------------------------------- Traefik Module -------------------------------</text:p>
      <text:p text:style-name="P1"><text:bookmark text:name="LC363"/>#- module: traefik</text:p>
      <text:p text:style-name="Preformatted_20_Text"><text:bookmark text:name="LC364"/><text:s text:c="2"/><text:span text:style-name="T1"># Access logs</text:span></text:p>
      <text:p text:style-name="Preformatted_20_Text"><text:bookmark text:name="LC365"/><text:s text:c="2"/><text:span text:style-name="T1">#access:</text:span></text:p>
      <text:p text:style-name="Preformatted_20_Text"><text:bookmark text:name="LC366"/><text:s text:c="4"/><text:span text:style-name="T1">#enabled: true</text:span></text:p>
      <text:p text:style-name="Preformatted_20_Text"><text:bookmark text:name="LC367"/></text:p>
      <text:p text:style-name="Preformatted_20_Text"><text:bookmark text:name="LC368"/><text:s text:c="4"/><text:span text:style-name="T1"># Set custom paths for the log files. If left empty,</text:span></text:p>
      <text:p text:style-name="Preformatted_20_Text"><text:bookmark text:name="LC369"/><text:s text:c="4"/><text:span text:style-name="T1"># Filebeat will choose the paths depending on your OS.</text:span></text:p>
      <text:p text:style-name="Preformatted_20_Text"><text:bookmark text:name="LC370"/><text:s text:c="4"/><text:span text:style-name="T1">#var.paths:</text:span></text:p>
      <text:p text:style-name="Preformatted_20_Text"><text:bookmark text:name="LC371"/></text:p>
      <text:p text:style-name="Preformatted_20_Text"><text:bookmark text:name="LC372"/><text:s text:c="4"/><text:span text:style-name="T1"># Input configuration (advanced). Any input configuration option</text:span></text:p>
      <text:p text:style-name="Preformatted_20_Text"><text:bookmark text:name="LC373"/><text:s text:c="4"/><text:span text:style-name="T1"># can be added under this section.</text:span></text:p>
      <text:p text:style-name="Preformatted_20_Text"><text:bookmark text:name="LC374"/><text:s text:c="4"/><text:span text:style-name="T1">#input:</text:span></text:p>
      <text:p text:style-name="Preformatted_20_Text"><text:bookmark text:name="LC375"/></text:p>
      <text:p text:style-name="Preformatted_20_Text"><text:bookmark text:name="LC376"/></text:p>
      <text:p text:style-name="P1"><text:bookmark text:name="LC377"/>#=========================== Filebeat inputs =============================</text:p>
      <text:p text:style-name="Preformatted_20_Text"><text:bookmark text:name="LC378"/></text:p>
      <text:p text:style-name="P1"><text:bookmark text:name="LC379"/># List of inputs to fetch data.</text:p>
      <text:p text:style-name="P1"><text:bookmark text:name="LC380"/>filebeat.inputs:</text:p>
      <text:p text:style-name="P1"><text:bookmark text:name="LC381"/># Each - is an input. Most options can be set at the input level, so</text:p>
      <text:p text:style-name="P1"><text:bookmark text:name="LC382"/># you can use different inputs for various configurations.</text:p>
      <text:p text:style-name="P1"><text:bookmark text:name="LC383"/># Below are the input specific configurations.</text:p>
      <text:p text:style-name="Preformatted_20_Text"><text:bookmark text:name="LC384"/></text:p>
      <text:p text:style-name="P1"><text:bookmark text:name="LC385"/># Type of the files. Based on this the way the file is read is decided.</text:p>
      <text:p text:style-name="P1"><text:bookmark text:name="LC386"/># The different types cannot be mixed in one input</text:p>
      <text:p text:style-name="P1"><text:bookmark text:name="LC387"/>#</text:p>
      <text:p text:style-name="P1"><text:bookmark text:name="LC388"/># Possible options are:</text:p>
      <text:p text:style-name="P1"><text:bookmark text:name="LC389"/># * log: Reads every line of the log file (default)</text:p>
      <text:p text:style-name="P1"><text:bookmark text:name="LC390"/># * stdin: Reads the standard in</text:p>
      <text:p text:style-name="Preformatted_20_Text"><text:bookmark text:name="LC391"/></text:p>
      <text:p text:style-name="P1"><text:bookmark text:name="LC392"/>#------------------------------ Log input --------------------------------</text:p>
      <text:p text:style-name="P1"><text:bookmark text:name="LC393"/>- type: log</text:p>
      <text:p text:style-name="Preformatted_20_Text"><text:bookmark text:name="LC394"/></text:p>
      <text:p text:style-name="Preformatted_20_Text"><text:bookmark text:name="LC395"/><text:s text:c="2"/><text:span text:style-name="T1"># Change to true to enable this input configuration.</text:span></text:p>
      <text:p text:style-name="Preformatted_20_Text"><text:bookmark text:name="LC396"/><text:s text:c="2"/><text:span text:style-name="T1">enabled: false</text:span></text:p>
      <text:p text:style-name="Preformatted_20_Text"><text:bookmark text:name="LC397"/></text:p>
      <text:p text:style-name="Preformatted_20_Text"><text:bookmark text:name="LC398"/><text:s text:c="2"/><text:span text:style-name="T1"># Paths that should be crawled and fetched. Glob based paths.</text:span></text:p>
      <text:p text:style-name="Preformatted_20_Text"><text:bookmark text:name="LC399"/><text:s text:c="2"/><text:span text:style-name="T1"># To fetch all ".log" files from a specific level of subdirectories</text:span></text:p>
      <text:p text:style-name="Preformatted_20_Text"><text:bookmark text:name="LC400"/><text:s text:c="2"/><text:span text:style-name="T1"># /var/log/*/*.log can be used.</text:span></text:p>
      <text:p text:style-name="Preformatted_20_Text"><text:bookmark text:name="LC401"/><text:s text:c="2"/><text:span text:style-name="T1"># For each file found under this path, a harvester is started.</text:span></text:p>
      <text:p text:style-name="Preformatted_20_Text"><text:bookmark text:name="LC402"/><text:s text:c="2"/><text:span text:style-name="T1"># Make sure not file is defined twice as this can lead to unexpected behaviour.</text:span></text:p>
      <text:p text:style-name="Preformatted_20_Text"><text:bookmark text:name="LC403"/><text:s text:c="2"/><text:span text:style-name="T1">paths:</text:span></text:p>
      <text:p text:style-name="Preformatted_20_Text"><text:bookmark text:name="LC404"/><text:s text:c="4"/><text:span text:style-name="T1">- /var/log/*.log</text:span></text:p>
      <text:p text:style-name="Preformatted_20_Text"><text:bookmark text:name="LC405"/><text:s text:c="4"/><text:span text:style-name="T1">#- c:\programdata\elasticsearch\logs\*</text:span></text:p>
      <text:p text:style-name="Preformatted_20_Text"><text:bookmark text:name="LC406"/></text:p>
      <text:p text:style-name="Preformatted_20_Text"><text:bookmark text:name="LC407"/><text:s text:c="2"/><text:span text:style-name="T1"># Configure the file encoding for reading files with international characters</text:span></text:p>
      <text:p text:style-name="Preformatted_20_Text"><text:bookmark text:name="LC408"/><text:s text:c="2"/><text:span text:style-name="T1"># following the W3C recommendation for HTML5 (http://www.w3.org/TR/encoding).</text:span></text:p>
      <text:p text:style-name="Preformatted_20_Text"><text:bookmark text:name="LC409"/><text:s text:c="2"/><text:span text:style-name="T1"># Some sample encodings:</text:span></text:p>
      <text:p text:style-name="Preformatted_20_Text"><text:bookmark text:name="LC410"/><text:s text:c="2"/><text:span text:style-name="T1"># <text:s text:c="2"/>plain, utf-8, utf-16be-bom, utf-16be, utf-16le, big5, gb18030, gbk,</text:span></text:p>
      <text:p text:style-name="Preformatted_20_Text"><text:bookmark text:name="LC411"/><text:s text:c="2"/><text:span text:style-name="T1"># <text:s text:c="3"/>hz-gb-2312, euc-kr, euc-jp, iso-2022-jp, shift-jis, ...</text:span></text:p>
      <text:p text:style-name="Preformatted_20_Text"><text:bookmark text:name="LC412"/><text:s text:c="2"/><text:span text:style-name="T1">#encoding: plain</text:span></text:p>
      <text:p text:style-name="Preformatted_20_Text"><text:bookmark text:name="LC413"/></text:p>
      <text:p text:style-name="Preformatted_20_Text"><text:bookmark text:name="LC414"/><text:soft-page-break/></text:p>
      <text:p text:style-name="Preformatted_20_Text"><text:bookmark text:name="LC415"/><text:s text:c="2"/><text:span text:style-name="T1"># Exclude lines. A list of regular expressions to match. It drops the lines that are</text:span></text:p>
      <text:p text:style-name="Preformatted_20_Text"><text:bookmark text:name="LC416"/><text:s text:c="2"/><text:span text:style-name="T1"># matching any regular expression from the list. The include_lines is called before</text:span></text:p>
      <text:p text:style-name="Preformatted_20_Text"><text:bookmark text:name="LC417"/><text:s text:c="2"/><text:span text:style-name="T1"># exclude_lines. By default, no lines are dropped.</text:span></text:p>
      <text:p text:style-name="Preformatted_20_Text"><text:bookmark text:name="LC418"/><text:s text:c="2"/><text:span text:style-name="T1">#exclude_lines: ['^DBG']</text:span></text:p>
      <text:p text:style-name="Preformatted_20_Text"><text:bookmark text:name="LC419"/></text:p>
      <text:p text:style-name="Preformatted_20_Text"><text:bookmark text:name="LC420"/><text:s text:c="2"/><text:span text:style-name="T1"># Include lines. A list of regular expressions to match. It exports the lines that are</text:span></text:p>
      <text:p text:style-name="Preformatted_20_Text"><text:bookmark text:name="LC421"/><text:s text:c="2"/><text:span text:style-name="T1"># matching any regular expression from the list. The include_lines is called before</text:span></text:p>
      <text:p text:style-name="Preformatted_20_Text"><text:bookmark text:name="LC422"/><text:s text:c="2"/><text:span text:style-name="T1"># exclude_lines. By default, all the lines are exported.</text:span></text:p>
      <text:p text:style-name="Preformatted_20_Text"><text:bookmark text:name="LC423"/><text:s text:c="2"/><text:span text:style-name="T1">#include_lines: ['^ERR', '^WARN']</text:span></text:p>
      <text:p text:style-name="Preformatted_20_Text"><text:bookmark text:name="LC424"/></text:p>
      <text:p text:style-name="Preformatted_20_Text"><text:bookmark text:name="LC425"/><text:s text:c="2"/><text:span text:style-name="T1"># Exclude files. A list of regular expressions to match. Filebeat drops the files that</text:span></text:p>
      <text:p text:style-name="Preformatted_20_Text"><text:bookmark text:name="LC426"/><text:s text:c="2"/><text:span text:style-name="T1"># are matching any regular expression from the list. By default, no files are dropped.</text:span></text:p>
      <text:p text:style-name="Preformatted_20_Text"><text:bookmark text:name="LC427"/><text:s text:c="2"/><text:span text:style-name="T1">#exclude_files: ['.gz$']</text:span></text:p>
      <text:p text:style-name="Preformatted_20_Text"><text:bookmark text:name="LC428"/></text:p>
      <text:p text:style-name="Preformatted_20_Text"><text:bookmark text:name="LC429"/><text:s text:c="2"/><text:span text:style-name="T1"># Optional additional fields. These fields can be freely picked</text:span></text:p>
      <text:p text:style-name="Preformatted_20_Text"><text:bookmark text:name="LC430"/><text:s text:c="2"/><text:span text:style-name="T1"># to add additional information to the crawled log files for filtering</text:span></text:p>
      <text:p text:style-name="Preformatted_20_Text"><text:bookmark text:name="LC431"/><text:s text:c="2"/><text:span text:style-name="T1">#fields:</text:span></text:p>
      <text:p text:style-name="Preformatted_20_Text"><text:bookmark text:name="LC432"/><text:s text:c="2"/><text:span text:style-name="T1"># <text:s/>level: debug</text:span></text:p>
      <text:p text:style-name="Preformatted_20_Text"><text:bookmark text:name="LC433"/><text:s text:c="2"/><text:span text:style-name="T1"># <text:s/>review: 1</text:span></text:p>
      <text:p text:style-name="Preformatted_20_Text"><text:bookmark text:name="LC434"/></text:p>
      <text:p text:style-name="Preformatted_20_Text"><text:bookmark text:name="LC435"/><text:s text:c="2"/><text:span text:style-name="T1"># Set to true to store the additional fields as top level fields instead</text:span></text:p>
      <text:p text:style-name="Preformatted_20_Text"><text:bookmark text:name="LC436"/><text:s text:c="2"/><text:span text:style-name="T1"># of under the "fields" sub-dictionary. In case of name conflicts with the</text:span></text:p>
      <text:p text:style-name="Preformatted_20_Text"><text:bookmark text:name="LC437"/><text:s text:c="2"/><text:span text:style-name="T1"># fields added by Filebeat itself, the custom fields overwrite the default</text:span></text:p>
      <text:p text:style-name="Preformatted_20_Text"><text:bookmark text:name="LC438"/><text:s text:c="2"/><text:span text:style-name="T1"># fields.</text:span></text:p>
      <text:p text:style-name="Preformatted_20_Text"><text:bookmark text:name="LC439"/><text:s text:c="2"/><text:span text:style-name="T1">#fields_under_root: false</text:span></text:p>
      <text:p text:style-name="Preformatted_20_Text"><text:bookmark text:name="LC440"/></text:p>
      <text:p text:style-name="Preformatted_20_Text"><text:bookmark text:name="LC441"/><text:s text:c="2"/><text:span text:style-name="T1"># Set to true to publish fields with null values in events.</text:span></text:p>
      <text:p text:style-name="Preformatted_20_Text"><text:bookmark text:name="LC442"/><text:s text:c="2"/><text:span text:style-name="T1">#keep_null: false</text:span></text:p>
      <text:p text:style-name="Preformatted_20_Text"><text:bookmark text:name="LC443"/></text:p>
      <text:p text:style-name="Preformatted_20_Text"><text:bookmark text:name="LC444"/><text:s text:c="2"/><text:span text:style-name="T1"># Ignore files which were modified more then the defined timespan in the past.</text:span></text:p>
      <text:p text:style-name="Preformatted_20_Text"><text:bookmark text:name="LC445"/><text:s text:c="2"/><text:span text:style-name="T1"># ignore_older is disabled by default, so no files are ignored by setting it to 0.</text:span></text:p>
      <text:p text:style-name="Preformatted_20_Text"><text:bookmark text:name="LC446"/><text:s text:c="2"/><text:span text:style-name="T1"># Time strings like 2h (2 hours), 5m (5 minutes) can be used.</text:span></text:p>
      <text:p text:style-name="Preformatted_20_Text"><text:bookmark text:name="LC447"/><text:s text:c="2"/><text:span text:style-name="T1">#ignore_older: 0</text:span></text:p>
      <text:p text:style-name="Preformatted_20_Text"><text:bookmark text:name="LC448"/></text:p>
      <text:p text:style-name="Preformatted_20_Text"><text:bookmark text:name="LC449"/><text:s text:c="2"/><text:span text:style-name="T1"># How often the input checks for new files in the paths that are specified</text:span></text:p>
      <text:p text:style-name="Preformatted_20_Text"><text:bookmark text:name="LC450"/><text:s text:c="2"/><text:span text:style-name="T1"># for harvesting. Specify 1s to scan the directory as frequently as possible</text:span></text:p>
      <text:p text:style-name="Preformatted_20_Text"><text:bookmark text:name="LC451"/><text:s text:c="2"/><text:span text:style-name="T1"># without causing Filebeat to scan too frequently. Default: 10s.</text:span></text:p>
      <text:p text:style-name="Preformatted_20_Text"><text:bookmark text:name="LC452"/><text:s text:c="2"/><text:span text:style-name="T1">#scan_frequency: 10s</text:span></text:p>
      <text:p text:style-name="Preformatted_20_Text"><text:bookmark text:name="LC453"/></text:p>
      <text:p text:style-name="Preformatted_20_Text"><text:bookmark text:name="LC454"/><text:s text:c="2"/><text:span text:style-name="T1"># Defines the buffer size every harvester uses when fetching the file</text:span></text:p>
      <text:p text:style-name="Preformatted_20_Text"><text:bookmark text:name="LC455"/><text:s text:c="2"/><text:span text:style-name="T1">#harvester_buffer_size: 16384</text:span></text:p>
      <text:p text:style-name="Preformatted_20_Text"><text:bookmark text:name="LC456"/></text:p>
      <text:p text:style-name="Preformatted_20_Text"><text:bookmark text:name="LC457"/><text:s text:c="2"/><text:span text:style-name="T1"># Maximum number of bytes a single log event can have</text:span></text:p>
      <text:p text:style-name="Preformatted_20_Text"><text:bookmark text:name="LC458"/><text:s text:c="2"/><text:span text:style-name="T1"># All bytes after max_bytes are discarded and not sent. The default is 10MB.</text:span></text:p>
      <text:p text:style-name="Preformatted_20_Text"><text:bookmark text:name="LC459"/><text:s text:c="2"/><text:span text:style-name="T1"># This is especially useful for multiline log messages which can get large.</text:span></text:p>
      <text:p text:style-name="Preformatted_20_Text"><text:bookmark text:name="LC460"/><text:s text:c="2"/><text:span text:style-name="T1">#max_bytes: 10485760</text:span></text:p>
      <text:p text:style-name="Preformatted_20_Text"><text:bookmark text:name="LC461"/></text:p>
      <text:p text:style-name="Preformatted_20_Text"><text:bookmark text:name="LC462"/><text:s text:c="2"/><text:span text:style-name="T1"># Characters which separate the lines. Valid values: auto, line_feed, vertical_tab, form_feed,</text:span></text:p>
      <text:p text:style-name="Preformatted_20_Text"><text:bookmark text:name="LC463"/><text:s text:c="2"/><text:span text:style-name="T1"># carriage_return, carriage_return_line_feed, next_line, line_separator, paragraph_separator.</text:span></text:p>
      <text:p text:style-name="Preformatted_20_Text"><text:bookmark text:name="LC464"/><text:soft-page-break/><text:s text:c="2"/><text:span text:style-name="T1">#line_terminator: auto</text:span></text:p>
      <text:p text:style-name="Preformatted_20_Text"><text:bookmark text:name="LC465"/></text:p>
      <text:p text:style-name="Preformatted_20_Text"><text:bookmark text:name="LC466"/><text:s text:c="2"/><text:span text:style-name="T1">### Recursive glob configuration</text:span></text:p>
      <text:p text:style-name="Preformatted_20_Text"><text:bookmark text:name="LC467"/></text:p>
      <text:p text:style-name="Preformatted_20_Text"><text:bookmark text:name="LC468"/><text:s text:c="2"/><text:span text:style-name="T1"># Expand "**" patterns into regular glob patterns.</text:span></text:p>
      <text:p text:style-name="Preformatted_20_Text"><text:bookmark text:name="LC469"/><text:s text:c="2"/><text:span text:style-name="T1">#recursive_glob.enabled: true</text:span></text:p>
      <text:p text:style-name="Preformatted_20_Text"><text:bookmark text:name="LC470"/></text:p>
      <text:p text:style-name="Preformatted_20_Text"><text:bookmark text:name="LC471"/><text:s text:c="2"/><text:span text:style-name="T1">### JSON configuration</text:span></text:p>
      <text:p text:style-name="Preformatted_20_Text"><text:bookmark text:name="LC472"/></text:p>
      <text:p text:style-name="Preformatted_20_Text"><text:bookmark text:name="LC473"/><text:s text:c="2"/><text:span text:style-name="T1"># Decode JSON options. Enable this if your logs are structured in JSON.</text:span></text:p>
      <text:p text:style-name="Preformatted_20_Text"><text:bookmark text:name="LC474"/><text:s text:c="2"/><text:span text:style-name="T1"># JSON key on which to apply the line filtering and multiline settings. This key</text:span></text:p>
      <text:p text:style-name="Preformatted_20_Text"><text:bookmark text:name="LC475"/><text:s text:c="2"/><text:span text:style-name="T1"># must be top level and its value must be string, otherwise it is ignored. If</text:span></text:p>
      <text:p text:style-name="Preformatted_20_Text"><text:bookmark text:name="LC476"/><text:s text:c="2"/><text:span text:style-name="T1"># no text key is defined, the line filtering and multiline features cannot be used.</text:span></text:p>
      <text:p text:style-name="Preformatted_20_Text"><text:bookmark text:name="LC477"/><text:s text:c="2"/><text:span text:style-name="T1">#json.message_key:</text:span></text:p>
      <text:p text:style-name="Preformatted_20_Text"><text:bookmark text:name="LC478"/></text:p>
      <text:p text:style-name="Preformatted_20_Text"><text:bookmark text:name="LC479"/><text:s text:c="2"/><text:span text:style-name="T1"># By default, the decoded JSON is placed under a "json" key in the output document.</text:span></text:p>
      <text:p text:style-name="Preformatted_20_Text"><text:bookmark text:name="LC480"/><text:s text:c="2"/><text:span text:style-name="T1"># If you enable this setting, the keys are copied top level in the output document.</text:span></text:p>
      <text:p text:style-name="Preformatted_20_Text"><text:bookmark text:name="LC481"/><text:s text:c="2"/><text:span text:style-name="T1">#json.keys_under_root: false</text:span></text:p>
      <text:p text:style-name="Preformatted_20_Text"><text:bookmark text:name="LC482"/></text:p>
      <text:p text:style-name="Preformatted_20_Text"><text:bookmark text:name="LC483"/><text:s text:c="2"/><text:span text:style-name="T1"># If keys_under_root and this setting are enabled, then the values from the decoded</text:span></text:p>
      <text:p text:style-name="Preformatted_20_Text"><text:bookmark text:name="LC484"/><text:s text:c="2"/><text:span text:style-name="T1"># JSON object overwrite the fields that Filebeat normally adds (type, source, offset, etc.)</text:span></text:p>
      <text:p text:style-name="Preformatted_20_Text"><text:bookmark text:name="LC485"/><text:s text:c="2"/><text:span text:style-name="T1"># in case of conflicts.</text:span></text:p>
      <text:p text:style-name="Preformatted_20_Text"><text:bookmark text:name="LC486"/><text:s text:c="2"/><text:span text:style-name="T1">#json.overwrite_keys: false</text:span></text:p>
      <text:p text:style-name="Preformatted_20_Text"><text:bookmark text:name="LC487"/></text:p>
      <text:p text:style-name="Preformatted_20_Text"><text:bookmark text:name="LC488"/><text:s text:c="2"/><text:span text:style-name="T1"># If this setting is enabled, Filebeat adds a "error.message" and "error.key: json" key in case of JSON</text:span></text:p>
      <text:p text:style-name="Preformatted_20_Text"><text:bookmark text:name="LC489"/><text:s text:c="2"/><text:span text:style-name="T1"># unmarshaling errors or when a text key is defined in the configuration but cannot</text:span></text:p>
      <text:p text:style-name="Preformatted_20_Text"><text:bookmark text:name="LC490"/><text:s text:c="2"/><text:span text:style-name="T1"># be used.</text:span></text:p>
      <text:p text:style-name="Preformatted_20_Text"><text:bookmark text:name="LC491"/><text:s text:c="2"/><text:span text:style-name="T1">#json.add_error_key: false</text:span></text:p>
      <text:p text:style-name="Preformatted_20_Text"><text:bookmark text:name="LC492"/></text:p>
      <text:p text:style-name="Preformatted_20_Text"><text:bookmark text:name="LC493"/><text:s text:c="2"/><text:span text:style-name="T1">### Multiline options</text:span></text:p>
      <text:p text:style-name="Preformatted_20_Text"><text:bookmark text:name="LC494"/></text:p>
      <text:p text:style-name="Preformatted_20_Text"><text:bookmark text:name="LC495"/><text:s text:c="2"/><text:span text:style-name="T1"># Multiline can be used for log messages spanning multiple lines. This is common</text:span></text:p>
      <text:p text:style-name="Preformatted_20_Text"><text:bookmark text:name="LC496"/><text:s text:c="2"/><text:span text:style-name="T1"># for Java Stack Traces or C-Line Continuation</text:span></text:p>
      <text:p text:style-name="Preformatted_20_Text"><text:bookmark text:name="LC497"/></text:p>
      <text:p text:style-name="Preformatted_20_Text"><text:bookmark text:name="LC498"/><text:s text:c="2"/><text:span text:style-name="T1"># The regexp Pattern that has to be matched. The example pattern matches all lines starting with [</text:span></text:p>
      <text:p text:style-name="Preformatted_20_Text"><text:bookmark text:name="LC499"/><text:s text:c="2"/><text:span text:style-name="T1">#multiline.pattern: ^\[</text:span></text:p>
      <text:p text:style-name="Preformatted_20_Text"><text:bookmark text:name="LC500"/></text:p>
      <text:p text:style-name="Preformatted_20_Text"><text:bookmark text:name="LC501"/><text:s text:c="2"/><text:span text:style-name="T1"># Defines if the pattern set under pattern should be negated or not. Default is false.</text:span></text:p>
      <text:p text:style-name="Preformatted_20_Text"><text:bookmark text:name="LC502"/><text:s text:c="2"/><text:span text:style-name="T1">#multiline.negate: false</text:span></text:p>
      <text:p text:style-name="Preformatted_20_Text"><text:bookmark text:name="LC503"/></text:p>
      <text:p text:style-name="Preformatted_20_Text"><text:bookmark text:name="LC504"/><text:s text:c="2"/><text:span text:style-name="T1"># Match can be set to "after" or "before". It is used to define if lines should be append to a pattern</text:span></text:p>
      <text:p text:style-name="Preformatted_20_Text"><text:bookmark text:name="LC505"/><text:s text:c="2"/><text:span text:style-name="T1"># that was (not) matched before or after or as long as a pattern is not matched based on negate.</text:span></text:p>
      <text:p text:style-name="Preformatted_20_Text"><text:bookmark text:name="LC506"/><text:s text:c="2"/><text:span text:style-name="T1"># Note: After is the equivalent to previous and before is the equivalent to to next in Logstash</text:span></text:p>
      <text:p text:style-name="Preformatted_20_Text"><text:bookmark text:name="LC507"/><text:s text:c="2"/><text:span text:style-name="T1">#multiline.match: after</text:span></text:p>
      <text:p text:style-name="Preformatted_20_Text"><text:bookmark text:name="LC508"/></text:p>
      <text:p text:style-name="Preformatted_20_Text"><text:bookmark text:name="LC509"/><text:s text:c="2"/><text:span text:style-name="T1"># The maximum number of lines that are combined to one event.</text:span></text:p>
      <text:p text:style-name="Preformatted_20_Text"><text:bookmark text:name="LC510"/><text:s text:c="2"/><text:span text:style-name="T1"># In case there are more the max_lines the additional lines are discarded.</text:span></text:p>
      <text:p text:style-name="Preformatted_20_Text"><text:bookmark text:name="LC511"/><text:soft-page-break/><text:s text:c="2"/><text:span text:style-name="T1"># Default is 500</text:span></text:p>
      <text:p text:style-name="Preformatted_20_Text"><text:bookmark text:name="LC512"/><text:s text:c="2"/><text:span text:style-name="T1">#multiline.max_lines: 500</text:span></text:p>
      <text:p text:style-name="Preformatted_20_Text"><text:bookmark text:name="LC513"/></text:p>
      <text:p text:style-name="Preformatted_20_Text"><text:bookmark text:name="LC514"/><text:s text:c="2"/><text:span text:style-name="T1"># After the defined timeout, an multiline event is sent even if no new pattern was found to start a new event</text:span></text:p>
      <text:p text:style-name="Preformatted_20_Text"><text:bookmark text:name="LC515"/><text:s text:c="2"/><text:span text:style-name="T1"># Default is 5s.</text:span></text:p>
      <text:p text:style-name="Preformatted_20_Text"><text:bookmark text:name="LC516"/><text:s text:c="2"/><text:span text:style-name="T1">#multiline.timeout: 5s</text:span></text:p>
      <text:p text:style-name="Preformatted_20_Text"><text:bookmark text:name="LC517"/></text:p>
      <text:p text:style-name="Preformatted_20_Text"><text:bookmark text:name="LC518"/><text:s text:c="2"/><text:span text:style-name="T1"># Setting tail_files to true means filebeat starts reading new files at the end</text:span></text:p>
      <text:p text:style-name="Preformatted_20_Text"><text:bookmark text:name="LC519"/><text:s text:c="2"/><text:span text:style-name="T1"># instead of the beginning. If this is used in combination with log rotation</text:span></text:p>
      <text:p text:style-name="Preformatted_20_Text"><text:bookmark text:name="LC520"/><text:s text:c="2"/><text:span text:style-name="T1"># this can mean that the first entries of a new file are skipped.</text:span></text:p>
      <text:p text:style-name="Preformatted_20_Text"><text:bookmark text:name="LC521"/><text:s text:c="2"/><text:span text:style-name="T1">#tail_files: false</text:span></text:p>
      <text:p text:style-name="Preformatted_20_Text"><text:bookmark text:name="LC522"/></text:p>
      <text:p text:style-name="Preformatted_20_Text"><text:bookmark text:name="LC523"/><text:s text:c="2"/><text:span text:style-name="T1"># The Ingest Node pipeline ID associated with this input. If this is set, it</text:span></text:p>
      <text:p text:style-name="Preformatted_20_Text"><text:bookmark text:name="LC524"/><text:s text:c="2"/><text:span text:style-name="T1"># overwrites the pipeline option from the Elasticsearch output.</text:span></text:p>
      <text:p text:style-name="Preformatted_20_Text"><text:bookmark text:name="LC525"/><text:s text:c="2"/><text:span text:style-name="T1">#pipeline:</text:span></text:p>
      <text:p text:style-name="Preformatted_20_Text"><text:bookmark text:name="LC526"/></text:p>
      <text:p text:style-name="Preformatted_20_Text"><text:bookmark text:name="LC527"/><text:s text:c="2"/><text:span text:style-name="T1"># If symlinks is enabled, symlinks are opened and harvested. The harvester is opening the</text:span></text:p>
      <text:p text:style-name="Preformatted_20_Text"><text:bookmark text:name="LC528"/><text:s text:c="2"/><text:span text:style-name="T1"># original for harvesting but will report the symlink name as source.</text:span></text:p>
      <text:p text:style-name="Preformatted_20_Text"><text:bookmark text:name="LC529"/><text:s text:c="2"/><text:span text:style-name="T1">#symlinks: false</text:span></text:p>
      <text:p text:style-name="Preformatted_20_Text"><text:bookmark text:name="LC530"/></text:p>
      <text:p text:style-name="Preformatted_20_Text"><text:bookmark text:name="LC531"/><text:s text:c="2"/><text:span text:style-name="T1"># Backoff values define how aggressively filebeat crawls new files for updates</text:span></text:p>
      <text:p text:style-name="Preformatted_20_Text"><text:bookmark text:name="LC532"/><text:s text:c="2"/><text:span text:style-name="T1"># The default values can be used in most cases. Backoff defines how long it is waited</text:span></text:p>
      <text:p text:style-name="Preformatted_20_Text"><text:bookmark text:name="LC533"/><text:s text:c="2"/><text:span text:style-name="T1"># to check a file again after EOF is reached. Default is 1s which means the file</text:span></text:p>
      <text:p text:style-name="Preformatted_20_Text"><text:bookmark text:name="LC534"/><text:s text:c="2"/><text:span text:style-name="T1"># is checked every second if new lines were added. This leads to a near real time crawling.</text:span></text:p>
      <text:p text:style-name="Preformatted_20_Text"><text:bookmark text:name="LC535"/><text:s text:c="2"/><text:span text:style-name="T1"># Every time a new line appears, backoff is reset to the initial value.</text:span></text:p>
      <text:p text:style-name="Preformatted_20_Text"><text:bookmark text:name="LC536"/><text:s text:c="2"/><text:span text:style-name="T1">#backoff: 1s</text:span></text:p>
      <text:p text:style-name="Preformatted_20_Text"><text:bookmark text:name="LC537"/></text:p>
      <text:p text:style-name="Preformatted_20_Text"><text:bookmark text:name="LC538"/><text:s text:c="2"/><text:span text:style-name="T1"># Max backoff defines what the maximum backoff time is. After having backed off multiple times</text:span></text:p>
      <text:p text:style-name="Preformatted_20_Text"><text:bookmark text:name="LC539"/><text:s text:c="2"/><text:span text:style-name="T1"># from checking the files, the waiting time will never exceed max_backoff independent of the</text:span></text:p>
      <text:p text:style-name="Preformatted_20_Text"><text:bookmark text:name="LC540"/><text:s text:c="2"/><text:span text:style-name="T1"># backoff factor. Having it set to 10s means in the worst case a new line can be added to a log</text:span></text:p>
      <text:p text:style-name="Preformatted_20_Text"><text:bookmark text:name="LC541"/><text:s text:c="2"/><text:span text:style-name="T1"># file after having backed off multiple times, it takes a maximum of 10s to read the new line</text:span></text:p>
      <text:p text:style-name="Preformatted_20_Text"><text:bookmark text:name="LC542"/><text:s text:c="2"/><text:span text:style-name="T1">#max_backoff: 10s</text:span></text:p>
      <text:p text:style-name="Preformatted_20_Text"><text:bookmark text:name="LC543"/></text:p>
      <text:p text:style-name="Preformatted_20_Text"><text:bookmark text:name="LC544"/><text:s text:c="2"/><text:span text:style-name="T1"># The backoff factor defines how fast the algorithm backs off. The bigger the backoff factor,</text:span></text:p>
      <text:p text:style-name="Preformatted_20_Text"><text:bookmark text:name="LC545"/><text:s text:c="2"/><text:span text:style-name="T1"># the faster the max_backoff value is reached. If this value is set to 1, no backoff will happen.</text:span></text:p>
      <text:p text:style-name="Preformatted_20_Text"><text:bookmark text:name="LC546"/><text:s text:c="2"/><text:span text:style-name="T1"># The backoff value will be multiplied each time with the backoff_factor until max_backoff is reached</text:span></text:p>
      <text:p text:style-name="Preformatted_20_Text"><text:bookmark text:name="LC547"/><text:s text:c="2"/><text:span text:style-name="T1">#backoff_factor: 2</text:span></text:p>
      <text:p text:style-name="Preformatted_20_Text"><text:bookmark text:name="LC548"/></text:p>
      <text:p text:style-name="Preformatted_20_Text"><text:bookmark text:name="LC549"/><text:s text:c="2"/><text:span text:style-name="T1"># Max number of harvesters that are started in parallel.</text:span></text:p>
      <text:p text:style-name="Preformatted_20_Text"><text:bookmark text:name="LC550"/><text:s text:c="2"/><text:span text:style-name="T1"># Default is 0 which means unlimited</text:span></text:p>
      <text:p text:style-name="Preformatted_20_Text"><text:bookmark text:name="LC551"/><text:s text:c="2"/><text:span text:style-name="T1">#harvester_limit: 0</text:span></text:p>
      <text:p text:style-name="Preformatted_20_Text"><text:bookmark text:name="LC552"/></text:p>
      <text:p text:style-name="Preformatted_20_Text"><text:bookmark text:name="LC553"/><text:s text:c="2"/><text:span text:style-name="T1">### Harvester closing options</text:span></text:p>
      <text:p text:style-name="Preformatted_20_Text"><text:bookmark text:name="LC554"/></text:p>
      <text:p text:style-name="Preformatted_20_Text"><text:bookmark text:name="LC555"/><text:s text:c="2"/><text:span text:style-name="T1"># Close inactive closes the file handler after the predefined period.</text:span></text:p>
      <text:p text:style-name="Preformatted_20_Text"><text:bookmark text:name="LC556"/><text:s text:c="2"/><text:span text:style-name="T1"># The period starts when the last line of the file was, not the file ModTime.</text:span></text:p>
      <text:p text:style-name="Preformatted_20_Text"><text:bookmark text:name="LC557"/><text:s text:c="2"/><text:span text:style-name="T1"># Time strings like 2h (2 hours), 5m (5 minutes) can be used.</text:span></text:p>
      <text:p text:style-name="Preformatted_20_Text"><text:bookmark text:name="LC558"/><text:s text:c="2"/><text:span text:style-name="T1">#close_inactive: 5m</text:span></text:p>
      <text:p text:style-name="Preformatted_20_Text"><text:bookmark text:name="LC559"/><text:soft-page-break/></text:p>
      <text:p text:style-name="Preformatted_20_Text"><text:bookmark text:name="LC560"/><text:s text:c="2"/><text:span text:style-name="T1"># Close renamed closes a file handler when the file is renamed or rotated.</text:span></text:p>
      <text:p text:style-name="Preformatted_20_Text"><text:bookmark text:name="LC561"/><text:s text:c="2"/><text:span text:style-name="T1"># Note: Potential data loss. Make sure to read and understand the docs for this option.</text:span></text:p>
      <text:p text:style-name="Preformatted_20_Text"><text:bookmark text:name="LC562"/><text:s text:c="2"/><text:span text:style-name="T1">#close_renamed: false</text:span></text:p>
      <text:p text:style-name="Preformatted_20_Text"><text:bookmark text:name="LC563"/></text:p>
      <text:p text:style-name="Preformatted_20_Text"><text:bookmark text:name="LC564"/><text:s text:c="2"/><text:span text:style-name="T1"># When enabling this option, a file handler is closed immediately in case a file can't be found</text:span></text:p>
      <text:p text:style-name="Preformatted_20_Text"><text:bookmark text:name="LC565"/><text:s text:c="2"/><text:span text:style-name="T1"># any more. In case the file shows up again later, harvesting will continue at the last known position</text:span></text:p>
      <text:p text:style-name="Preformatted_20_Text"><text:bookmark text:name="LC566"/><text:s text:c="2"/><text:span text:style-name="T1"># after scan_frequency.</text:span></text:p>
      <text:p text:style-name="Preformatted_20_Text"><text:bookmark text:name="LC567"/><text:s text:c="2"/><text:span text:style-name="T1">#close_removed: true</text:span></text:p>
      <text:p text:style-name="Preformatted_20_Text"><text:bookmark text:name="LC568"/></text:p>
      <text:p text:style-name="Preformatted_20_Text"><text:bookmark text:name="LC569"/><text:s text:c="2"/><text:span text:style-name="T1"># Closes the file handler as soon as the harvesters reaches the end of the file.</text:span></text:p>
      <text:p text:style-name="Preformatted_20_Text"><text:bookmark text:name="LC570"/><text:s text:c="2"/><text:span text:style-name="T1"># By default this option is disabled.</text:span></text:p>
      <text:p text:style-name="Preformatted_20_Text"><text:bookmark text:name="LC571"/><text:s text:c="2"/><text:span text:style-name="T1"># Note: Potential data loss. Make sure to read and understand the docs for this option.</text:span></text:p>
      <text:p text:style-name="Preformatted_20_Text"><text:bookmark text:name="LC572"/><text:s text:c="2"/><text:span text:style-name="T1">#close_eof: false</text:span></text:p>
      <text:p text:style-name="Preformatted_20_Text"><text:bookmark text:name="LC573"/></text:p>
      <text:p text:style-name="Preformatted_20_Text"><text:bookmark text:name="LC574"/><text:s text:c="2"/><text:span text:style-name="T1">### State options</text:span></text:p>
      <text:p text:style-name="Preformatted_20_Text"><text:bookmark text:name="LC575"/></text:p>
      <text:p text:style-name="Preformatted_20_Text"><text:bookmark text:name="LC576"/><text:s text:c="2"/><text:span text:style-name="T1"># Files for the modification data is older then clean_inactive the state from the registry is removed</text:span></text:p>
      <text:p text:style-name="Preformatted_20_Text"><text:bookmark text:name="LC577"/><text:s text:c="2"/><text:span text:style-name="T1"># By default this is disabled.</text:span></text:p>
      <text:p text:style-name="Preformatted_20_Text"><text:bookmark text:name="LC578"/><text:s text:c="2"/><text:span text:style-name="T1">#clean_inactive: 0</text:span></text:p>
      <text:p text:style-name="Preformatted_20_Text"><text:bookmark text:name="LC579"/></text:p>
      <text:p text:style-name="Preformatted_20_Text"><text:bookmark text:name="LC580"/><text:s text:c="2"/><text:span text:style-name="T1"># Removes the state for file which cannot be found on disk anymore immediately</text:span></text:p>
      <text:p text:style-name="Preformatted_20_Text"><text:bookmark text:name="LC581"/><text:s text:c="2"/><text:span text:style-name="T1">#clean_removed: true</text:span></text:p>
      <text:p text:style-name="Preformatted_20_Text"><text:bookmark text:name="LC582"/></text:p>
      <text:p text:style-name="Preformatted_20_Text"><text:bookmark text:name="LC583"/><text:s text:c="2"/><text:span text:style-name="T1"># Close timeout closes the harvester after the predefined time.</text:span></text:p>
      <text:p text:style-name="Preformatted_20_Text"><text:bookmark text:name="LC584"/><text:s text:c="2"/><text:span text:style-name="T1"># This is independent if the harvester did finish reading the file or not.</text:span></text:p>
      <text:p text:style-name="Preformatted_20_Text"><text:bookmark text:name="LC585"/><text:s text:c="2"/><text:span text:style-name="T1"># By default this option is disabled.</text:span></text:p>
      <text:p text:style-name="Preformatted_20_Text"><text:bookmark text:name="LC586"/><text:s text:c="2"/><text:span text:style-name="T1"># Note: Potential data loss. Make sure to read and understand the docs for this option.</text:span></text:p>
      <text:p text:style-name="Preformatted_20_Text"><text:bookmark text:name="LC587"/><text:s text:c="2"/><text:span text:style-name="T1">#close_timeout: 0</text:span></text:p>
      <text:p text:style-name="Preformatted_20_Text"><text:bookmark text:name="LC588"/></text:p>
      <text:p text:style-name="Preformatted_20_Text"><text:bookmark text:name="LC589"/><text:s text:c="2"/><text:span text:style-name="T1"># Defines if inputs is enabled</text:span></text:p>
      <text:p text:style-name="Preformatted_20_Text"><text:bookmark text:name="LC590"/><text:s text:c="2"/><text:span text:style-name="T1">#enabled: true</text:span></text:p>
      <text:p text:style-name="Preformatted_20_Text"><text:bookmark text:name="LC591"/></text:p>
      <text:p text:style-name="P1"><text:bookmark text:name="LC592"/>#----------------------------- Stdin input -------------------------------</text:p>
      <text:p text:style-name="P1"><text:bookmark text:name="LC593"/># Configuration to use stdin input</text:p>
      <text:p text:style-name="P1"><text:bookmark text:name="LC594"/>#- type: stdin</text:p>
      <text:p text:style-name="Preformatted_20_Text"><text:bookmark text:name="LC595"/></text:p>
      <text:p text:style-name="P1"><text:bookmark text:name="LC596"/>#------------------------- Redis slowlog input ---------------------------</text:p>
      <text:p text:style-name="P1"><text:bookmark text:name="LC597"/># Experimental: Config options for the redis slow log input</text:p>
      <text:p text:style-name="P1"><text:bookmark text:name="LC598"/>#- type: redis</text:p>
      <text:p text:style-name="Preformatted_20_Text"><text:bookmark text:name="LC599"/><text:s text:c="2"/><text:span text:style-name="T1">#enabled: false</text:span></text:p>
      <text:p text:style-name="Preformatted_20_Text"><text:bookmark text:name="LC600"/></text:p>
      <text:p text:style-name="Preformatted_20_Text"><text:bookmark text:name="LC601"/><text:s text:c="2"/><text:span text:style-name="T1"># List of hosts to pool to retrieve the slow log information.</text:span></text:p>
      <text:p text:style-name="Preformatted_20_Text"><text:bookmark text:name="LC602"/><text:s text:c="2"/><text:span text:style-name="T1">#hosts: ["localhost:6379"]</text:span></text:p>
      <text:p text:style-name="Preformatted_20_Text"><text:bookmark text:name="LC603"/></text:p>
      <text:p text:style-name="Preformatted_20_Text"><text:bookmark text:name="LC604"/><text:s text:c="2"/><text:span text:style-name="T1"># How often the input checks for redis slow log.</text:span></text:p>
      <text:p text:style-name="Preformatted_20_Text"><text:bookmark text:name="LC605"/><text:s text:c="2"/><text:span text:style-name="T1">#scan_frequency: 10s</text:span></text:p>
      <text:p text:style-name="Preformatted_20_Text"><text:bookmark text:name="LC606"/></text:p>
      <text:p text:style-name="Preformatted_20_Text"><text:bookmark text:name="LC607"/><text:s text:c="2"/><text:span text:style-name="T1"># Timeout after which time the input should return an error</text:span></text:p>
      <text:p text:style-name="Preformatted_20_Text"><text:bookmark text:name="LC608"/><text:s text:c="2"/><text:span text:style-name="T1">#timeout: 1s</text:span></text:p>
      <text:p text:style-name="Preformatted_20_Text"><text:bookmark text:name="LC609"/></text:p>
      <text:p text:style-name="Preformatted_20_Text"><text:bookmark text:name="LC610"/><text:s text:c="2"/><text:span text:style-name="T1"># Network type to be used for redis connection. Default: tcp</text:span></text:p>
      <text:p text:style-name="Preformatted_20_Text"><text:bookmark text:name="LC611"/><text:s text:c="2"/><text:span text:style-name="T1">#network: tcp</text:span></text:p>
      <text:p text:style-name="Preformatted_20_Text"><text:bookmark text:name="LC612"/><text:soft-page-break/></text:p>
      <text:p text:style-name="Preformatted_20_Text"><text:bookmark text:name="LC613"/><text:s text:c="2"/><text:span text:style-name="T1"># Max number of concurrent connections. Default: 10</text:span></text:p>
      <text:p text:style-name="Preformatted_20_Text"><text:bookmark text:name="LC614"/><text:s text:c="2"/><text:span text:style-name="T1">#maxconn: 10</text:span></text:p>
      <text:p text:style-name="Preformatted_20_Text"><text:bookmark text:name="LC615"/></text:p>
      <text:p text:style-name="Preformatted_20_Text"><text:bookmark text:name="LC616"/><text:s text:c="2"/><text:span text:style-name="T1"># Redis AUTH password. Empty by default.</text:span></text:p>
      <text:p text:style-name="Preformatted_20_Text"><text:bookmark text:name="LC617"/><text:s text:c="2"/><text:span text:style-name="T1">#password: foobared</text:span></text:p>
      <text:p text:style-name="Preformatted_20_Text"><text:bookmark text:name="LC618"/></text:p>
      <text:p text:style-name="P1"><text:bookmark text:name="LC619"/>#------------------------------ Udp input --------------------------------</text:p>
      <text:p text:style-name="P1"><text:bookmark text:name="LC620"/># Experimental: Config options for the udp input</text:p>
      <text:p text:style-name="P1"><text:bookmark text:name="LC621"/>#- type: udp</text:p>
      <text:p text:style-name="Preformatted_20_Text"><text:bookmark text:name="LC622"/><text:s text:c="2"/><text:span text:style-name="T1">#enabled: false</text:span></text:p>
      <text:p text:style-name="Preformatted_20_Text"><text:bookmark text:name="LC623"/></text:p>
      <text:p text:style-name="Preformatted_20_Text"><text:bookmark text:name="LC624"/><text:s text:c="2"/><text:span text:style-name="T1"># Maximum size of the message received over UDP</text:span></text:p>
      <text:p text:style-name="Preformatted_20_Text"><text:bookmark text:name="LC625"/><text:s text:c="2"/><text:span text:style-name="T1">#max_message_size: 10KiB</text:span></text:p>
      <text:p text:style-name="Preformatted_20_Text"><text:bookmark text:name="LC626"/></text:p>
      <text:p text:style-name="Preformatted_20_Text"><text:bookmark text:name="LC627"/><text:s text:c="2"/><text:span text:style-name="T1"># Size of the UDP read buffer in bytes</text:span></text:p>
      <text:p text:style-name="Preformatted_20_Text"><text:bookmark text:name="LC628"/><text:s text:c="2"/><text:span text:style-name="T1">#read_buffer: 0</text:span></text:p>
      <text:p text:style-name="Preformatted_20_Text"><text:bookmark text:name="LC629"/></text:p>
      <text:p text:style-name="Preformatted_20_Text"><text:bookmark text:name="LC630"/></text:p>
      <text:p text:style-name="P1"><text:bookmark text:name="LC631"/>#------------------------------ TCP input --------------------------------</text:p>
      <text:p text:style-name="P1"><text:bookmark text:name="LC632"/># Experimental: Config options for the TCP input</text:p>
      <text:p text:style-name="P1"><text:bookmark text:name="LC633"/>#- type: tcp</text:p>
      <text:p text:style-name="Preformatted_20_Text"><text:bookmark text:name="LC634"/><text:s text:c="2"/><text:span text:style-name="T1">#enabled: false</text:span></text:p>
      <text:p text:style-name="Preformatted_20_Text"><text:bookmark text:name="LC635"/></text:p>
      <text:p text:style-name="Preformatted_20_Text"><text:bookmark text:name="LC636"/><text:s text:c="2"/><text:span text:style-name="T1"># The host and port to receive the new event</text:span></text:p>
      <text:p text:style-name="Preformatted_20_Text"><text:bookmark text:name="LC637"/><text:s text:c="2"/><text:span text:style-name="T1">#host: "localhost:9000"</text:span></text:p>
      <text:p text:style-name="Preformatted_20_Text"><text:bookmark text:name="LC638"/></text:p>
      <text:p text:style-name="Preformatted_20_Text"><text:bookmark text:name="LC639"/><text:s text:c="2"/><text:span text:style-name="T1"># Character used to split new message</text:span></text:p>
      <text:p text:style-name="Preformatted_20_Text"><text:bookmark text:name="LC640"/><text:s text:c="2"/><text:span text:style-name="T1">#line_delimiter: "\n"</text:span></text:p>
      <text:p text:style-name="Preformatted_20_Text"><text:bookmark text:name="LC641"/></text:p>
      <text:p text:style-name="Preformatted_20_Text"><text:bookmark text:name="LC642"/><text:s text:c="2"/><text:span text:style-name="T1"># Maximum size in bytes of the message received over TCP</text:span></text:p>
      <text:p text:style-name="Preformatted_20_Text"><text:bookmark text:name="LC643"/><text:s text:c="2"/><text:span text:style-name="T1">#max_message_size: 20MiB</text:span></text:p>
      <text:p text:style-name="Preformatted_20_Text"><text:bookmark text:name="LC644"/></text:p>
      <text:p text:style-name="Preformatted_20_Text"><text:bookmark text:name="LC645"/><text:s text:c="2"/><text:span text:style-name="T1"># Max number of concurrent connections, or 0 for no limit. Default: 0</text:span></text:p>
      <text:p text:style-name="Preformatted_20_Text"><text:bookmark text:name="LC646"/><text:s text:c="2"/><text:span text:style-name="T1">#max_connections: 0</text:span></text:p>
      <text:p text:style-name="Preformatted_20_Text"><text:bookmark text:name="LC647"/></text:p>
      <text:p text:style-name="Preformatted_20_Text"><text:bookmark text:name="LC648"/><text:s text:c="2"/><text:span text:style-name="T1"># The number of seconds of inactivity before a remote connection is closed.</text:span></text:p>
      <text:p text:style-name="Preformatted_20_Text"><text:bookmark text:name="LC649"/><text:s text:c="2"/><text:span text:style-name="T1">#timeout: 300s</text:span></text:p>
      <text:p text:style-name="Preformatted_20_Text"><text:bookmark text:name="LC650"/></text:p>
      <text:p text:style-name="Preformatted_20_Text"><text:bookmark text:name="LC651"/><text:s text:c="2"/><text:span text:style-name="T1"># Use SSL settings for TCP.</text:span></text:p>
      <text:p text:style-name="Preformatted_20_Text"><text:bookmark text:name="LC652"/><text:s text:c="2"/><text:span text:style-name="T1">#ssl.enabled: true</text:span></text:p>
      <text:p text:style-name="Preformatted_20_Text"><text:bookmark text:name="LC653"/></text:p>
      <text:p text:style-name="Preformatted_20_Text"><text:bookmark text:name="LC654"/><text:s text:c="2"/><text:span text:style-name="T1"># List of supported/valid TLS versions. By default all TLS versions 1.0 up to</text:span></text:p>
      <text:p text:style-name="Preformatted_20_Text"><text:bookmark text:name="LC655"/><text:s text:c="2"/><text:span text:style-name="T1"># 1.2 are enabled.</text:span></text:p>
      <text:p text:style-name="Preformatted_20_Text"><text:bookmark text:name="LC656"/><text:s text:c="2"/><text:span text:style-name="T1">#ssl.supported_protocols: [TLSv1.0, TLSv1.1, TLSv1.2]</text:span></text:p>
      <text:p text:style-name="Preformatted_20_Text"><text:bookmark text:name="LC657"/></text:p>
      <text:p text:style-name="Preformatted_20_Text"><text:bookmark text:name="LC658"/><text:s text:c="2"/><text:span text:style-name="T1"># SSL configuration. By default is off.</text:span></text:p>
      <text:p text:style-name="Preformatted_20_Text"><text:bookmark text:name="LC659"/><text:s text:c="2"/><text:span text:style-name="T1"># List of root certificates for client verifications</text:span></text:p>
      <text:p text:style-name="Preformatted_20_Text"><text:bookmark text:name="LC660"/><text:s text:c="2"/><text:span text:style-name="T1">#ssl.certificate_authorities: ["/etc/pki/root/ca.pem"]</text:span></text:p>
      <text:p text:style-name="Preformatted_20_Text"><text:bookmark text:name="LC661"/></text:p>
      <text:p text:style-name="Preformatted_20_Text"><text:bookmark text:name="LC662"/><text:s text:c="2"/><text:span text:style-name="T1"># Certificate for SSL server authentication.</text:span></text:p>
      <text:p text:style-name="Preformatted_20_Text"><text:bookmark text:name="LC663"/><text:s text:c="2"/><text:span text:style-name="T1">#ssl.certificate: "/etc/pki/client/cert.pem"</text:span></text:p>
      <text:p text:style-name="Preformatted_20_Text"><text:bookmark text:name="LC664"/></text:p>
      <text:p text:style-name="Preformatted_20_Text"><text:bookmark text:name="LC665"/><text:s text:c="2"/><text:span text:style-name="T1"># Server Certificate Key,</text:span></text:p>
      <text:p text:style-name="Preformatted_20_Text"><text:bookmark text:name="LC666"/><text:s text:c="2"/><text:span text:style-name="T1">#ssl.key: "/etc/pki/client/cert.key"</text:span></text:p>
      <text:p text:style-name="Preformatted_20_Text"><text:bookmark text:name="LC667"/></text:p>
      <text:p text:style-name="Preformatted_20_Text"><text:bookmark text:name="LC668"/><text:s text:c="2"/><text:span text:style-name="T1"># Optional passphrase for decrypting the Certificate Key.</text:span></text:p>
      <text:p text:style-name="Preformatted_20_Text"><text:bookmark text:name="LC669"/><text:s text:c="2"/><text:span text:style-name="T1">#ssl.key_passphrase: ''</text:span></text:p>
      <text:p text:style-name="Preformatted_20_Text"><text:bookmark text:name="LC670"/></text:p>
      <text:p text:style-name="Preformatted_20_Text"><text:bookmark text:name="LC671"/><text:soft-page-break/><text:s text:c="2"/><text:span text:style-name="T1"># Configure cipher suites to be used for SSL connections.</text:span></text:p>
      <text:p text:style-name="Preformatted_20_Text"><text:bookmark text:name="LC672"/><text:s text:c="2"/><text:span text:style-name="T1">#ssl.cipher_suites: []</text:span></text:p>
      <text:p text:style-name="Preformatted_20_Text"><text:bookmark text:name="LC673"/></text:p>
      <text:p text:style-name="Preformatted_20_Text"><text:bookmark text:name="LC674"/><text:s text:c="2"/><text:span text:style-name="T1"># Configure curve types for ECDHE based cipher suites.</text:span></text:p>
      <text:p text:style-name="Preformatted_20_Text"><text:bookmark text:name="LC675"/><text:s text:c="2"/><text:span text:style-name="T1">#ssl.curve_types: []</text:span></text:p>
      <text:p text:style-name="Preformatted_20_Text"><text:bookmark text:name="LC676"/></text:p>
      <text:p text:style-name="Preformatted_20_Text"><text:bookmark text:name="LC677"/><text:s text:c="2"/><text:span text:style-name="T1"># Configure what types of client authentication are supported. Valid options</text:span></text:p>
      <text:p text:style-name="Preformatted_20_Text"><text:bookmark text:name="LC678"/><text:s text:c="2"/><text:span text:style-name="T1"># are `none`, `optional`, and `required`. When `certificate_authorities` is set it will</text:span></text:p>
      <text:p text:style-name="Preformatted_20_Text"><text:bookmark text:name="LC679"/><text:s text:c="2"/><text:span text:style-name="T1"># default to `required` otherwise it will be set to `none`.</text:span></text:p>
      <text:p text:style-name="Preformatted_20_Text"><text:bookmark text:name="LC680"/><text:s text:c="2"/><text:span text:style-name="T1">#ssl.client_authentication: "required"</text:span></text:p>
      <text:p text:style-name="Preformatted_20_Text"><text:bookmark text:name="LC681"/></text:p>
      <text:p text:style-name="P1"><text:bookmark text:name="LC682"/>#------------------------------ Syslog input --------------------------------</text:p>
      <text:p text:style-name="P1"><text:bookmark text:name="LC683"/># Experimental: Config options for the Syslog input</text:p>
      <text:p text:style-name="P1"><text:bookmark text:name="LC684"/># Accept RFC3164 formatted syslog event via UDP.</text:p>
      <text:p text:style-name="P1"><text:bookmark text:name="LC685"/>#- type: syslog</text:p>
      <text:p text:style-name="Preformatted_20_Text"><text:bookmark text:name="LC686"/><text:s text:c="2"/><text:span text:style-name="T1">#enabled: false</text:span></text:p>
      <text:p text:style-name="Preformatted_20_Text"><text:bookmark text:name="LC687"/><text:s text:c="2"/><text:span text:style-name="T1">#protocol.udp:</text:span></text:p>
      <text:p text:style-name="Preformatted_20_Text"><text:bookmark text:name="LC688"/><text:s text:c="4"/><text:span text:style-name="T1"># The host and port to receive the new event</text:span></text:p>
      <text:p text:style-name="Preformatted_20_Text"><text:bookmark text:name="LC689"/><text:s text:c="4"/><text:span text:style-name="T1">#host: "localhost:9000"</text:span></text:p>
      <text:p text:style-name="Preformatted_20_Text"><text:bookmark text:name="LC690"/></text:p>
      <text:p text:style-name="Preformatted_20_Text"><text:bookmark text:name="LC691"/><text:s text:c="4"/><text:span text:style-name="T1"># Maximum size of the message received over UDP</text:span></text:p>
      <text:p text:style-name="Preformatted_20_Text"><text:bookmark text:name="LC692"/><text:s text:c="4"/><text:span text:style-name="T1">#max_message_size: 10KiB</text:span></text:p>
      <text:p text:style-name="Preformatted_20_Text"><text:bookmark text:name="LC693"/></text:p>
      <text:p text:style-name="P1"><text:bookmark text:name="LC694"/># Accept RFC3164 formatted syslog event via TCP.</text:p>
      <text:p text:style-name="P1"><text:bookmark text:name="LC695"/>#- type: syslog</text:p>
      <text:p text:style-name="Preformatted_20_Text"><text:bookmark text:name="LC696"/><text:s text:c="2"/><text:span text:style-name="T1">#enabled: false</text:span></text:p>
      <text:p text:style-name="Preformatted_20_Text"><text:bookmark text:name="LC697"/></text:p>
      <text:p text:style-name="Preformatted_20_Text"><text:bookmark text:name="LC698"/><text:s text:c="2"/><text:span text:style-name="T1">#protocol.tcp:</text:span></text:p>
      <text:p text:style-name="Preformatted_20_Text"><text:bookmark text:name="LC699"/><text:s text:c="4"/><text:span text:style-name="T1"># The host and port to receive the new event</text:span></text:p>
      <text:p text:style-name="Preformatted_20_Text"><text:bookmark text:name="LC700"/><text:s text:c="4"/><text:span text:style-name="T1">#host: "localhost:9000"</text:span></text:p>
      <text:p text:style-name="Preformatted_20_Text"><text:bookmark text:name="LC701"/></text:p>
      <text:p text:style-name="Preformatted_20_Text"><text:bookmark text:name="LC702"/><text:s text:c="4"/><text:span text:style-name="T1"># Character used to split new message</text:span></text:p>
      <text:p text:style-name="Preformatted_20_Text"><text:bookmark text:name="LC703"/><text:s text:c="4"/><text:span text:style-name="T1">#line_delimiter: "\n"</text:span></text:p>
      <text:p text:style-name="Preformatted_20_Text"><text:bookmark text:name="LC704"/></text:p>
      <text:p text:style-name="Preformatted_20_Text"><text:bookmark text:name="LC705"/><text:s text:c="4"/><text:span text:style-name="T1"># Maximum size in bytes of the message received over TCP</text:span></text:p>
      <text:p text:style-name="Preformatted_20_Text"><text:bookmark text:name="LC706"/><text:s text:c="4"/><text:span text:style-name="T1">#max_message_size: 20MiB</text:span></text:p>
      <text:p text:style-name="Preformatted_20_Text"><text:bookmark text:name="LC707"/></text:p>
      <text:p text:style-name="Preformatted_20_Text"><text:bookmark text:name="LC708"/><text:s text:c="4"/><text:span text:style-name="T1"># The number of seconds of inactivity before a remote connection is closed.</text:span></text:p>
      <text:p text:style-name="Preformatted_20_Text"><text:bookmark text:name="LC709"/><text:s text:c="4"/><text:span text:style-name="T1">#timeout: 300s</text:span></text:p>
      <text:p text:style-name="Preformatted_20_Text"><text:bookmark text:name="LC710"/></text:p>
      <text:p text:style-name="Preformatted_20_Text"><text:bookmark text:name="LC711"/><text:s text:c="4"/><text:span text:style-name="T1"># Use SSL settings for TCP.</text:span></text:p>
      <text:p text:style-name="Preformatted_20_Text"><text:bookmark text:name="LC712"/><text:s text:c="4"/><text:span text:style-name="T1">#ssl.enabled: true</text:span></text:p>
      <text:p text:style-name="Preformatted_20_Text"><text:bookmark text:name="LC713"/></text:p>
      <text:p text:style-name="Preformatted_20_Text"><text:bookmark text:name="LC714"/><text:s text:c="4"/><text:span text:style-name="T1"># List of supported/valid TLS versions. By default all TLS versions 1.0 up to</text:span></text:p>
      <text:p text:style-name="Preformatted_20_Text"><text:bookmark text:name="LC715"/><text:s text:c="4"/><text:span text:style-name="T1"># 1.2 are enabled.</text:span></text:p>
      <text:p text:style-name="Preformatted_20_Text"><text:bookmark text:name="LC716"/><text:s text:c="4"/><text:span text:style-name="T1">#ssl.supported_protocols: [TLSv1.0, TLSv1.1, TLSv1.2]</text:span></text:p>
      <text:p text:style-name="Preformatted_20_Text"><text:bookmark text:name="LC717"/></text:p>
      <text:p text:style-name="Preformatted_20_Text"><text:bookmark text:name="LC718"/><text:s text:c="4"/><text:span text:style-name="T1"># SSL configuration. By default is off.</text:span></text:p>
      <text:p text:style-name="Preformatted_20_Text"><text:bookmark text:name="LC719"/><text:s text:c="4"/><text:span text:style-name="T1"># List of root certificates for client verifications</text:span></text:p>
      <text:p text:style-name="Preformatted_20_Text"><text:bookmark text:name="LC720"/><text:s text:c="4"/><text:span text:style-name="T1">#ssl.certificate_authorities: ["/etc/pki/root/ca.pem"]</text:span></text:p>
      <text:p text:style-name="Preformatted_20_Text"><text:bookmark text:name="LC721"/></text:p>
      <text:p text:style-name="Preformatted_20_Text"><text:bookmark text:name="LC722"/><text:s text:c="4"/><text:span text:style-name="T1"># Certificate for SSL server authentication.</text:span></text:p>
      <text:p text:style-name="Preformatted_20_Text"><text:bookmark text:name="LC723"/><text:s text:c="4"/><text:span text:style-name="T1">#ssl.certificate: "/etc/pki/client/cert.pem"</text:span></text:p>
      <text:p text:style-name="Preformatted_20_Text"><text:bookmark text:name="LC724"/></text:p>
      <text:p text:style-name="Preformatted_20_Text"><text:bookmark text:name="LC725"/><text:s text:c="4"/><text:span text:style-name="T1"># Server Certificate Key,</text:span></text:p>
      <text:p text:style-name="Preformatted_20_Text"><text:bookmark text:name="LC726"/><text:s text:c="4"/><text:span text:style-name="T1">#ssl.key: "/etc/pki/client/cert.key"</text:span></text:p>
      <text:p text:style-name="Preformatted_20_Text"><text:bookmark text:name="LC727"/></text:p>
      <text:p text:style-name="Preformatted_20_Text"><text:bookmark text:name="LC728"/><text:s text:c="4"/><text:span text:style-name="T1"># Optional passphrase for decrypting the Certificate Key.</text:span></text:p>
      <text:p text:style-name="Preformatted_20_Text"><text:bookmark text:name="LC729"/><text:soft-page-break/><text:s text:c="4"/><text:span text:style-name="T1">#ssl.key_passphrase: ''</text:span></text:p>
      <text:p text:style-name="Preformatted_20_Text"><text:bookmark text:name="LC730"/></text:p>
      <text:p text:style-name="Preformatted_20_Text"><text:bookmark text:name="LC731"/><text:s text:c="4"/><text:span text:style-name="T1"># Configure cipher suites to be used for SSL connections.</text:span></text:p>
      <text:p text:style-name="Preformatted_20_Text"><text:bookmark text:name="LC732"/><text:s text:c="4"/><text:span text:style-name="T1">#ssl.cipher_suites: []</text:span></text:p>
      <text:p text:style-name="Preformatted_20_Text"><text:bookmark text:name="LC733"/></text:p>
      <text:p text:style-name="Preformatted_20_Text"><text:bookmark text:name="LC734"/><text:s text:c="4"/><text:span text:style-name="T1"># Configure curve types for ECDHE based cipher suites.</text:span></text:p>
      <text:p text:style-name="Preformatted_20_Text"><text:bookmark text:name="LC735"/><text:s text:c="4"/><text:span text:style-name="T1">#ssl.curve_types: []</text:span></text:p>
      <text:p text:style-name="Preformatted_20_Text"><text:bookmark text:name="LC736"/></text:p>
      <text:p text:style-name="Preformatted_20_Text"><text:bookmark text:name="LC737"/><text:s text:c="4"/><text:span text:style-name="T1"># Configure what types of client authentication are supported. Valid options</text:span></text:p>
      <text:p text:style-name="Preformatted_20_Text"><text:bookmark text:name="LC738"/><text:s text:c="4"/><text:span text:style-name="T1"># are `none`, `optional`, and `required`. When `certificate_authorities` is set it will</text:span></text:p>
      <text:p text:style-name="Preformatted_20_Text"><text:bookmark text:name="LC739"/><text:s text:c="4"/><text:span text:style-name="T1"># default to `required` otherwise it will be set to `none`.</text:span></text:p>
      <text:p text:style-name="Preformatted_20_Text"><text:bookmark text:name="LC740"/><text:s text:c="4"/><text:span text:style-name="T1">#ssl.client_authentication: "required"</text:span></text:p>
      <text:p text:style-name="Preformatted_20_Text"><text:bookmark text:name="LC741"/></text:p>
      <text:p text:style-name="P1"><text:bookmark text:name="LC742"/>#------------------------------ Container input --------------------------------</text:p>
      <text:p text:style-name="P1"><text:bookmark text:name="LC743"/>#- type: container</text:p>
      <text:p text:style-name="Preformatted_20_Text"><text:bookmark text:name="LC744"/><text:s text:c="2"/><text:span text:style-name="T1">#enabled: false</text:span></text:p>
      <text:p text:style-name="Preformatted_20_Text"><text:bookmark text:name="LC745"/></text:p>
      <text:p text:style-name="Preformatted_20_Text"><text:bookmark text:name="LC746"/><text:s text:c="2"/><text:span text:style-name="T1"># Paths for container logs that should be crawled and fetched.</text:span></text:p>
      <text:p text:style-name="Preformatted_20_Text"><text:bookmark text:name="LC747"/><text:s text:c="2"/><text:span text:style-name="T1">#paths:</text:span></text:p>
      <text:p text:style-name="Preformatted_20_Text"><text:bookmark text:name="LC748"/><text:s text:c="2"/><text:span text:style-name="T1"># <text:s/>-/var/lib/docker/containers/*/*.log</text:span></text:p>
      <text:p text:style-name="Preformatted_20_Text"><text:bookmark text:name="LC749"/></text:p>
      <text:p text:style-name="Preformatted_20_Text"><text:bookmark text:name="LC750"/><text:s text:c="2"/><text:span text:style-name="T1"># Configure stream to filter to a specific stream: stdout, stderr or all (default)</text:span></text:p>
      <text:p text:style-name="Preformatted_20_Text"><text:bookmark text:name="LC751"/><text:s text:c="2"/><text:span text:style-name="T1">#stream: all</text:span></text:p>
      <text:p text:style-name="Preformatted_20_Text"><text:bookmark text:name="LC752"/></text:p>
      <text:p text:style-name="P1"><text:bookmark text:name="LC753"/>#========================== Filebeat autodiscover ==============================</text:p>
      <text:p text:style-name="Preformatted_20_Text"><text:bookmark text:name="LC754"/></text:p>
      <text:p text:style-name="P1"><text:bookmark text:name="LC755"/># Autodiscover allows you to detect changes in the system and spawn new modules</text:p>
      <text:p text:style-name="P1"><text:bookmark text:name="LC756"/># or inputs as they happen.</text:p>
      <text:p text:style-name="Preformatted_20_Text"><text:bookmark text:name="LC757"/></text:p>
      <text:p text:style-name="P1"><text:bookmark text:name="LC758"/>#filebeat.autodiscover:</text:p>
      <text:p text:style-name="Preformatted_20_Text"><text:bookmark text:name="LC759"/><text:s text:c="2"/><text:span text:style-name="T1"># List of enabled autodiscover providers</text:span></text:p>
      <text:p text:style-name="P1"><text:bookmark text:name="LC760"/># <text:s/>providers:</text:p>
      <text:p text:style-name="P1"><text:bookmark text:name="LC761"/># <text:s text:c="3"/>- type: docker</text:p>
      <text:p text:style-name="P1"><text:bookmark text:name="LC762"/># <text:s text:c="5"/>templates:</text:p>
      <text:p text:style-name="P1"><text:bookmark text:name="LC763"/># <text:s text:c="7"/>- condition:</text:p>
      <text:p text:style-name="P1"><text:bookmark text:name="LC764"/># <text:s text:c="11"/>equals.docker.container.image: busybox</text:p>
      <text:p text:style-name="P1"><text:bookmark text:name="LC765"/># <text:s text:c="9"/>config:</text:p>
      <text:p text:style-name="P1"><text:bookmark text:name="LC766"/># <text:s text:c="11"/>- type: container</text:p>
      <text:p text:style-name="P1"><text:bookmark text:name="LC767"/># <text:s text:c="13"/>paths:</text:p>
      <text:p text:style-name="P1"><text:bookmark text:name="LC768"/># <text:s text:c="15"/>- /var/lib/docker/containers/${data.docker.container.id}/*.log</text:p>
      <text:p text:style-name="Preformatted_20_Text"><text:bookmark text:name="LC769"/></text:p>
      <text:p text:style-name="P1"><text:bookmark text:name="LC770"/>#========================= Filebeat global options ============================</text:p>
      <text:p text:style-name="Preformatted_20_Text"><text:bookmark text:name="LC771"/></text:p>
      <text:p text:style-name="P1"><text:bookmark text:name="LC772"/># Registry data path. If a relative path is used, it is considered relative to the</text:p>
      <text:p text:style-name="P1"><text:bookmark text:name="LC773"/># data path.</text:p>
      <text:p text:style-name="P1"><text:bookmark text:name="LC774"/>#filebeat.registry.path: ${path.data}/registry</text:p>
      <text:p text:style-name="Preformatted_20_Text"><text:bookmark text:name="LC775"/></text:p>
      <text:p text:style-name="P1"><text:bookmark text:name="LC776"/># The permissions mask to apply on registry data, and meta files. The default</text:p>
      <text:p text:style-name="P1"><text:bookmark text:name="LC777"/># value is 0600. <text:s/>Must be a valid Unix-style file permissions mask expressed in</text:p>
      <text:p text:style-name="P1"><text:bookmark text:name="LC778"/># octal notation. <text:s/>This option is not supported on Windows.</text:p>
      <text:p text:style-name="P1"><text:bookmark text:name="LC779"/>#filebeat.registry.file_permissions: 0600</text:p>
      <text:p text:style-name="Preformatted_20_Text"><text:bookmark text:name="LC780"/></text:p>
      <text:p text:style-name="P1"><text:bookmark text:name="LC781"/># The timeout value that controls when registry entries are written to disk</text:p>
      <text:p text:style-name="P1"><text:bookmark text:name="LC782"/># (flushed). When an unwritten update exceeds this value, it triggers a write</text:p>
      <text:p text:style-name="P1"><text:bookmark text:name="LC783"/># to disk. When flush is set to 0s, the registry is written to disk after each</text:p>
      <text:p text:style-name="P1"><text:bookmark text:name="LC784"/># batch of events has been published successfully. The default value is 0s.</text:p>
      <text:p text:style-name="P1"><text:bookmark text:name="LC785"/>#filebeat.registry.flush: 0s</text:p>
      <text:p text:style-name="Preformatted_20_Text"><text:bookmark text:name="LC786"/><text:soft-page-break/></text:p>
      <text:p text:style-name="Preformatted_20_Text"><text:bookmark text:name="LC787"/></text:p>
      <text:p text:style-name="P1"><text:bookmark text:name="LC788"/># Starting with Filebeat 7.0, the registry uses a new directory format to store</text:p>
      <text:p text:style-name="P1"><text:bookmark text:name="LC789"/># Filebeat state. After you upgrade, Filebeat will automatically migrate a 6.x</text:p>
      <text:p text:style-name="P1"><text:bookmark text:name="LC790"/># registry file to use the new directory format. If you changed</text:p>
      <text:p text:style-name="P1"><text:bookmark text:name="LC791"/># filebeat.registry.path while upgrading, set filebeat.registry.migrate_file to</text:p>
      <text:p text:style-name="P1"><text:bookmark text:name="LC792"/># point to the old registry file.</text:p>
      <text:p text:style-name="P1"><text:bookmark text:name="LC793"/>#filebeat.registry.migrate_file: ${path.data}/registry</text:p>
      <text:p text:style-name="Preformatted_20_Text"><text:bookmark text:name="LC794"/></text:p>
      <text:p text:style-name="P1"><text:bookmark text:name="LC795"/># By default Ingest pipelines are not updated if a pipeline with the same ID</text:p>
      <text:p text:style-name="P1"><text:bookmark text:name="LC796"/># already exists. If this option is enabled Filebeat overwrites pipelines</text:p>
      <text:p text:style-name="P1"><text:bookmark text:name="LC797"/># everytime a new Elasticsearch connection is established.</text:p>
      <text:p text:style-name="P1"><text:bookmark text:name="LC798"/>#filebeat.overwrite_pipelines: false</text:p>
      <text:p text:style-name="Preformatted_20_Text"><text:bookmark text:name="LC799"/></text:p>
      <text:p text:style-name="P1"><text:bookmark text:name="LC800"/># How long filebeat waits on shutdown for the publisher to finish.</text:p>
      <text:p text:style-name="P1"><text:bookmark text:name="LC801"/># Default is 0, not waiting.</text:p>
      <text:p text:style-name="P1"><text:bookmark text:name="LC802"/>#filebeat.shutdown_timeout: 0</text:p>
      <text:p text:style-name="Preformatted_20_Text"><text:bookmark text:name="LC803"/></text:p>
      <text:p text:style-name="P1"><text:bookmark text:name="LC804"/># Enable filebeat config reloading</text:p>
      <text:p text:style-name="P1"><text:bookmark text:name="LC805"/>#filebeat.config:</text:p>
      <text:p text:style-name="Preformatted_20_Text"><text:bookmark text:name="LC806"/><text:s text:c="2"/><text:span text:style-name="T1">#inputs:</text:span></text:p>
      <text:p text:style-name="Preformatted_20_Text"><text:bookmark text:name="LC807"/><text:s text:c="4"/><text:span text:style-name="T1">#enabled: false</text:span></text:p>
      <text:p text:style-name="Preformatted_20_Text"><text:bookmark text:name="LC808"/><text:s text:c="4"/><text:span text:style-name="T1">#path: inputs.d/*.yml</text:span></text:p>
      <text:p text:style-name="Preformatted_20_Text"><text:bookmark text:name="LC809"/><text:s text:c="4"/><text:span text:style-name="T1">#reload.enabled: true</text:span></text:p>
      <text:p text:style-name="Preformatted_20_Text"><text:bookmark text:name="LC810"/><text:s text:c="4"/><text:span text:style-name="T1">#reload.period: 10s</text:span></text:p>
      <text:p text:style-name="Preformatted_20_Text"><text:bookmark text:name="LC811"/><text:s text:c="2"/><text:span text:style-name="T1">#modules:</text:span></text:p>
      <text:p text:style-name="Preformatted_20_Text"><text:bookmark text:name="LC812"/><text:s text:c="4"/><text:span text:style-name="T1">#enabled: false</text:span></text:p>
      <text:p text:style-name="Preformatted_20_Text"><text:bookmark text:name="LC813"/><text:s text:c="4"/><text:span text:style-name="T1">#path: modules.d/*.yml</text:span></text:p>
      <text:p text:style-name="Preformatted_20_Text"><text:bookmark text:name="LC814"/><text:s text:c="4"/><text:span text:style-name="T1">#reload.enabled: true</text:span></text:p>
      <text:p text:style-name="Preformatted_20_Text"><text:bookmark text:name="LC815"/><text:s text:c="4"/><text:span text:style-name="T1">#reload.period: 10s</text:span></text:p>
      <text:p text:style-name="Preformatted_20_Text"><text:bookmark text:name="LC816"/></text:p>
      <text:p text:style-name="P1"><text:bookmark text:name="LC817"/>#================================ General ======================================</text:p>
      <text:p text:style-name="Preformatted_20_Text"><text:bookmark text:name="LC818"/></text:p>
      <text:p text:style-name="P1"><text:bookmark text:name="LC819"/># The name of the shipper that publishes the network data. It can be used to group</text:p>
      <text:p text:style-name="P1"><text:bookmark text:name="LC820"/># all the transactions sent by a single shipper in the web interface.</text:p>
      <text:p text:style-name="P1"><text:bookmark text:name="LC821"/># If this options is not defined, the hostname is used.</text:p>
      <text:p text:style-name="P1"><text:bookmark text:name="LC822"/>#name:</text:p>
      <text:p text:style-name="Preformatted_20_Text"><text:bookmark text:name="LC823"/></text:p>
      <text:p text:style-name="P1"><text:bookmark text:name="LC824"/># The tags of the shipper are included in their own field with each</text:p>
      <text:p text:style-name="P1"><text:bookmark text:name="LC825"/># transaction published. Tags make it easy to group servers by different</text:p>
      <text:p text:style-name="P1"><text:bookmark text:name="LC826"/># logical properties.</text:p>
      <text:p text:style-name="P1"><text:bookmark text:name="LC827"/>#tags: ["service-X", "web-tier"]</text:p>
      <text:p text:style-name="Preformatted_20_Text"><text:bookmark text:name="LC828"/></text:p>
      <text:p text:style-name="P1"><text:bookmark text:name="LC829"/># Optional fields that you can specify to add additional information to the</text:p>
      <text:p text:style-name="P1"><text:bookmark text:name="LC830"/># output. Fields can be scalar values, arrays, dictionaries, or any nested</text:p>
      <text:p text:style-name="P1"><text:bookmark text:name="LC831"/># combination of these.</text:p>
      <text:p text:style-name="P1"><text:bookmark text:name="LC832"/>#fields:</text:p>
      <text:p text:style-name="P1"><text:bookmark text:name="LC833"/># <text:s/>env: staging</text:p>
      <text:p text:style-name="Preformatted_20_Text"><text:bookmark text:name="LC834"/></text:p>
      <text:p text:style-name="P1"><text:bookmark text:name="LC835"/># If this option is set to true, the custom fields are stored as top-level</text:p>
      <text:p text:style-name="P1"><text:bookmark text:name="LC836"/># fields in the output document instead of being grouped under a fields</text:p>
      <text:p text:style-name="P1"><text:bookmark text:name="LC837"/># sub-dictionary. Default is false.</text:p>
      <text:p text:style-name="P1"><text:bookmark text:name="LC838"/>#fields_under_root: false</text:p>
      <text:p text:style-name="Preformatted_20_Text"><text:bookmark text:name="LC839"/></text:p>
      <text:p text:style-name="P1"><text:bookmark text:name="LC840"/># Internal queue configuration for buffering events to be published.</text:p>
      <text:p text:style-name="P1"><text:bookmark text:name="LC841"/>#queue:</text:p>
      <text:p text:style-name="Preformatted_20_Text"><text:bookmark text:name="LC842"/><text:s text:c="2"/><text:span text:style-name="T1"># Queue type by name (default 'mem')</text:span></text:p>
      <text:p text:style-name="Preformatted_20_Text"><text:bookmark text:name="LC843"/><text:s text:c="2"/><text:span text:style-name="T1"># The memory queue will present all available events (up to the outputs</text:span></text:p>
      <text:p text:style-name="Preformatted_20_Text"><text:bookmark text:name="LC844"/><text:s text:c="2"/><text:span text:style-name="T1"># bulk_max_size) to the output, the moment the output is ready to server</text:span></text:p>
      <text:p text:style-name="Preformatted_20_Text"><text:bookmark text:name="LC845"/><text:soft-page-break/><text:s text:c="2"/><text:span text:style-name="T1"># another batch of events.</text:span></text:p>
      <text:p text:style-name="Preformatted_20_Text"><text:bookmark text:name="LC846"/><text:s text:c="2"/><text:span text:style-name="T1">#mem:</text:span></text:p>
      <text:p text:style-name="Preformatted_20_Text"><text:bookmark text:name="LC847"/><text:s text:c="4"/><text:span text:style-name="T1"># Max number of events the queue can buffer.</text:span></text:p>
      <text:p text:style-name="Preformatted_20_Text"><text:bookmark text:name="LC848"/><text:s text:c="4"/><text:span text:style-name="T1">#events: 4096</text:span></text:p>
      <text:p text:style-name="Preformatted_20_Text"><text:bookmark text:name="LC849"/></text:p>
      <text:p text:style-name="Preformatted_20_Text"><text:bookmark text:name="LC850"/><text:s text:c="4"/><text:span text:style-name="T1"># Hints the minimum number of events stored in the queue,</text:span></text:p>
      <text:p text:style-name="Preformatted_20_Text"><text:bookmark text:name="LC851"/><text:s text:c="4"/><text:span text:style-name="T1"># before providing a batch of events to the outputs.</text:span></text:p>
      <text:p text:style-name="Preformatted_20_Text"><text:bookmark text:name="LC852"/><text:s text:c="4"/><text:span text:style-name="T1"># The default value is set to 2048.</text:span></text:p>
      <text:p text:style-name="Preformatted_20_Text"><text:bookmark text:name="LC853"/><text:s text:c="4"/><text:span text:style-name="T1"># A value of 0 ensures events are immediately available</text:span></text:p>
      <text:p text:style-name="Preformatted_20_Text"><text:bookmark text:name="LC854"/><text:s text:c="4"/><text:span text:style-name="T1"># to be sent to the outputs.</text:span></text:p>
      <text:p text:style-name="Preformatted_20_Text"><text:bookmark text:name="LC855"/><text:s text:c="4"/><text:span text:style-name="T1">#flush.min_events: 2048</text:span></text:p>
      <text:p text:style-name="Preformatted_20_Text"><text:bookmark text:name="LC856"/></text:p>
      <text:p text:style-name="Preformatted_20_Text"><text:bookmark text:name="LC857"/><text:s text:c="4"/><text:span text:style-name="T1"># Maximum duration after which events are available to the outputs,</text:span></text:p>
      <text:p text:style-name="Preformatted_20_Text"><text:bookmark text:name="LC858"/><text:s text:c="4"/><text:span text:style-name="T1"># if the number of events stored in the queue is &lt; `flush.min_events`.</text:span></text:p>
      <text:p text:style-name="Preformatted_20_Text"><text:bookmark text:name="LC859"/><text:s text:c="4"/><text:span text:style-name="T1">#flush.timeout: 1s</text:span></text:p>
      <text:p text:style-name="Preformatted_20_Text"><text:bookmark text:name="LC860"/></text:p>
      <text:p text:style-name="Preformatted_20_Text"><text:bookmark text:name="LC861"/><text:s text:c="2"/><text:span text:style-name="T1"># The spool queue will store events in a local spool file, before</text:span></text:p>
      <text:p text:style-name="Preformatted_20_Text"><text:bookmark text:name="LC862"/><text:s text:c="2"/><text:span text:style-name="T1"># forwarding the events to the outputs.</text:span></text:p>
      <text:p text:style-name="Preformatted_20_Text"><text:bookmark text:name="LC863"/><text:s text:c="2"/><text:span text:style-name="T1">#</text:span></text:p>
      <text:p text:style-name="Preformatted_20_Text"><text:bookmark text:name="LC864"/><text:s text:c="2"/><text:span text:style-name="T1"># Beta: spooling to disk is currently a beta feature. Use with care.</text:span></text:p>
      <text:p text:style-name="Preformatted_20_Text"><text:bookmark text:name="LC865"/><text:s text:c="2"/><text:span text:style-name="T1">#</text:span></text:p>
      <text:p text:style-name="Preformatted_20_Text"><text:bookmark text:name="LC866"/><text:s text:c="2"/><text:span text:style-name="T1"># The spool file is a circular buffer, which blocks once the file/buffer is full.</text:span></text:p>
      <text:p text:style-name="Preformatted_20_Text"><text:bookmark text:name="LC867"/><text:s text:c="2"/><text:span text:style-name="T1"># Events are put into a write buffer and flushed once the write buffer</text:span></text:p>
      <text:p text:style-name="Preformatted_20_Text"><text:bookmark text:name="LC868"/><text:s text:c="2"/><text:span text:style-name="T1"># is full or the flush_timeout is triggered.</text:span></text:p>
      <text:p text:style-name="Preformatted_20_Text"><text:bookmark text:name="LC869"/><text:s text:c="2"/><text:span text:style-name="T1"># Once ACKed by the output, events are removed immediately from the queue,</text:span></text:p>
      <text:p text:style-name="Preformatted_20_Text"><text:bookmark text:name="LC870"/><text:s text:c="2"/><text:span text:style-name="T1"># making space for new events to be persisted.</text:span></text:p>
      <text:p text:style-name="Preformatted_20_Text"><text:bookmark text:name="LC871"/><text:s text:c="2"/><text:span text:style-name="T1">#spool:</text:span></text:p>
      <text:p text:style-name="Preformatted_20_Text"><text:bookmark text:name="LC872"/><text:s text:c="4"/><text:span text:style-name="T1"># The file namespace configures the file path and the file creation settings.</text:span></text:p>
      <text:p text:style-name="Preformatted_20_Text"><text:bookmark text:name="LC873"/><text:s text:c="4"/><text:span text:style-name="T1"># Once the file exists, the `size`, `page_size` and `prealloc` settings</text:span></text:p>
      <text:p text:style-name="Preformatted_20_Text"><text:bookmark text:name="LC874"/><text:s text:c="4"/><text:span text:style-name="T1"># will have no more effect.</text:span></text:p>
      <text:p text:style-name="Preformatted_20_Text"><text:bookmark text:name="LC875"/><text:s text:c="4"/><text:span text:style-name="T1">#file:</text:span></text:p>
      <text:p text:style-name="Preformatted_20_Text"><text:bookmark text:name="LC876"/><text:s text:c="6"/><text:span text:style-name="T1"># Location of spool file. The default value is ${path.data}/spool.dat.</text:span></text:p>
      <text:p text:style-name="Preformatted_20_Text"><text:bookmark text:name="LC877"/><text:s text:c="6"/><text:span text:style-name="T1">#path: "${path.data}/spool.dat"</text:span></text:p>
      <text:p text:style-name="Preformatted_20_Text"><text:bookmark text:name="LC878"/></text:p>
      <text:p text:style-name="Preformatted_20_Text"><text:bookmark text:name="LC879"/><text:s text:c="6"/><text:span text:style-name="T1"># Configure file permissions if file is created. The default value is 0600.</text:span></text:p>
      <text:p text:style-name="Preformatted_20_Text"><text:bookmark text:name="LC880"/><text:s text:c="6"/><text:span text:style-name="T1">#permissions: 0600</text:span></text:p>
      <text:p text:style-name="Preformatted_20_Text"><text:bookmark text:name="LC881"/></text:p>
      <text:p text:style-name="Preformatted_20_Text"><text:bookmark text:name="LC882"/><text:s text:c="6"/><text:span text:style-name="T1"># File size hint. The spool blocks, once this limit is reached. The default value is 100 MiB.</text:span></text:p>
      <text:p text:style-name="Preformatted_20_Text"><text:bookmark text:name="LC883"/><text:s text:c="6"/><text:span text:style-name="T1">#size: 100MiB</text:span></text:p>
      <text:p text:style-name="Preformatted_20_Text"><text:bookmark text:name="LC884"/></text:p>
      <text:p text:style-name="Preformatted_20_Text"><text:bookmark text:name="LC885"/><text:s text:c="6"/><text:span text:style-name="T1"># The files page size. A file is split into multiple pages of the same size. The default value is 4KiB.</text:span></text:p>
      <text:p text:style-name="Preformatted_20_Text"><text:bookmark text:name="LC886"/><text:s text:c="6"/><text:span text:style-name="T1">#page_size: 4KiB</text:span></text:p>
      <text:p text:style-name="Preformatted_20_Text"><text:bookmark text:name="LC887"/></text:p>
      <text:p text:style-name="Preformatted_20_Text"><text:bookmark text:name="LC888"/><text:s text:c="6"/><text:span text:style-name="T1"># If prealloc is set, the required space for the file is reserved using</text:span></text:p>
      <text:p text:style-name="Preformatted_20_Text"><text:bookmark text:name="LC889"/><text:s text:c="6"/><text:span text:style-name="T1"># truncate. The default value is true.</text:span></text:p>
      <text:p text:style-name="Preformatted_20_Text"><text:bookmark text:name="LC890"/><text:s text:c="6"/><text:span text:style-name="T1">#prealloc: true</text:span></text:p>
      <text:p text:style-name="Preformatted_20_Text"><text:bookmark text:name="LC891"/></text:p>
      <text:p text:style-name="Preformatted_20_Text"><text:bookmark text:name="LC892"/><text:s text:c="4"/><text:span text:style-name="T1"># Spool writer settings</text:span></text:p>
      <text:p text:style-name="Preformatted_20_Text"><text:bookmark text:name="LC893"/><text:s text:c="4"/><text:span text:style-name="T1"># Events are serialized into a write buffer. The write buffer is flushed if:</text:span></text:p>
      <text:p text:style-name="Preformatted_20_Text"><text:bookmark text:name="LC894"/><text:s text:c="4"/><text:span text:style-name="T1"># - The buffer limit has been reached.</text:span></text:p>
      <text:p text:style-name="Preformatted_20_Text"><text:bookmark text:name="LC895"/><text:s text:c="4"/><text:span text:style-name="T1"># - The configured limit of buffered events is reached.</text:span></text:p>
      <text:p text:style-name="Preformatted_20_Text"><text:bookmark text:name="LC896"/><text:s text:c="4"/><text:span text:style-name="T1"># - The flush timeout is triggered.</text:span></text:p>
      <text:p text:style-name="Preformatted_20_Text"><text:bookmark text:name="LC897"/><text:s text:c="4"/><text:span text:style-name="T1">#write:</text:span></text:p>
      <text:p text:style-name="Preformatted_20_Text"><text:bookmark text:name="LC898"/><text:s text:c="6"/><text:span text:style-name="T1"># Sets the write buffer size.</text:span></text:p>
      <text:p text:style-name="Preformatted_20_Text"><text:bookmark text:name="LC899"/><text:s text:c="6"/><text:span text:style-name="T1">#buffer_size: 1MiB</text:span></text:p>
      <text:p text:style-name="Preformatted_20_Text"><text:bookmark text:name="LC900"/></text:p>
      <text:p text:style-name="Preformatted_20_Text"><text:bookmark text:name="LC901"/><text:s text:c="6"/><text:span text:style-name="T1"># Maximum duration after which events are flushed if the write buffer</text:span></text:p>
      <text:p text:style-name="Preformatted_20_Text"><text:bookmark text:name="LC902"/><text:soft-page-break/><text:s text:c="6"/><text:span text:style-name="T1"># is not full yet. The default value is 1s.</text:span></text:p>
      <text:p text:style-name="Preformatted_20_Text"><text:bookmark text:name="LC903"/><text:s text:c="6"/><text:span text:style-name="T1">#flush.timeout: 1s</text:span></text:p>
      <text:p text:style-name="Preformatted_20_Text"><text:bookmark text:name="LC904"/></text:p>
      <text:p text:style-name="Preformatted_20_Text"><text:bookmark text:name="LC905"/><text:s text:c="6"/><text:span text:style-name="T1"># Number of maximum buffered events. The write buffer is flushed once the</text:span></text:p>
      <text:p text:style-name="Preformatted_20_Text"><text:bookmark text:name="LC906"/><text:s text:c="6"/><text:span text:style-name="T1"># limit is reached.</text:span></text:p>
      <text:p text:style-name="Preformatted_20_Text"><text:bookmark text:name="LC907"/><text:s text:c="6"/><text:span text:style-name="T1">#flush.events: 16384</text:span></text:p>
      <text:p text:style-name="Preformatted_20_Text"><text:bookmark text:name="LC908"/></text:p>
      <text:p text:style-name="Preformatted_20_Text"><text:bookmark text:name="LC909"/><text:s text:c="6"/><text:span text:style-name="T1"># Configure the on-disk event encoding. The encoding can be changed</text:span></text:p>
      <text:p text:style-name="Preformatted_20_Text"><text:bookmark text:name="LC910"/><text:s text:c="6"/><text:span text:style-name="T1"># between restarts.</text:span></text:p>
      <text:p text:style-name="Preformatted_20_Text"><text:bookmark text:name="LC911"/><text:s text:c="6"/><text:span text:style-name="T1"># Valid encodings are: json, ubjson, and cbor.</text:span></text:p>
      <text:p text:style-name="Preformatted_20_Text"><text:bookmark text:name="LC912"/><text:s text:c="6"/><text:span text:style-name="T1">#codec: cbor</text:span></text:p>
      <text:p text:style-name="Preformatted_20_Text"><text:bookmark text:name="LC913"/><text:s text:c="4"/><text:span text:style-name="T1">#read:</text:span></text:p>
      <text:p text:style-name="Preformatted_20_Text"><text:bookmark text:name="LC914"/><text:s text:c="6"/><text:span text:style-name="T1"># Reader flush timeout, waiting for more events to become available, so</text:span></text:p>
      <text:p text:style-name="Preformatted_20_Text"><text:bookmark text:name="LC915"/><text:s text:c="6"/><text:span text:style-name="T1"># to fill a complete batch as required by the outputs.</text:span></text:p>
      <text:p text:style-name="Preformatted_20_Text"><text:bookmark text:name="LC916"/><text:s text:c="6"/><text:span text:style-name="T1"># If flush_timeout is 0, all available events are forwarded to the</text:span></text:p>
      <text:p text:style-name="Preformatted_20_Text"><text:bookmark text:name="LC917"/><text:s text:c="6"/><text:span text:style-name="T1"># outputs immediately.</text:span></text:p>
      <text:p text:style-name="Preformatted_20_Text"><text:bookmark text:name="LC918"/><text:s text:c="6"/><text:span text:style-name="T1"># The default value is 0s.</text:span></text:p>
      <text:p text:style-name="Preformatted_20_Text"><text:bookmark text:name="LC919"/><text:s text:c="6"/><text:span text:style-name="T1">#flush.timeout: 0s</text:span></text:p>
      <text:p text:style-name="Preformatted_20_Text"><text:bookmark text:name="LC920"/></text:p>
      <text:p text:style-name="P1"><text:bookmark text:name="LC921"/># Sets the maximum number of CPUs that can be executing simultaneously. The</text:p>
      <text:p text:style-name="P1"><text:bookmark text:name="LC922"/># default is the number of logical CPUs available in the system.</text:p>
      <text:p text:style-name="P1"><text:bookmark text:name="LC923"/>#max_procs:</text:p>
      <text:p text:style-name="Preformatted_20_Text"><text:bookmark text:name="LC924"/></text:p>
      <text:p text:style-name="P1"><text:bookmark text:name="LC925"/>#================================ Processors ===================================</text:p>
      <text:p text:style-name="Preformatted_20_Text"><text:bookmark text:name="LC926"/></text:p>
      <text:p text:style-name="P1"><text:bookmark text:name="LC927"/># Processors are used to reduce the number of fields in the exported event or to</text:p>
      <text:p text:style-name="P1"><text:bookmark text:name="LC928"/># enhance the event with external metadata. This section defines a list of</text:p>
      <text:p text:style-name="P1"><text:bookmark text:name="LC929"/># processors that are applied one by one and the first one receives the initial</text:p>
      <text:p text:style-name="P1"><text:bookmark text:name="LC930"/># event:</text:p>
      <text:p text:style-name="P1"><text:bookmark text:name="LC931"/>#</text:p>
      <text:p text:style-name="P1"><text:bookmark text:name="LC932"/># <text:s text:c="2"/>event -&gt; filter1 -&gt; event1 -&gt; filter2 -&gt;event2 ...</text:p>
      <text:p text:style-name="P1"><text:bookmark text:name="LC933"/>#</text:p>
      <text:p text:style-name="P1"><text:bookmark text:name="LC934"/># The supported processors are drop_fields, drop_event, include_fields,</text:p>
      <text:p text:style-name="P1"><text:bookmark text:name="LC935"/># decode_json_fields, and add_cloud_metadata.</text:p>
      <text:p text:style-name="P1"><text:bookmark text:name="LC936"/>#</text:p>
      <text:p text:style-name="P1"><text:bookmark text:name="LC937"/># For example, you can use the following processors to keep the fields that</text:p>
      <text:p text:style-name="P1"><text:bookmark text:name="LC938"/># contain CPU load percentages, but remove the fields that contain CPU ticks</text:p>
      <text:p text:style-name="P1"><text:bookmark text:name="LC939"/># values:</text:p>
      <text:p text:style-name="P1"><text:bookmark text:name="LC940"/>#</text:p>
      <text:p text:style-name="P1"><text:bookmark text:name="LC941"/>#processors:</text:p>
      <text:p text:style-name="P1"><text:bookmark text:name="LC942"/>#- include_fields:</text:p>
      <text:p text:style-name="P1"><text:bookmark text:name="LC943"/># <text:s text:c="3"/>fields: ["cpu"]</text:p>
      <text:p text:style-name="P1"><text:bookmark text:name="LC944"/>#- drop_fields:</text:p>
      <text:p text:style-name="P1"><text:bookmark text:name="LC945"/># <text:s text:c="3"/>fields: ["cpu.user", "cpu.system"]</text:p>
      <text:p text:style-name="P1"><text:bookmark text:name="LC946"/>#</text:p>
      <text:p text:style-name="P1"><text:bookmark text:name="LC947"/># The following example drops the events that have the HTTP response code 200:</text:p>
      <text:p text:style-name="P1"><text:bookmark text:name="LC948"/>#</text:p>
      <text:p text:style-name="P1"><text:bookmark text:name="LC949"/>#processors:</text:p>
      <text:p text:style-name="P1"><text:bookmark text:name="LC950"/>#- drop_event:</text:p>
      <text:p text:style-name="P1"><text:bookmark text:name="LC951"/># <text:s text:c="3"/>when:</text:p>
      <text:p text:style-name="P1"><text:bookmark text:name="LC952"/># <text:s text:c="6"/>equals:</text:p>
      <text:p text:style-name="P1"><text:bookmark text:name="LC953"/># <text:s text:c="10"/>http.code: 200</text:p>
      <text:p text:style-name="P1"><text:bookmark text:name="LC954"/>#</text:p>
      <text:p text:style-name="P1"><text:bookmark text:name="LC955"/># The following example renames the field a to b:</text:p>
      <text:p text:style-name="P1"><text:bookmark text:name="LC956"/>#</text:p>
      <text:p text:style-name="P1"><text:bookmark text:name="LC957"/>#processors:</text:p>
      <text:p text:style-name="P1"><text:bookmark text:name="LC958"/>#- rename:</text:p>
      <text:p text:style-name="P1"><text:bookmark text:name="LC959"/># <text:s text:c="3"/>fields:</text:p>
      <text:p text:style-name="P1"><text:bookmark text:name="LC960"/># <text:s text:c="6"/>- from: "a"</text:p>
      <text:p text:style-name="P1"><text:bookmark text:name="LC961"/><text:soft-page-break/># <text:s text:c="8"/>to: "b"</text:p>
      <text:p text:style-name="P1"><text:bookmark text:name="LC962"/>#</text:p>
      <text:p text:style-name="P1"><text:bookmark text:name="LC963"/># The following example tokenizes the string into fields:</text:p>
      <text:p text:style-name="P1"><text:bookmark text:name="LC964"/>#</text:p>
      <text:p text:style-name="P1"><text:bookmark text:name="LC965"/>#processors:</text:p>
      <text:p text:style-name="P1"><text:bookmark text:name="LC966"/>#- dissect:</text:p>
      <text:p text:style-name="P1"><text:bookmark text:name="LC967"/># <text:s text:c="3"/>tokenizer: "%{key1} - %{key2}"</text:p>
      <text:p text:style-name="P1"><text:bookmark text:name="LC968"/># <text:s text:c="3"/>field: "message"</text:p>
      <text:p text:style-name="P1"><text:bookmark text:name="LC969"/># <text:s text:c="3"/>target_prefix: "dissect"</text:p>
      <text:p text:style-name="P1"><text:bookmark text:name="LC970"/>#</text:p>
      <text:p text:style-name="P1"><text:bookmark text:name="LC971"/># The following example enriches each event with metadata from the cloud</text:p>
      <text:p text:style-name="P1"><text:bookmark text:name="LC972"/># provider about the host machine. It works on EC2, GCE, DigitalOcean,</text:p>
      <text:p text:style-name="P1"><text:bookmark text:name="LC973"/># Tencent Cloud, and Alibaba Cloud.</text:p>
      <text:p text:style-name="P1"><text:bookmark text:name="LC974"/>#</text:p>
      <text:p text:style-name="P1"><text:bookmark text:name="LC975"/>#processors:</text:p>
      <text:p text:style-name="P1"><text:bookmark text:name="LC976"/>#- add_cloud_metadata: ~</text:p>
      <text:p text:style-name="P1"><text:bookmark text:name="LC977"/>#</text:p>
      <text:p text:style-name="P1"><text:bookmark text:name="LC978"/># The following example enriches each event with the machine's local time zone</text:p>
      <text:p text:style-name="P1"><text:bookmark text:name="LC979"/># offset from UTC.</text:p>
      <text:p text:style-name="P1"><text:bookmark text:name="LC980"/>#</text:p>
      <text:p text:style-name="P1"><text:bookmark text:name="LC981"/>#processors:</text:p>
      <text:p text:style-name="P1"><text:bookmark text:name="LC982"/>#- add_locale:</text:p>
      <text:p text:style-name="P1"><text:bookmark text:name="LC983"/># <text:s text:c="3"/>format: offset</text:p>
      <text:p text:style-name="P1"><text:bookmark text:name="LC984"/>#</text:p>
      <text:p text:style-name="P1"><text:bookmark text:name="LC985"/># The following example enriches each event with docker metadata, it matches</text:p>
      <text:p text:style-name="P1"><text:bookmark text:name="LC986"/># given fields to an existing container id and adds info from that container:</text:p>
      <text:p text:style-name="P1"><text:bookmark text:name="LC987"/>#</text:p>
      <text:p text:style-name="P1"><text:bookmark text:name="LC988"/>#processors:</text:p>
      <text:p text:style-name="P1"><text:bookmark text:name="LC989"/>#- add_docker_metadata:</text:p>
      <text:p text:style-name="P1"><text:bookmark text:name="LC990"/># <text:s text:c="3"/>host: "unix:///var/run/docker.sock"</text:p>
      <text:p text:style-name="P1"><text:bookmark text:name="LC991"/># <text:s text:c="3"/>match_fields: ["system.process.cgroup.id"]</text:p>
      <text:p text:style-name="P1"><text:bookmark text:name="LC992"/># <text:s text:c="3"/>match_pids: ["process.pid", "process.ppid"]</text:p>
      <text:p text:style-name="P1"><text:bookmark text:name="LC993"/># <text:s text:c="3"/>match_source: true</text:p>
      <text:p text:style-name="P1"><text:bookmark text:name="LC994"/># <text:s text:c="3"/>match_source_index: 4</text:p>
      <text:p text:style-name="P1"><text:bookmark text:name="LC995"/># <text:s text:c="3"/>match_short_id: false</text:p>
      <text:p text:style-name="P1"><text:bookmark text:name="LC996"/># <text:s text:c="3"/>cleanup_timeout: 60</text:p>
      <text:p text:style-name="P1"><text:bookmark text:name="LC997"/># <text:s text:c="3"/>labels.dedot: false</text:p>
      <text:p text:style-name="P1"><text:bookmark text:name="LC998"/># <text:s text:c="3"/># To connect to Docker over TLS you must specify a client and CA certificate.</text:p>
      <text:p text:style-name="P1"><text:bookmark text:name="LC999"/># <text:s text:c="3"/>#ssl:</text:p>
      <text:p text:style-name="P1"><text:bookmark text:name="LC1000"/># <text:s text:c="3"/># <text:s/>certificate_authority: "/etc/pki/root/ca.pem"</text:p>
      <text:p text:style-name="P1"><text:bookmark text:name="LC1001"/># <text:s text:c="3"/># <text:s/>certificate: <text:s text:c="10"/>"/etc/pki/client/cert.pem"</text:p>
      <text:p text:style-name="P1"><text:bookmark text:name="LC1002"/># <text:s text:c="3"/># <text:s/>key: <text:s text:c="18"/>"/etc/pki/client/cert.key"</text:p>
      <text:p text:style-name="P1"><text:bookmark text:name="LC1003"/>#</text:p>
      <text:p text:style-name="P1"><text:bookmark text:name="LC1004"/># The following example enriches each event with docker metadata, it matches</text:p>
      <text:p text:style-name="P1"><text:bookmark text:name="LC1005"/># container id from log path available in `source` field (by default it expects</text:p>
      <text:p text:style-name="P1"><text:bookmark text:name="LC1006"/># it to be /var/lib/docker/containers/*/*.log).</text:p>
      <text:p text:style-name="P1"><text:bookmark text:name="LC1007"/>#</text:p>
      <text:p text:style-name="P1"><text:bookmark text:name="LC1008"/>#processors:</text:p>
      <text:p text:style-name="P1"><text:bookmark text:name="LC1009"/>#- add_docker_metadata: ~</text:p>
      <text:p text:style-name="P1"><text:bookmark text:name="LC1010"/>#</text:p>
      <text:p text:style-name="P1"><text:bookmark text:name="LC1011"/># The following example enriches each event with host metadata.</text:p>
      <text:p text:style-name="P1"><text:bookmark text:name="LC1012"/>#</text:p>
      <text:p text:style-name="P1"><text:bookmark text:name="LC1013"/>#processors:</text:p>
      <text:p text:style-name="P1"><text:bookmark text:name="LC1014"/>#- add_host_metadata:</text:p>
      <text:p text:style-name="P1"><text:bookmark text:name="LC1015"/># <text:s text:c="2"/>netinfo.enabled: false</text:p>
      <text:p text:style-name="P1"><text:bookmark text:name="LC1016"/>#</text:p>
      <text:p text:style-name="P1"><text:bookmark text:name="LC1017"/># The following example enriches each event with process metadata using</text:p>
      <text:p text:style-name="P1"><text:bookmark text:name="LC1018"/># process IDs included in the event.</text:p>
      <text:p text:style-name="P1"><text:bookmark text:name="LC1019"/>#</text:p>
      <text:p text:style-name="P1"><text:bookmark text:name="LC1020"/><text:soft-page-break/>#processors:</text:p>
      <text:p text:style-name="P1"><text:bookmark text:name="LC1021"/>#- add_process_metadata:</text:p>
      <text:p text:style-name="P1"><text:bookmark text:name="LC1022"/># <text:s text:c="3"/>match_pids: ["system.process.ppid"]</text:p>
      <text:p text:style-name="P1"><text:bookmark text:name="LC1023"/># <text:s text:c="3"/>target: system.process.parent</text:p>
      <text:p text:style-name="P1"><text:bookmark text:name="LC1024"/>#</text:p>
      <text:p text:style-name="P1"><text:bookmark text:name="LC1025"/># The following example decodes fields containing JSON strings</text:p>
      <text:p text:style-name="P1"><text:bookmark text:name="LC1026"/># and replaces the strings with valid JSON objects.</text:p>
      <text:p text:style-name="P1"><text:bookmark text:name="LC1027"/>#</text:p>
      <text:p text:style-name="P1"><text:bookmark text:name="LC1028"/>#processors:</text:p>
      <text:p text:style-name="P1"><text:bookmark text:name="LC1029"/>#- decode_json_fields:</text:p>
      <text:p text:style-name="P1"><text:bookmark text:name="LC1030"/># <text:s text:c="3"/>fields: ["field1", "field2", ...]</text:p>
      <text:p text:style-name="P1"><text:bookmark text:name="LC1031"/># <text:s text:c="3"/>process_array: false</text:p>
      <text:p text:style-name="P1"><text:bookmark text:name="LC1032"/># <text:s text:c="3"/>max_depth: 1</text:p>
      <text:p text:style-name="P1"><text:bookmark text:name="LC1033"/># <text:s text:c="3"/>target: ""</text:p>
      <text:p text:style-name="P1"><text:bookmark text:name="LC1034"/># <text:s text:c="3"/>overwrite_keys: false</text:p>
      <text:p text:style-name="P1"><text:bookmark text:name="LC1035"/>#</text:p>
      <text:p text:style-name="P1"><text:bookmark text:name="LC1036"/>#processors:</text:p>
      <text:p text:style-name="P1"><text:bookmark text:name="LC1037"/>#- decompress_gzip_field:</text:p>
      <text:p text:style-name="P1"><text:bookmark text:name="LC1038"/># <text:s text:c="3"/>from: "field1"</text:p>
      <text:p text:style-name="P1"><text:bookmark text:name="LC1039"/># <text:s text:c="3"/>to: "field2"</text:p>
      <text:p text:style-name="P1"><text:bookmark text:name="LC1040"/># <text:s text:c="3"/>ignore_missing: false</text:p>
      <text:p text:style-name="P1"><text:bookmark text:name="LC1041"/># <text:s text:c="3"/>fail_on_error: true</text:p>
      <text:p text:style-name="P1"><text:bookmark text:name="LC1042"/>#</text:p>
      <text:p text:style-name="P1"><text:bookmark text:name="LC1043"/># The following example copies the value of message to message_copied</text:p>
      <text:p text:style-name="P1"><text:bookmark text:name="LC1044"/>#</text:p>
      <text:p text:style-name="P1"><text:bookmark text:name="LC1045"/>#processors:</text:p>
      <text:p text:style-name="P1"><text:bookmark text:name="LC1046"/>#- copy_fields:</text:p>
      <text:p text:style-name="P1"><text:bookmark text:name="LC1047"/># <text:s text:c="3"/>fields:</text:p>
      <text:p text:style-name="P1"><text:bookmark text:name="LC1048"/># <text:s text:c="7"/>- from: message</text:p>
      <text:p text:style-name="P1"><text:bookmark text:name="LC1049"/># <text:s text:c="9"/>to: message_copied</text:p>
      <text:p text:style-name="P1"><text:bookmark text:name="LC1050"/># <text:s text:c="3"/>fail_on_error: true</text:p>
      <text:p text:style-name="P1"><text:bookmark text:name="LC1051"/># <text:s text:c="3"/>ignore_missing: false</text:p>
      <text:p text:style-name="P1"><text:bookmark text:name="LC1052"/>#</text:p>
      <text:p text:style-name="P1"><text:bookmark text:name="LC1053"/># The following example truncates the value of message to 1024 bytes</text:p>
      <text:p text:style-name="P1"><text:bookmark text:name="LC1054"/>#</text:p>
      <text:p text:style-name="P1"><text:bookmark text:name="LC1055"/>#processors:</text:p>
      <text:p text:style-name="P1"><text:bookmark text:name="LC1056"/>#- truncate_fields:</text:p>
      <text:p text:style-name="P1"><text:bookmark text:name="LC1057"/># <text:s text:c="3"/>fields:</text:p>
      <text:p text:style-name="P1"><text:bookmark text:name="LC1058"/># <text:s text:c="5"/>- message</text:p>
      <text:p text:style-name="P1"><text:bookmark text:name="LC1059"/># <text:s text:c="3"/>max_bytes: 1024</text:p>
      <text:p text:style-name="P1"><text:bookmark text:name="LC1060"/># <text:s text:c="3"/>fail_on_error: false</text:p>
      <text:p text:style-name="P1"><text:bookmark text:name="LC1061"/># <text:s text:c="3"/>ignore_missing: true</text:p>
      <text:p text:style-name="P1"><text:bookmark text:name="LC1062"/>#</text:p>
      <text:p text:style-name="P1"><text:bookmark text:name="LC1063"/># The following example preserves the raw message under event.original</text:p>
      <text:p text:style-name="P1"><text:bookmark text:name="LC1064"/>#</text:p>
      <text:p text:style-name="P1"><text:bookmark text:name="LC1065"/>#processors:</text:p>
      <text:p text:style-name="P1"><text:bookmark text:name="LC1066"/>#- copy_fields:</text:p>
      <text:p text:style-name="P1"><text:bookmark text:name="LC1067"/># <text:s text:c="3"/>fields:</text:p>
      <text:p text:style-name="P1"><text:bookmark text:name="LC1068"/># <text:s text:c="7"/>- from: message</text:p>
      <text:p text:style-name="P1"><text:bookmark text:name="LC1069"/># <text:s text:c="9"/>to: event.original</text:p>
      <text:p text:style-name="P1"><text:bookmark text:name="LC1070"/># <text:s text:c="3"/>fail_on_error: false</text:p>
      <text:p text:style-name="P1"><text:bookmark text:name="LC1071"/># <text:s text:c="3"/>ignore_missing: true</text:p>
      <text:p text:style-name="P1"><text:bookmark text:name="LC1072"/>#- truncate_fields:</text:p>
      <text:p text:style-name="P1"><text:bookmark text:name="LC1073"/># <text:s text:c="3"/>fields:</text:p>
      <text:p text:style-name="P1"><text:bookmark text:name="LC1074"/># <text:s text:c="5"/>- event.original</text:p>
      <text:p text:style-name="P1"><text:bookmark text:name="LC1075"/># <text:s text:c="3"/>max_bytes: 1024</text:p>
      <text:p text:style-name="P1"><text:bookmark text:name="LC1076"/># <text:s text:c="3"/>fail_on_error: false</text:p>
      <text:p text:style-name="P1"><text:bookmark text:name="LC1077"/># <text:s text:c="3"/>ignore_missing: true</text:p>
      <text:p text:style-name="Preformatted_20_Text"><text:bookmark text:name="LC1078"/></text:p>
      <text:p text:style-name="P1"><text:bookmark text:name="LC1079"/><text:soft-page-break/>#============================= Elastic Cloud ==================================</text:p>
      <text:p text:style-name="Preformatted_20_Text"><text:bookmark text:name="LC1080"/></text:p>
      <text:p text:style-name="P1"><text:bookmark text:name="LC1081"/># These settings simplify using Filebeat with the Elastic Cloud (https://cloud.elastic.co/).</text:p>
      <text:p text:style-name="Preformatted_20_Text"><text:bookmark text:name="LC1082"/></text:p>
      <text:p text:style-name="P1"><text:bookmark text:name="LC1083"/># The cloud.id setting overwrites the `output.elasticsearch.hosts` and</text:p>
      <text:p text:style-name="P1"><text:bookmark text:name="LC1084"/># `setup.kibana.host` options.</text:p>
      <text:p text:style-name="P1"><text:bookmark text:name="LC1085"/># You can find the `cloud.id` in the Elastic Cloud web UI.</text:p>
      <text:p text:style-name="P1"><text:bookmark text:name="LC1086"/>#cloud.id:</text:p>
      <text:p text:style-name="Preformatted_20_Text"><text:bookmark text:name="LC1087"/></text:p>
      <text:p text:style-name="P1"><text:bookmark text:name="LC1088"/># The cloud.auth setting overwrites the `output.elasticsearch.username` and</text:p>
      <text:p text:style-name="P1"><text:bookmark text:name="LC1089"/># `output.elasticsearch.password` settings. The format is `&lt;user&gt;:&lt;pass&gt;`.</text:p>
      <text:p text:style-name="P1"><text:bookmark text:name="LC1090"/>#cloud.auth:</text:p>
      <text:p text:style-name="Preformatted_20_Text"><text:bookmark text:name="LC1091"/></text:p>
      <text:p text:style-name="P1"><text:bookmark text:name="LC1092"/>#================================ Outputs ======================================</text:p>
      <text:p text:style-name="Preformatted_20_Text"><text:bookmark text:name="LC1093"/></text:p>
      <text:p text:style-name="P1"><text:bookmark text:name="LC1094"/># Configure what output to use when sending the data collected by the beat.</text:p>
      <text:p text:style-name="Preformatted_20_Text"><text:bookmark text:name="LC1095"/></text:p>
      <text:p text:style-name="P1"><text:bookmark text:name="LC1096"/>#-------------------------- Elasticsearch output -------------------------------</text:p>
      <text:p text:style-name="P1"><text:bookmark text:name="LC1097"/>output.elasticsearch:</text:p>
      <text:p text:style-name="Preformatted_20_Text"><text:bookmark text:name="LC1098"/><text:s text:c="2"/><text:span text:style-name="T1"># Boolean flag to enable or disable the output module.</text:span></text:p>
      <text:p text:style-name="Preformatted_20_Text"><text:bookmark text:name="LC1099"/><text:s text:c="2"/><text:span text:style-name="T1">#enabled: true</text:span></text:p>
      <text:p text:style-name="Preformatted_20_Text"><text:bookmark text:name="LC1100"/></text:p>
      <text:p text:style-name="Preformatted_20_Text"><text:bookmark text:name="LC1101"/><text:s text:c="2"/><text:span text:style-name="T1"># Array of hosts to connect to.</text:span></text:p>
      <text:p text:style-name="Preformatted_20_Text"><text:bookmark text:name="LC1102"/><text:s text:c="2"/><text:span text:style-name="T1"># Scheme and port can be left out and will be set to the default (http and 9200)</text:span></text:p>
      <text:p text:style-name="Preformatted_20_Text"><text:bookmark text:name="LC1103"/><text:s text:c="2"/><text:span text:style-name="T1"># In case you specify and additional path, the scheme is required: http://localhost:9200/path</text:span></text:p>
      <text:p text:style-name="Preformatted_20_Text"><text:bookmark text:name="LC1104"/><text:s text:c="2"/><text:span text:style-name="T1"># IPv6 addresses should always be defined as: https://[2001:db8::1]:9200</text:span></text:p>
      <text:p text:style-name="Preformatted_20_Text"><text:bookmark text:name="LC1105"/><text:s text:c="2"/><text:span text:style-name="T1">hosts: ["10.1.0.4:9200"]</text:span></text:p>
      <text:p text:style-name="Preformatted_20_Text"><text:bookmark text:name="LC1106"/><text:s text:c="2"/><text:span text:style-name="T1">username: "elastic"</text:span></text:p>
      <text:p text:style-name="Preformatted_20_Text"><text:bookmark text:name="LC1107"/><text:s text:c="2"/><text:span text:style-name="T1">password: "changeme"</text:span></text:p>
      <text:p text:style-name="Preformatted_20_Text"><text:bookmark text:name="LC1108"/></text:p>
      <text:p text:style-name="Preformatted_20_Text"><text:bookmark text:name="LC1109"/><text:s text:c="2"/><text:span text:style-name="T1"># Set gzip compression level.</text:span></text:p>
      <text:p text:style-name="Preformatted_20_Text"><text:bookmark text:name="LC1110"/><text:s text:c="2"/><text:span text:style-name="T1">#compression_level: 0</text:span></text:p>
      <text:p text:style-name="Preformatted_20_Text"><text:bookmark text:name="LC1111"/></text:p>
      <text:p text:style-name="Preformatted_20_Text"><text:bookmark text:name="LC1112"/><text:s text:c="2"/><text:span text:style-name="T1"># Configure escaping HTML symbols in strings.</text:span></text:p>
      <text:p text:style-name="Preformatted_20_Text"><text:bookmark text:name="LC1113"/><text:s text:c="2"/><text:span text:style-name="T1">#escape_html: false</text:span></text:p>
      <text:p text:style-name="Preformatted_20_Text"><text:bookmark text:name="LC1114"/></text:p>
      <text:p text:style-name="Preformatted_20_Text"><text:bookmark text:name="LC1115"/><text:s text:c="2"/><text:span text:style-name="T1"># Optional protocol and basic auth credentials.</text:span></text:p>
      <text:p text:style-name="Preformatted_20_Text"><text:bookmark text:name="LC1116"/><text:s text:c="2"/><text:span text:style-name="T1">#protocol: "https"</text:span></text:p>
      <text:p text:style-name="Preformatted_20_Text"><text:bookmark text:name="LC1117"/><text:s text:c="2"/><text:span text:style-name="T1">#username: "elastic"</text:span></text:p>
      <text:p text:style-name="Preformatted_20_Text"><text:bookmark text:name="LC1118"/><text:s text:c="2"/><text:span text:style-name="T1">#password: "changeme"</text:span></text:p>
      <text:p text:style-name="Preformatted_20_Text"><text:bookmark text:name="LC1119"/></text:p>
      <text:p text:style-name="Preformatted_20_Text"><text:bookmark text:name="LC1120"/><text:s text:c="2"/><text:span text:style-name="T1"># Dictionary of HTTP parameters to pass within the URL with index operations.</text:span></text:p>
      <text:p text:style-name="Preformatted_20_Text"><text:bookmark text:name="LC1121"/><text:s text:c="2"/><text:span text:style-name="T1">#parameters:</text:span></text:p>
      <text:p text:style-name="Preformatted_20_Text"><text:bookmark text:name="LC1122"/><text:s text:c="4"/><text:span text:style-name="T1">#param1: value1</text:span></text:p>
      <text:p text:style-name="Preformatted_20_Text"><text:bookmark text:name="LC1123"/><text:s text:c="4"/><text:span text:style-name="T1">#param2: value2</text:span></text:p>
      <text:p text:style-name="Preformatted_20_Text"><text:bookmark text:name="LC1124"/></text:p>
      <text:p text:style-name="Preformatted_20_Text"><text:bookmark text:name="LC1125"/><text:s text:c="2"/><text:span text:style-name="T1"># Number of workers per Elasticsearch host.</text:span></text:p>
      <text:p text:style-name="Preformatted_20_Text"><text:bookmark text:name="LC1126"/><text:s text:c="2"/><text:span text:style-name="T1">#worker: 1</text:span></text:p>
      <text:p text:style-name="Preformatted_20_Text"><text:bookmark text:name="LC1127"/></text:p>
      <text:p text:style-name="Preformatted_20_Text"><text:bookmark text:name="LC1128"/><text:s text:c="2"/><text:span text:style-name="T1"># Optional index name. The default is "filebeat" plus date</text:span></text:p>
      <text:p text:style-name="Preformatted_20_Text"><text:bookmark text:name="LC1129"/><text:s text:c="2"/><text:span text:style-name="T1"># and generates [filebeat-]YYYY.MM.DD keys.</text:span></text:p>
      <text:p text:style-name="Preformatted_20_Text"><text:bookmark text:name="LC1130"/><text:s text:c="2"/><text:span text:style-name="T1"># In case you modify this pattern you must update setup.template.name and setup.template.pattern accordingly.</text:span></text:p>
      <text:p text:style-name="Preformatted_20_Text"><text:bookmark text:name="LC1131"/><text:s text:c="2"/><text:span text:style-name="T1">#index: "filebeat-%{[agent.version]}-%{+yyyy.MM.dd}"</text:span></text:p>
      <text:p text:style-name="Preformatted_20_Text"><text:bookmark text:name="LC1132"/></text:p>
      <text:p text:style-name="Preformatted_20_Text"><text:bookmark text:name="LC1133"/><text:s text:c="2"/><text:span text:style-name="T1"># Optional ingest node pipeline. By default no pipeline will be used.</text:span></text:p>
      <text:p text:style-name="Preformatted_20_Text"><text:bookmark text:name="LC1134"/><text:s text:c="2"/><text:span text:style-name="T1">#pipeline: ""</text:span></text:p>
      <text:p text:style-name="Preformatted_20_Text"><text:bookmark text:name="LC1135"/><text:soft-page-break/></text:p>
      <text:p text:style-name="Preformatted_20_Text"><text:bookmark text:name="LC1136"/><text:s text:c="2"/><text:span text:style-name="T1"># Optional HTTP path</text:span></text:p>
      <text:p text:style-name="Preformatted_20_Text"><text:bookmark text:name="LC1137"/><text:s text:c="2"/><text:span text:style-name="T1">#path: "/elasticsearch"</text:span></text:p>
      <text:p text:style-name="Preformatted_20_Text"><text:bookmark text:name="LC1138"/></text:p>
      <text:p text:style-name="Preformatted_20_Text"><text:bookmark text:name="LC1139"/><text:s text:c="2"/><text:span text:style-name="T1"># Custom HTTP headers to add to each request</text:span></text:p>
      <text:p text:style-name="Preformatted_20_Text"><text:bookmark text:name="LC1140"/><text:s text:c="2"/><text:span text:style-name="T1">#headers:</text:span></text:p>
      <text:p text:style-name="Preformatted_20_Text"><text:bookmark text:name="LC1141"/><text:s text:c="2"/><text:span text:style-name="T1"># <text:s/>X-My-Header: Contents of the header</text:span></text:p>
      <text:p text:style-name="Preformatted_20_Text"><text:bookmark text:name="LC1142"/></text:p>
      <text:p text:style-name="Preformatted_20_Text"><text:bookmark text:name="LC1143"/><text:s text:c="2"/><text:span text:style-name="T1"># Proxy server URL</text:span></text:p>
      <text:p text:style-name="Preformatted_20_Text"><text:bookmark text:name="LC1144"/><text:s text:c="2"/><text:span text:style-name="T1">#proxy_url: http://proxy:3128</text:span></text:p>
      <text:p text:style-name="Preformatted_20_Text"><text:bookmark text:name="LC1145"/></text:p>
      <text:p text:style-name="Preformatted_20_Text"><text:bookmark text:name="LC1146"/><text:s text:c="2"/><text:span text:style-name="T1"># Whether to disable proxy settings for outgoing connections. If true, this</text:span></text:p>
      <text:p text:style-name="Preformatted_20_Text"><text:bookmark text:name="LC1147"/><text:s text:c="2"/><text:span text:style-name="T1"># takes precedence over both the proxy_url field and any environment settings</text:span></text:p>
      <text:p text:style-name="Preformatted_20_Text"><text:bookmark text:name="LC1148"/><text:s text:c="2"/><text:span text:style-name="T1"># (HTTP_PROXY, HTTPS_PROXY). The default is false.</text:span></text:p>
      <text:p text:style-name="Preformatted_20_Text"><text:bookmark text:name="LC1149"/><text:s text:c="2"/><text:span text:style-name="T1">#proxy_disable: false</text:span></text:p>
      <text:p text:style-name="Preformatted_20_Text"><text:bookmark text:name="LC1150"/></text:p>
      <text:p text:style-name="Preformatted_20_Text"><text:bookmark text:name="LC1151"/><text:s text:c="2"/><text:span text:style-name="T1"># The number of times a particular Elasticsearch index operation is attempted. If</text:span></text:p>
      <text:p text:style-name="Preformatted_20_Text"><text:bookmark text:name="LC1152"/><text:s text:c="2"/><text:span text:style-name="T1"># the indexing operation doesn't succeed after this many retries, the events are</text:span></text:p>
      <text:p text:style-name="Preformatted_20_Text"><text:bookmark text:name="LC1153"/><text:s text:c="2"/><text:span text:style-name="T1"># dropped. The default is 3.</text:span></text:p>
      <text:p text:style-name="Preformatted_20_Text"><text:bookmark text:name="LC1154"/><text:s text:c="2"/><text:span text:style-name="T1">#max_retries: 3</text:span></text:p>
      <text:p text:style-name="Preformatted_20_Text"><text:bookmark text:name="LC1155"/></text:p>
      <text:p text:style-name="Preformatted_20_Text"><text:bookmark text:name="LC1156"/><text:s text:c="2"/><text:span text:style-name="T1"># The maximum number of events to bulk in a single Elasticsearch bulk API index request.</text:span></text:p>
      <text:p text:style-name="Preformatted_20_Text"><text:bookmark text:name="LC1157"/><text:s text:c="2"/><text:span text:style-name="T1"># The default is 50.</text:span></text:p>
      <text:p text:style-name="Preformatted_20_Text"><text:bookmark text:name="LC1158"/><text:s text:c="2"/><text:span text:style-name="T1">#bulk_max_size: 50</text:span></text:p>
      <text:p text:style-name="Preformatted_20_Text"><text:bookmark text:name="LC1159"/></text:p>
      <text:p text:style-name="Preformatted_20_Text"><text:bookmark text:name="LC1160"/><text:s text:c="2"/><text:span text:style-name="T1"># The number of seconds to wait before trying to reconnect to Elasticsearch</text:span></text:p>
      <text:p text:style-name="Preformatted_20_Text"><text:bookmark text:name="LC1161"/><text:s text:c="2"/><text:span text:style-name="T1"># after a network error. After waiting backoff.init seconds, the Beat</text:span></text:p>
      <text:p text:style-name="Preformatted_20_Text"><text:bookmark text:name="LC1162"/><text:s text:c="2"/><text:span text:style-name="T1"># tries to reconnect. If the attempt fails, the backoff timer is increased</text:span></text:p>
      <text:p text:style-name="Preformatted_20_Text"><text:bookmark text:name="LC1163"/><text:s text:c="2"/><text:span text:style-name="T1"># exponentially up to backoff.max. After a successful connection, the backoff</text:span></text:p>
      <text:p text:style-name="Preformatted_20_Text"><text:bookmark text:name="LC1164"/><text:s text:c="2"/><text:span text:style-name="T1"># timer is reset. The default is 1s.</text:span></text:p>
      <text:p text:style-name="Preformatted_20_Text"><text:bookmark text:name="LC1165"/><text:s text:c="2"/><text:span text:style-name="T1">#backoff.init: 1s</text:span></text:p>
      <text:p text:style-name="Preformatted_20_Text"><text:bookmark text:name="LC1166"/></text:p>
      <text:p text:style-name="Preformatted_20_Text"><text:bookmark text:name="LC1167"/><text:s text:c="2"/><text:span text:style-name="T1"># The maximum number of seconds to wait before attempting to connect to</text:span></text:p>
      <text:p text:style-name="Preformatted_20_Text"><text:bookmark text:name="LC1168"/><text:s text:c="2"/><text:span text:style-name="T1"># Elasticsearch after a network error. The default is 60s.</text:span></text:p>
      <text:p text:style-name="Preformatted_20_Text"><text:bookmark text:name="LC1169"/><text:s text:c="2"/><text:span text:style-name="T1">#backoff.max: 60s</text:span></text:p>
      <text:p text:style-name="Preformatted_20_Text"><text:bookmark text:name="LC1170"/></text:p>
      <text:p text:style-name="Preformatted_20_Text"><text:bookmark text:name="LC1171"/><text:s text:c="2"/><text:span text:style-name="T1"># Configure HTTP request timeout before failing a request to Elasticsearch.</text:span></text:p>
      <text:p text:style-name="Preformatted_20_Text"><text:bookmark text:name="LC1172"/><text:s text:c="2"/><text:span text:style-name="T1">#timeout: 90</text:span></text:p>
      <text:p text:style-name="Preformatted_20_Text"><text:bookmark text:name="LC1173"/></text:p>
      <text:p text:style-name="Preformatted_20_Text"><text:bookmark text:name="LC1174"/><text:s text:c="2"/><text:span text:style-name="T1"># Use SSL settings for HTTPS.</text:span></text:p>
      <text:p text:style-name="Preformatted_20_Text"><text:bookmark text:name="LC1175"/><text:s text:c="2"/><text:span text:style-name="T1">#ssl.enabled: true</text:span></text:p>
      <text:p text:style-name="Preformatted_20_Text"><text:bookmark text:name="LC1176"/></text:p>
      <text:p text:style-name="Preformatted_20_Text"><text:bookmark text:name="LC1177"/><text:s text:c="2"/><text:span text:style-name="T1"># Configure SSL verification mode. If `none` is configured, all server hosts</text:span></text:p>
      <text:p text:style-name="Preformatted_20_Text"><text:bookmark text:name="LC1178"/><text:s text:c="2"/><text:span text:style-name="T1"># and certificates will be accepted. In this mode, SSL-based connections are</text:span></text:p>
      <text:p text:style-name="Preformatted_20_Text"><text:bookmark text:name="LC1179"/><text:s text:c="2"/><text:span text:style-name="T1"># susceptible to man-in-the-middle attacks. Use only for testing. Default is</text:span></text:p>
      <text:p text:style-name="Preformatted_20_Text"><text:bookmark text:name="LC1180"/><text:s text:c="2"/><text:span text:style-name="T1"># `full`.</text:span></text:p>
      <text:p text:style-name="Preformatted_20_Text"><text:bookmark text:name="LC1181"/><text:s text:c="2"/><text:span text:style-name="T1">#ssl.verification_mode: full</text:span></text:p>
      <text:p text:style-name="Preformatted_20_Text"><text:bookmark text:name="LC1182"/></text:p>
      <text:p text:style-name="Preformatted_20_Text"><text:bookmark text:name="LC1183"/><text:s text:c="2"/><text:span text:style-name="T1"># List of supported/valid TLS versions. By default all TLS versions from 1.0 up to</text:span></text:p>
      <text:p text:style-name="Preformatted_20_Text"><text:bookmark text:name="LC1184"/><text:s text:c="2"/><text:span text:style-name="T1"># 1.2 are enabled.</text:span></text:p>
      <text:p text:style-name="Preformatted_20_Text"><text:bookmark text:name="LC1185"/><text:s text:c="2"/><text:span text:style-name="T1">#ssl.supported_protocols: [TLSv1.0, TLSv1.1, TLSv1.2]</text:span></text:p>
      <text:p text:style-name="Preformatted_20_Text"><text:bookmark text:name="LC1186"/></text:p>
      <text:p text:style-name="Preformatted_20_Text"><text:bookmark text:name="LC1187"/><text:s text:c="2"/><text:span text:style-name="T1"># List of root certificates for HTTPS server verifications</text:span></text:p>
      <text:p text:style-name="Preformatted_20_Text"><text:bookmark text:name="LC1188"/><text:s text:c="2"/><text:span text:style-name="T1">#ssl.certificate_authorities: ["/etc/pki/root/ca.pem"]</text:span></text:p>
      <text:p text:style-name="Preformatted_20_Text"><text:bookmark text:name="LC1189"/></text:p>
      <text:p text:style-name="Preformatted_20_Text"><text:bookmark text:name="LC1190"/><text:s text:c="2"/><text:span text:style-name="T1"># Certificate for SSL client authentication</text:span></text:p>
      <text:p text:style-name="Preformatted_20_Text"><text:bookmark text:name="LC1191"/><text:s text:c="2"/><text:span text:style-name="T1">#ssl.certificate: "/etc/pki/client/cert.pem"</text:span></text:p>
      <text:p text:style-name="Preformatted_20_Text"><text:bookmark text:name="LC1192"/><text:soft-page-break/></text:p>
      <text:p text:style-name="Preformatted_20_Text"><text:bookmark text:name="LC1193"/><text:s text:c="2"/><text:span text:style-name="T1"># Client certificate key</text:span></text:p>
      <text:p text:style-name="Preformatted_20_Text"><text:bookmark text:name="LC1194"/><text:s text:c="2"/><text:span text:style-name="T1">#ssl.key: "/etc/pki/client/cert.key"</text:span></text:p>
      <text:p text:style-name="Preformatted_20_Text"><text:bookmark text:name="LC1195"/></text:p>
      <text:p text:style-name="Preformatted_20_Text"><text:bookmark text:name="LC1196"/><text:s text:c="2"/><text:span text:style-name="T1"># Optional passphrase for decrypting the certificate key.</text:span></text:p>
      <text:p text:style-name="Preformatted_20_Text"><text:bookmark text:name="LC1197"/><text:s text:c="2"/><text:span text:style-name="T1">#ssl.key_passphrase: ''</text:span></text:p>
      <text:p text:style-name="Preformatted_20_Text"><text:bookmark text:name="LC1198"/></text:p>
      <text:p text:style-name="Preformatted_20_Text"><text:bookmark text:name="LC1199"/><text:s text:c="2"/><text:span text:style-name="T1"># Configure cipher suites to be used for SSL connections</text:span></text:p>
      <text:p text:style-name="Preformatted_20_Text"><text:bookmark text:name="LC1200"/><text:s text:c="2"/><text:span text:style-name="T1">#ssl.cipher_suites: []</text:span></text:p>
      <text:p text:style-name="Preformatted_20_Text"><text:bookmark text:name="LC1201"/></text:p>
      <text:p text:style-name="Preformatted_20_Text"><text:bookmark text:name="LC1202"/><text:s text:c="2"/><text:span text:style-name="T1"># Configure curve types for ECDHE-based cipher suites</text:span></text:p>
      <text:p text:style-name="Preformatted_20_Text"><text:bookmark text:name="LC1203"/><text:s text:c="2"/><text:span text:style-name="T1">#ssl.curve_types: []</text:span></text:p>
      <text:p text:style-name="Preformatted_20_Text"><text:bookmark text:name="LC1204"/></text:p>
      <text:p text:style-name="Preformatted_20_Text"><text:bookmark text:name="LC1205"/><text:s text:c="2"/><text:span text:style-name="T1"># Configure what types of renegotiation are supported. Valid options are</text:span></text:p>
      <text:p text:style-name="Preformatted_20_Text"><text:bookmark text:name="LC1206"/><text:s text:c="2"/><text:span text:style-name="T1"># never, once, and freely. Default is never.</text:span></text:p>
      <text:p text:style-name="Preformatted_20_Text"><text:bookmark text:name="LC1207"/><text:s text:c="2"/><text:span text:style-name="T1">#ssl.renegotiation: never</text:span></text:p>
      <text:p text:style-name="Preformatted_20_Text"><text:bookmark text:name="LC1208"/></text:p>
      <text:p text:style-name="P1"><text:bookmark text:name="LC1209"/>#----------------------------- Logstash output ---------------------------------</text:p>
      <text:p text:style-name="P1"><text:bookmark text:name="LC1210"/>#output.logstash:</text:p>
      <text:p text:style-name="Preformatted_20_Text"><text:bookmark text:name="LC1211"/><text:s text:c="2"/><text:span text:style-name="T1"># Boolean flag to enable or disable the output module.</text:span></text:p>
      <text:p text:style-name="Preformatted_20_Text"><text:bookmark text:name="LC1212"/><text:s text:c="2"/><text:span text:style-name="T1">#enabled: true</text:span></text:p>
      <text:p text:style-name="Preformatted_20_Text"><text:bookmark text:name="LC1213"/></text:p>
      <text:p text:style-name="Preformatted_20_Text"><text:bookmark text:name="LC1214"/><text:s text:c="2"/><text:span text:style-name="T1"># The Logstash hosts</text:span></text:p>
      <text:p text:style-name="Preformatted_20_Text"><text:bookmark text:name="LC1215"/><text:s text:c="2"/><text:span text:style-name="T1">#hosts: ["localhost:5044"]</text:span></text:p>
      <text:p text:style-name="Preformatted_20_Text"><text:bookmark text:name="LC1216"/></text:p>
      <text:p text:style-name="Preformatted_20_Text"><text:bookmark text:name="LC1217"/><text:s text:c="2"/><text:span text:style-name="T1"># Number of workers per Logstash host.</text:span></text:p>
      <text:p text:style-name="Preformatted_20_Text"><text:bookmark text:name="LC1218"/><text:s text:c="2"/><text:span text:style-name="T1">#worker: 1</text:span></text:p>
      <text:p text:style-name="Preformatted_20_Text"><text:bookmark text:name="LC1219"/></text:p>
      <text:p text:style-name="Preformatted_20_Text"><text:bookmark text:name="LC1220"/><text:s text:c="2"/><text:span text:style-name="T1"># Set gzip compression level.</text:span></text:p>
      <text:p text:style-name="Preformatted_20_Text"><text:bookmark text:name="LC1221"/><text:s text:c="2"/><text:span text:style-name="T1">#compression_level: 3</text:span></text:p>
      <text:p text:style-name="Preformatted_20_Text"><text:bookmark text:name="LC1222"/></text:p>
      <text:p text:style-name="Preformatted_20_Text"><text:bookmark text:name="LC1223"/><text:s text:c="2"/><text:span text:style-name="T1"># Configure escaping HTML symbols in strings.</text:span></text:p>
      <text:p text:style-name="Preformatted_20_Text"><text:bookmark text:name="LC1224"/><text:s text:c="2"/><text:span text:style-name="T1">#escape_html: false</text:span></text:p>
      <text:p text:style-name="Preformatted_20_Text"><text:bookmark text:name="LC1225"/></text:p>
      <text:p text:style-name="Preformatted_20_Text"><text:bookmark text:name="LC1226"/><text:s text:c="2"/><text:span text:style-name="T1"># Optional maximum time to live for a connection to Logstash, after which the</text:span></text:p>
      <text:p text:style-name="Preformatted_20_Text"><text:bookmark text:name="LC1227"/><text:s text:c="2"/><text:span text:style-name="T1"># connection will be re-established. <text:s/>A value of `0s` (the default) will</text:span></text:p>
      <text:p text:style-name="Preformatted_20_Text"><text:bookmark text:name="LC1228"/><text:s text:c="2"/><text:span text:style-name="T1"># disable this feature.</text:span></text:p>
      <text:p text:style-name="Preformatted_20_Text"><text:bookmark text:name="LC1229"/><text:s text:c="2"/><text:span text:style-name="T1">#</text:span></text:p>
      <text:p text:style-name="Preformatted_20_Text"><text:bookmark text:name="LC1230"/><text:s text:c="2"/><text:span text:style-name="T1"># Not yet supported for async connections (i.e. with the "pipelining" option set)</text:span></text:p>
      <text:p text:style-name="Preformatted_20_Text"><text:bookmark text:name="LC1231"/><text:s text:c="2"/><text:span text:style-name="T1">#ttl: 30s</text:span></text:p>
      <text:p text:style-name="Preformatted_20_Text"><text:bookmark text:name="LC1232"/></text:p>
      <text:p text:style-name="Preformatted_20_Text"><text:bookmark text:name="LC1233"/><text:s text:c="2"/><text:span text:style-name="T1"># Optionally load-balance events between Logstash hosts. Default is false.</text:span></text:p>
      <text:p text:style-name="Preformatted_20_Text"><text:bookmark text:name="LC1234"/><text:s text:c="2"/><text:span text:style-name="T1">#loadbalance: false</text:span></text:p>
      <text:p text:style-name="Preformatted_20_Text"><text:bookmark text:name="LC1235"/></text:p>
      <text:p text:style-name="Preformatted_20_Text"><text:bookmark text:name="LC1236"/><text:s text:c="2"/><text:span text:style-name="T1"># Number of batches to be sent asynchronously to Logstash while processing</text:span></text:p>
      <text:p text:style-name="Preformatted_20_Text"><text:bookmark text:name="LC1237"/><text:s text:c="2"/><text:span text:style-name="T1"># new batches.</text:span></text:p>
      <text:p text:style-name="Preformatted_20_Text"><text:bookmark text:name="LC1238"/><text:s text:c="2"/><text:span text:style-name="T1">#pipelining: 2</text:span></text:p>
      <text:p text:style-name="Preformatted_20_Text"><text:bookmark text:name="LC1239"/></text:p>
      <text:p text:style-name="Preformatted_20_Text"><text:bookmark text:name="LC1240"/><text:s text:c="2"/><text:span text:style-name="T1"># If enabled only a subset of events in a batch of events is transferred per</text:span></text:p>
      <text:p text:style-name="Preformatted_20_Text"><text:bookmark text:name="LC1241"/><text:s text:c="2"/><text:span text:style-name="T1"># transaction. <text:s/>The number of events to be sent increases up to `bulk_max_size`</text:span></text:p>
      <text:p text:style-name="Preformatted_20_Text"><text:bookmark text:name="LC1242"/><text:s text:c="2"/><text:span text:style-name="T1"># if no error is encountered.</text:span></text:p>
      <text:p text:style-name="Preformatted_20_Text"><text:bookmark text:name="LC1243"/><text:s text:c="2"/><text:span text:style-name="T1">#slow_start: false</text:span></text:p>
      <text:p text:style-name="Preformatted_20_Text"><text:bookmark text:name="LC1244"/></text:p>
      <text:p text:style-name="Preformatted_20_Text"><text:bookmark text:name="LC1245"/><text:s text:c="2"/><text:span text:style-name="T1"># The number of seconds to wait before trying to reconnect to Logstash</text:span></text:p>
      <text:p text:style-name="Preformatted_20_Text"><text:bookmark text:name="LC1246"/><text:s text:c="2"/><text:span text:style-name="T1"># after a network error. After waiting backoff.init seconds, the Beat</text:span></text:p>
      <text:p text:style-name="Preformatted_20_Text"><text:bookmark text:name="LC1247"/><text:s text:c="2"/><text:span text:style-name="T1"># tries to reconnect. If the attempt fails, the backoff timer is increased</text:span></text:p>
      <text:p text:style-name="Preformatted_20_Text"><text:bookmark text:name="LC1248"/><text:s text:c="2"/><text:span text:style-name="T1"># exponentially up to backoff.max. After a successful connection, the backoff</text:span></text:p>
      <text:p text:style-name="Preformatted_20_Text"><text:bookmark text:name="LC1249"/><text:s text:c="2"/><text:span text:style-name="T1"># timer is reset. The default is 1s.</text:span></text:p>
      <text:p text:style-name="Preformatted_20_Text"><text:bookmark text:name="LC1250"/><text:s text:c="2"/><text:span text:style-name="T1">#backoff.init: 1s</text:span></text:p>
      <text:p text:style-name="Preformatted_20_Text"><text:bookmark text:name="LC1251"/><text:soft-page-break/></text:p>
      <text:p text:style-name="Preformatted_20_Text"><text:bookmark text:name="LC1252"/><text:s text:c="2"/><text:span text:style-name="T1"># The maximum number of seconds to wait before attempting to connect to</text:span></text:p>
      <text:p text:style-name="Preformatted_20_Text"><text:bookmark text:name="LC1253"/><text:s text:c="2"/><text:span text:style-name="T1"># Logstash after a network error. The default is 60s.</text:span></text:p>
      <text:p text:style-name="Preformatted_20_Text"><text:bookmark text:name="LC1254"/><text:s text:c="2"/><text:span text:style-name="T1">#backoff.max: 60s</text:span></text:p>
      <text:p text:style-name="Preformatted_20_Text"><text:bookmark text:name="LC1255"/></text:p>
      <text:p text:style-name="Preformatted_20_Text"><text:bookmark text:name="LC1256"/><text:s text:c="2"/><text:span text:style-name="T1"># Optional index name. The default index name is set to filebeat</text:span></text:p>
      <text:p text:style-name="Preformatted_20_Text"><text:bookmark text:name="LC1257"/><text:s text:c="2"/><text:span text:style-name="T1"># in all lowercase.</text:span></text:p>
      <text:p text:style-name="Preformatted_20_Text"><text:bookmark text:name="LC1258"/><text:s text:c="2"/><text:span text:style-name="T1">#index: 'filebeat'</text:span></text:p>
      <text:p text:style-name="Preformatted_20_Text"><text:bookmark text:name="LC1259"/></text:p>
      <text:p text:style-name="Preformatted_20_Text"><text:bookmark text:name="LC1260"/><text:s text:c="2"/><text:span text:style-name="T1"># SOCKS5 proxy server URL</text:span></text:p>
      <text:p text:style-name="Preformatted_20_Text"><text:bookmark text:name="LC1261"/><text:s text:c="2"/><text:span text:style-name="T1">#proxy_url: socks5://user:password@socks5-server:2233</text:span></text:p>
      <text:p text:style-name="Preformatted_20_Text"><text:bookmark text:name="LC1262"/></text:p>
      <text:p text:style-name="Preformatted_20_Text"><text:bookmark text:name="LC1263"/><text:s text:c="2"/><text:span text:style-name="T1"># Resolve names locally when using a proxy server. Defaults to false.</text:span></text:p>
      <text:p text:style-name="Preformatted_20_Text"><text:bookmark text:name="LC1264"/><text:s text:c="2"/><text:span text:style-name="T1">#proxy_use_local_resolver: false</text:span></text:p>
      <text:p text:style-name="Preformatted_20_Text"><text:bookmark text:name="LC1265"/></text:p>
      <text:p text:style-name="Preformatted_20_Text"><text:bookmark text:name="LC1266"/><text:s text:c="2"/><text:span text:style-name="T1"># Enable SSL support. SSL is automatically enabled if any SSL setting is set.</text:span></text:p>
      <text:p text:style-name="Preformatted_20_Text"><text:bookmark text:name="LC1267"/><text:s text:c="2"/><text:span text:style-name="T1">#ssl.enabled: true</text:span></text:p>
      <text:p text:style-name="Preformatted_20_Text"><text:bookmark text:name="LC1268"/></text:p>
      <text:p text:style-name="Preformatted_20_Text"><text:bookmark text:name="LC1269"/><text:s text:c="2"/><text:span text:style-name="T1"># Configure SSL verification mode. If `none` is configured, all server hosts</text:span></text:p>
      <text:p text:style-name="Preformatted_20_Text"><text:bookmark text:name="LC1270"/><text:s text:c="2"/><text:span text:style-name="T1"># and certificates will be accepted. In this mode, SSL based connections are</text:span></text:p>
      <text:p text:style-name="Preformatted_20_Text"><text:bookmark text:name="LC1271"/><text:s text:c="2"/><text:span text:style-name="T1"># susceptible to man-in-the-middle attacks. Use only for testing. Default is</text:span></text:p>
      <text:p text:style-name="Preformatted_20_Text"><text:bookmark text:name="LC1272"/><text:s text:c="2"/><text:span text:style-name="T1"># `full`.</text:span></text:p>
      <text:p text:style-name="Preformatted_20_Text"><text:bookmark text:name="LC1273"/><text:s text:c="2"/><text:span text:style-name="T1">#ssl.verification_mode: full</text:span></text:p>
      <text:p text:style-name="Preformatted_20_Text"><text:bookmark text:name="LC1274"/></text:p>
      <text:p text:style-name="Preformatted_20_Text"><text:bookmark text:name="LC1275"/><text:s text:c="2"/><text:span text:style-name="T1"># List of supported/valid TLS versions. By default all TLS versions from 1.0 up to</text:span></text:p>
      <text:p text:style-name="Preformatted_20_Text"><text:bookmark text:name="LC1276"/><text:s text:c="2"/><text:span text:style-name="T1"># 1.2 are enabled.</text:span></text:p>
      <text:p text:style-name="Preformatted_20_Text"><text:bookmark text:name="LC1277"/><text:s text:c="2"/><text:span text:style-name="T1">#ssl.supported_protocols: [TLSv1.0, TLSv1.1, TLSv1.2]</text:span></text:p>
      <text:p text:style-name="Preformatted_20_Text"><text:bookmark text:name="LC1278"/></text:p>
      <text:p text:style-name="Preformatted_20_Text"><text:bookmark text:name="LC1279"/><text:s text:c="2"/><text:span text:style-name="T1"># Optional SSL configuration options. SSL is off by default.</text:span></text:p>
      <text:p text:style-name="Preformatted_20_Text"><text:bookmark text:name="LC1280"/><text:s text:c="2"/><text:span text:style-name="T1"># List of root certificates for HTTPS server verifications</text:span></text:p>
      <text:p text:style-name="Preformatted_20_Text"><text:bookmark text:name="LC1281"/><text:s text:c="2"/><text:span text:style-name="T1">#ssl.certificate_authorities: ["/etc/pki/root/ca.pem"]</text:span></text:p>
      <text:p text:style-name="Preformatted_20_Text"><text:bookmark text:name="LC1282"/></text:p>
      <text:p text:style-name="Preformatted_20_Text"><text:bookmark text:name="LC1283"/><text:s text:c="2"/><text:span text:style-name="T1"># Certificate for SSL client authentication</text:span></text:p>
      <text:p text:style-name="Preformatted_20_Text"><text:bookmark text:name="LC1284"/><text:s text:c="2"/><text:span text:style-name="T1">#ssl.certificate: "/etc/pki/client/cert.pem"</text:span></text:p>
      <text:p text:style-name="Preformatted_20_Text"><text:bookmark text:name="LC1285"/></text:p>
      <text:p text:style-name="Preformatted_20_Text"><text:bookmark text:name="LC1286"/><text:s text:c="2"/><text:span text:style-name="T1"># Client certificate key</text:span></text:p>
      <text:p text:style-name="Preformatted_20_Text"><text:bookmark text:name="LC1287"/><text:s text:c="2"/><text:span text:style-name="T1">#ssl.key: "/etc/pki/client/cert.key"</text:span></text:p>
      <text:p text:style-name="Preformatted_20_Text"><text:bookmark text:name="LC1288"/></text:p>
      <text:p text:style-name="Preformatted_20_Text"><text:bookmark text:name="LC1289"/><text:s text:c="2"/><text:span text:style-name="T1"># Optional passphrase for decrypting the Certificate Key.</text:span></text:p>
      <text:p text:style-name="Preformatted_20_Text"><text:bookmark text:name="LC1290"/><text:s text:c="2"/><text:span text:style-name="T1">#ssl.key_passphrase: ''</text:span></text:p>
      <text:p text:style-name="Preformatted_20_Text"><text:bookmark text:name="LC1291"/></text:p>
      <text:p text:style-name="Preformatted_20_Text"><text:bookmark text:name="LC1292"/><text:s text:c="2"/><text:span text:style-name="T1"># Configure cipher suites to be used for SSL connections</text:span></text:p>
      <text:p text:style-name="Preformatted_20_Text"><text:bookmark text:name="LC1293"/><text:s text:c="2"/><text:span text:style-name="T1">#ssl.cipher_suites: []</text:span></text:p>
      <text:p text:style-name="Preformatted_20_Text"><text:bookmark text:name="LC1294"/></text:p>
      <text:p text:style-name="Preformatted_20_Text"><text:bookmark text:name="LC1295"/><text:s text:c="2"/><text:span text:style-name="T1"># Configure curve types for ECDHE-based cipher suites</text:span></text:p>
      <text:p text:style-name="Preformatted_20_Text"><text:bookmark text:name="LC1296"/><text:s text:c="2"/><text:span text:style-name="T1">#ssl.curve_types: []</text:span></text:p>
      <text:p text:style-name="Preformatted_20_Text"><text:bookmark text:name="LC1297"/></text:p>
      <text:p text:style-name="Preformatted_20_Text"><text:bookmark text:name="LC1298"/><text:s text:c="2"/><text:span text:style-name="T1"># Configure what types of renegotiation are supported. Valid options are</text:span></text:p>
      <text:p text:style-name="Preformatted_20_Text"><text:bookmark text:name="LC1299"/><text:s text:c="2"/><text:span text:style-name="T1"># never, once, and freely. Default is never.</text:span></text:p>
      <text:p text:style-name="Preformatted_20_Text"><text:bookmark text:name="LC1300"/><text:s text:c="2"/><text:span text:style-name="T1">#ssl.renegotiation: never</text:span></text:p>
      <text:p text:style-name="Preformatted_20_Text"><text:bookmark text:name="LC1301"/></text:p>
      <text:p text:style-name="Preformatted_20_Text"><text:bookmark text:name="LC1302"/><text:s text:c="2"/><text:span text:style-name="T1"># The number of times to retry publishing an event after a publishing failure.</text:span></text:p>
      <text:p text:style-name="Preformatted_20_Text"><text:bookmark text:name="LC1303"/><text:s text:c="2"/><text:span text:style-name="T1"># After the specified number of retries, the events are typically dropped.</text:span></text:p>
      <text:p text:style-name="Preformatted_20_Text"><text:bookmark text:name="LC1304"/><text:s text:c="2"/><text:span text:style-name="T1"># Some Beats, such as Filebeat and Winlogbeat, ignore the max_retries setting</text:span></text:p>
      <text:p text:style-name="Preformatted_20_Text"><text:bookmark text:name="LC1305"/><text:s text:c="2"/><text:span text:style-name="T1"># and retry until all events are published. <text:s/>Set max_retries to a value less</text:span></text:p>
      <text:p text:style-name="Preformatted_20_Text"><text:bookmark text:name="LC1306"/><text:s text:c="2"/><text:span text:style-name="T1"># than 0 to retry until all events are published. The default is 3.</text:span></text:p>
      <text:p text:style-name="Preformatted_20_Text"><text:bookmark text:name="LC1307"/><text:s text:c="2"/><text:span text:style-name="T1">#max_retries: 3</text:span></text:p>
      <text:p text:style-name="Preformatted_20_Text"><text:bookmark text:name="LC1308"/></text:p>
      <text:p text:style-name="Preformatted_20_Text"><text:bookmark text:name="LC1309"/><text:soft-page-break/><text:s text:c="2"/><text:span text:style-name="T1"># The maximum number of events to bulk in a single Logstash request. The</text:span></text:p>
      <text:p text:style-name="Preformatted_20_Text"><text:bookmark text:name="LC1310"/><text:s text:c="2"/><text:span text:style-name="T1"># default is 2048.</text:span></text:p>
      <text:p text:style-name="Preformatted_20_Text"><text:bookmark text:name="LC1311"/><text:s text:c="2"/><text:span text:style-name="T1">#bulk_max_size: 2048</text:span></text:p>
      <text:p text:style-name="Preformatted_20_Text"><text:bookmark text:name="LC1312"/></text:p>
      <text:p text:style-name="Preformatted_20_Text"><text:bookmark text:name="LC1313"/><text:s text:c="2"/><text:span text:style-name="T1"># The number of seconds to wait for responses from the Logstash server before</text:span></text:p>
      <text:p text:style-name="Preformatted_20_Text"><text:bookmark text:name="LC1314"/><text:s text:c="2"/><text:span text:style-name="T1"># timing out. The default is 30s.</text:span></text:p>
      <text:p text:style-name="Preformatted_20_Text"><text:bookmark text:name="LC1315"/><text:s text:c="2"/><text:span text:style-name="T1">#timeout: 30s</text:span></text:p>
      <text:p text:style-name="Preformatted_20_Text"><text:bookmark text:name="LC1316"/></text:p>
      <text:p text:style-name="P1"><text:bookmark text:name="LC1317"/>#------------------------------- Kafka output ----------------------------------</text:p>
      <text:p text:style-name="P1"><text:bookmark text:name="LC1318"/>#output.kafka:</text:p>
      <text:p text:style-name="Preformatted_20_Text"><text:bookmark text:name="LC1319"/><text:s text:c="2"/><text:span text:style-name="T1"># Boolean flag to enable or disable the output module.</text:span></text:p>
      <text:p text:style-name="Preformatted_20_Text"><text:bookmark text:name="LC1320"/><text:s text:c="2"/><text:span text:style-name="T1">#enabled: true</text:span></text:p>
      <text:p text:style-name="Preformatted_20_Text"><text:bookmark text:name="LC1321"/></text:p>
      <text:p text:style-name="Preformatted_20_Text"><text:bookmark text:name="LC1322"/><text:s text:c="2"/><text:span text:style-name="T1"># The list of Kafka broker addresses from which to fetch the cluster metadata.</text:span></text:p>
      <text:p text:style-name="Preformatted_20_Text"><text:bookmark text:name="LC1323"/><text:s text:c="2"/><text:span text:style-name="T1"># The cluster metadata contain the actual Kafka brokers events are published</text:span></text:p>
      <text:p text:style-name="Preformatted_20_Text"><text:bookmark text:name="LC1324"/><text:s text:c="2"/><text:span text:style-name="T1"># to.</text:span></text:p>
      <text:p text:style-name="Preformatted_20_Text"><text:bookmark text:name="LC1325"/><text:s text:c="2"/><text:span text:style-name="T1">#hosts: ["localhost:9092"]</text:span></text:p>
      <text:p text:style-name="Preformatted_20_Text"><text:bookmark text:name="LC1326"/></text:p>
      <text:p text:style-name="Preformatted_20_Text"><text:bookmark text:name="LC1327"/><text:s text:c="2"/><text:span text:style-name="T1"># The Kafka topic used for produced events. The setting can be a format string</text:span></text:p>
      <text:p text:style-name="Preformatted_20_Text"><text:bookmark text:name="LC1328"/><text:s text:c="2"/><text:span text:style-name="T1"># using any event field. To set the topic from document type use `%{[type]}`.</text:span></text:p>
      <text:p text:style-name="Preformatted_20_Text"><text:bookmark text:name="LC1329"/><text:s text:c="2"/><text:span text:style-name="T1">#topic: beats</text:span></text:p>
      <text:p text:style-name="Preformatted_20_Text"><text:bookmark text:name="LC1330"/></text:p>
      <text:p text:style-name="Preformatted_20_Text"><text:bookmark text:name="LC1331"/><text:s text:c="2"/><text:span text:style-name="T1"># The Kafka event key setting. Use format string to create a unique event key.</text:span></text:p>
      <text:p text:style-name="Preformatted_20_Text"><text:bookmark text:name="LC1332"/><text:s text:c="2"/><text:span text:style-name="T1"># By default no event key will be generated.</text:span></text:p>
      <text:p text:style-name="Preformatted_20_Text"><text:bookmark text:name="LC1333"/><text:s text:c="2"/><text:span text:style-name="T1">#key: ''</text:span></text:p>
      <text:p text:style-name="Preformatted_20_Text"><text:bookmark text:name="LC1334"/></text:p>
      <text:p text:style-name="Preformatted_20_Text"><text:bookmark text:name="LC1335"/><text:s text:c="2"/><text:span text:style-name="T1"># The Kafka event partitioning strategy. Default hashing strategy is `hash`</text:span></text:p>
      <text:p text:style-name="Preformatted_20_Text"><text:bookmark text:name="LC1336"/><text:s text:c="2"/><text:span text:style-name="T1"># using the `output.kafka.key` setting or randomly distributes events if</text:span></text:p>
      <text:p text:style-name="Preformatted_20_Text"><text:bookmark text:name="LC1337"/><text:s text:c="2"/><text:span text:style-name="T1"># `output.kafka.key` is not configured.</text:span></text:p>
      <text:p text:style-name="Preformatted_20_Text"><text:bookmark text:name="LC1338"/><text:s text:c="2"/><text:span text:style-name="T1">#partition.hash:</text:span></text:p>
      <text:p text:style-name="Preformatted_20_Text"><text:bookmark text:name="LC1339"/><text:s text:c="4"/><text:span text:style-name="T1"># If enabled, events will only be published to partitions with reachable</text:span></text:p>
      <text:p text:style-name="Preformatted_20_Text"><text:bookmark text:name="LC1340"/><text:s text:c="4"/><text:span text:style-name="T1"># leaders. Default is false.</text:span></text:p>
      <text:p text:style-name="Preformatted_20_Text"><text:bookmark text:name="LC1341"/><text:s text:c="4"/><text:span text:style-name="T1">#reachable_only: false</text:span></text:p>
      <text:p text:style-name="Preformatted_20_Text"><text:bookmark text:name="LC1342"/></text:p>
      <text:p text:style-name="Preformatted_20_Text"><text:bookmark text:name="LC1343"/><text:s text:c="4"/><text:span text:style-name="T1"># Configure alternative event field names used to compute the hash value.</text:span></text:p>
      <text:p text:style-name="Preformatted_20_Text"><text:bookmark text:name="LC1344"/><text:s text:c="4"/><text:span text:style-name="T1"># If empty `output.kafka.key` setting will be used.</text:span></text:p>
      <text:p text:style-name="Preformatted_20_Text"><text:bookmark text:name="LC1345"/><text:s text:c="4"/><text:span text:style-name="T1"># Default value is empty list.</text:span></text:p>
      <text:p text:style-name="Preformatted_20_Text"><text:bookmark text:name="LC1346"/><text:s text:c="4"/><text:span text:style-name="T1">#hash: []</text:span></text:p>
      <text:p text:style-name="Preformatted_20_Text"><text:bookmark text:name="LC1347"/></text:p>
      <text:p text:style-name="Preformatted_20_Text"><text:bookmark text:name="LC1348"/><text:s text:c="2"/><text:span text:style-name="T1"># Authentication details. Password is required if username is set.</text:span></text:p>
      <text:p text:style-name="Preformatted_20_Text"><text:bookmark text:name="LC1349"/><text:s text:c="2"/><text:span text:style-name="T1">#username: ''</text:span></text:p>
      <text:p text:style-name="Preformatted_20_Text"><text:bookmark text:name="LC1350"/><text:s text:c="2"/><text:span text:style-name="T1">#password: ''</text:span></text:p>
      <text:p text:style-name="Preformatted_20_Text"><text:bookmark text:name="LC1351"/></text:p>
      <text:p text:style-name="Preformatted_20_Text"><text:bookmark text:name="LC1352"/><text:s text:c="2"/><text:span text:style-name="T1"># Kafka version Filebeat is assumed to run against. Defaults to the "1.0.0".</text:span></text:p>
      <text:p text:style-name="Preformatted_20_Text"><text:bookmark text:name="LC1353"/><text:s text:c="2"/><text:span text:style-name="T1">#version: '1.0.0'</text:span></text:p>
      <text:p text:style-name="Preformatted_20_Text"><text:bookmark text:name="LC1354"/></text:p>
      <text:p text:style-name="Preformatted_20_Text"><text:bookmark text:name="LC1355"/><text:s text:c="2"/><text:span text:style-name="T1"># Configure JSON encoding</text:span></text:p>
      <text:p text:style-name="Preformatted_20_Text"><text:bookmark text:name="LC1356"/><text:s text:c="2"/><text:span text:style-name="T1">#codec.json:</text:span></text:p>
      <text:p text:style-name="Preformatted_20_Text"><text:bookmark text:name="LC1357"/><text:s text:c="4"/><text:span text:style-name="T1"># Pretty-print JSON event</text:span></text:p>
      <text:p text:style-name="Preformatted_20_Text"><text:bookmark text:name="LC1358"/><text:s text:c="4"/><text:span text:style-name="T1">#pretty: false</text:span></text:p>
      <text:p text:style-name="Preformatted_20_Text"><text:bookmark text:name="LC1359"/></text:p>
      <text:p text:style-name="Preformatted_20_Text"><text:bookmark text:name="LC1360"/><text:s text:c="4"/><text:span text:style-name="T1"># Configure escaping HTML symbols in strings.</text:span></text:p>
      <text:p text:style-name="Preformatted_20_Text"><text:bookmark text:name="LC1361"/><text:s text:c="4"/><text:span text:style-name="T1">#escape_html: false</text:span></text:p>
      <text:p text:style-name="Preformatted_20_Text"><text:bookmark text:name="LC1362"/></text:p>
      <text:p text:style-name="Preformatted_20_Text"><text:bookmark text:name="LC1363"/><text:s text:c="2"/><text:span text:style-name="T1"># Metadata update configuration. Metadata contains leader information</text:span></text:p>
      <text:p text:style-name="Preformatted_20_Text"><text:bookmark text:name="LC1364"/><text:s text:c="2"/><text:span text:style-name="T1"># used to decide which broker to use when publishing.</text:span></text:p>
      <text:p text:style-name="Preformatted_20_Text"><text:bookmark text:name="LC1365"/><text:s text:c="2"/><text:span text:style-name="T1">#metadata:</text:span></text:p>
      <text:p text:style-name="Preformatted_20_Text"><text:bookmark text:name="LC1366"/><text:s text:c="4"/><text:span text:style-name="T1"># Max metadata request retry attempts when cluster is in middle of leader</text:span></text:p>
      <text:p text:style-name="Preformatted_20_Text"><text:bookmark text:name="LC1367"/><text:s text:c="4"/><text:span text:style-name="T1"># election. Defaults to 3 retries.</text:span></text:p>
      <text:p text:style-name="Preformatted_20_Text"><text:bookmark text:name="LC1368"/><text:soft-page-break/><text:s text:c="4"/><text:span text:style-name="T1">#retry.max: 3</text:span></text:p>
      <text:p text:style-name="Preformatted_20_Text"><text:bookmark text:name="LC1369"/></text:p>
      <text:p text:style-name="Preformatted_20_Text"><text:bookmark text:name="LC1370"/><text:s text:c="4"/><text:span text:style-name="T1"># Wait time between retries during leader elections. Default is 250ms.</text:span></text:p>
      <text:p text:style-name="Preformatted_20_Text"><text:bookmark text:name="LC1371"/><text:s text:c="4"/><text:span text:style-name="T1">#retry.backoff: 250ms</text:span></text:p>
      <text:p text:style-name="Preformatted_20_Text"><text:bookmark text:name="LC1372"/></text:p>
      <text:p text:style-name="Preformatted_20_Text"><text:bookmark text:name="LC1373"/><text:s text:c="4"/><text:span text:style-name="T1"># Refresh metadata interval. Defaults to every 10 minutes.</text:span></text:p>
      <text:p text:style-name="Preformatted_20_Text"><text:bookmark text:name="LC1374"/><text:s text:c="4"/><text:span text:style-name="T1">#refresh_frequency: 10m</text:span></text:p>
      <text:p text:style-name="Preformatted_20_Text"><text:bookmark text:name="LC1375"/></text:p>
      <text:p text:style-name="Preformatted_20_Text"><text:bookmark text:name="LC1376"/><text:s text:c="4"/><text:span text:style-name="T1"># Strategy for fetching the topics metadata from the broker. Default is false.</text:span></text:p>
      <text:p text:style-name="Preformatted_20_Text"><text:bookmark text:name="LC1377"/><text:s text:c="4"/><text:span text:style-name="T1">#full: false</text:span></text:p>
      <text:p text:style-name="Preformatted_20_Text"><text:bookmark text:name="LC1378"/></text:p>
      <text:p text:style-name="Preformatted_20_Text"><text:bookmark text:name="LC1379"/><text:s text:c="2"/><text:span text:style-name="T1"># The number of concurrent load-balanced Kafka output workers.</text:span></text:p>
      <text:p text:style-name="Preformatted_20_Text"><text:bookmark text:name="LC1380"/><text:s text:c="2"/><text:span text:style-name="T1">#worker: 1</text:span></text:p>
      <text:p text:style-name="Preformatted_20_Text"><text:bookmark text:name="LC1381"/></text:p>
      <text:p text:style-name="Preformatted_20_Text"><text:bookmark text:name="LC1382"/><text:s text:c="2"/><text:span text:style-name="T1"># The number of times to retry publishing an event after a publishing failure.</text:span></text:p>
      <text:p text:style-name="Preformatted_20_Text"><text:bookmark text:name="LC1383"/><text:s text:c="2"/><text:span text:style-name="T1"># After the specified number of retries, events are typically dropped.</text:span></text:p>
      <text:p text:style-name="Preformatted_20_Text"><text:bookmark text:name="LC1384"/><text:s text:c="2"/><text:span text:style-name="T1"># Some Beats, such as Filebeat, ignore the max_retries setting and retry until</text:span></text:p>
      <text:p text:style-name="Preformatted_20_Text"><text:bookmark text:name="LC1385"/><text:s text:c="2"/><text:span text:style-name="T1"># all events are published. <text:s/>Set max_retries to a value less than 0 to retry</text:span></text:p>
      <text:p text:style-name="Preformatted_20_Text"><text:bookmark text:name="LC1386"/><text:s text:c="2"/><text:span text:style-name="T1"># until all events are published. The default is 3.</text:span></text:p>
      <text:p text:style-name="Preformatted_20_Text"><text:bookmark text:name="LC1387"/><text:s text:c="2"/><text:span text:style-name="T1">#max_retries: 3</text:span></text:p>
      <text:p text:style-name="Preformatted_20_Text"><text:bookmark text:name="LC1388"/></text:p>
      <text:p text:style-name="Preformatted_20_Text"><text:bookmark text:name="LC1389"/><text:s text:c="2"/><text:span text:style-name="T1"># The maximum number of events to bulk in a single Kafka request. The default</text:span></text:p>
      <text:p text:style-name="Preformatted_20_Text"><text:bookmark text:name="LC1390"/><text:s text:c="2"/><text:span text:style-name="T1"># is 2048.</text:span></text:p>
      <text:p text:style-name="Preformatted_20_Text"><text:bookmark text:name="LC1391"/><text:s text:c="2"/><text:span text:style-name="T1">#bulk_max_size: 2048</text:span></text:p>
      <text:p text:style-name="Preformatted_20_Text"><text:bookmark text:name="LC1392"/></text:p>
      <text:p text:style-name="Preformatted_20_Text"><text:bookmark text:name="LC1393"/><text:s text:c="2"/><text:span text:style-name="T1"># Duration to wait before sending bulk Kafka request. 0 is no delay. The default</text:span></text:p>
      <text:p text:style-name="Preformatted_20_Text"><text:bookmark text:name="LC1394"/><text:s text:c="2"/><text:span text:style-name="T1"># is 0.</text:span></text:p>
      <text:p text:style-name="Preformatted_20_Text"><text:bookmark text:name="LC1395"/><text:s text:c="2"/><text:span text:style-name="T1">#bulk_flush_frequency: 0s</text:span></text:p>
      <text:p text:style-name="Preformatted_20_Text"><text:bookmark text:name="LC1396"/></text:p>
      <text:p text:style-name="Preformatted_20_Text"><text:bookmark text:name="LC1397"/><text:s text:c="2"/><text:span text:style-name="T1"># The number of seconds to wait for responses from the Kafka brokers before</text:span></text:p>
      <text:p text:style-name="Preformatted_20_Text"><text:bookmark text:name="LC1398"/><text:s text:c="2"/><text:span text:style-name="T1"># timing out. The default is 30s.</text:span></text:p>
      <text:p text:style-name="Preformatted_20_Text"><text:bookmark text:name="LC1399"/><text:s text:c="2"/><text:span text:style-name="T1">#timeout: 30s</text:span></text:p>
      <text:p text:style-name="Preformatted_20_Text"><text:bookmark text:name="LC1400"/></text:p>
      <text:p text:style-name="Preformatted_20_Text"><text:bookmark text:name="LC1401"/><text:s text:c="2"/><text:span text:style-name="T1"># The maximum duration a broker will wait for number of required ACKs. The</text:span></text:p>
      <text:p text:style-name="Preformatted_20_Text"><text:bookmark text:name="LC1402"/><text:s text:c="2"/><text:span text:style-name="T1"># default is 10s.</text:span></text:p>
      <text:p text:style-name="Preformatted_20_Text"><text:bookmark text:name="LC1403"/><text:s text:c="2"/><text:span text:style-name="T1">#broker_timeout: 10s</text:span></text:p>
      <text:p text:style-name="Preformatted_20_Text"><text:bookmark text:name="LC1404"/></text:p>
      <text:p text:style-name="Preformatted_20_Text"><text:bookmark text:name="LC1405"/><text:s text:c="2"/><text:span text:style-name="T1"># The number of messages buffered for each Kafka broker. The default is 256.</text:span></text:p>
      <text:p text:style-name="Preformatted_20_Text"><text:bookmark text:name="LC1406"/><text:s text:c="2"/><text:span text:style-name="T1">#channel_buffer_size: 256</text:span></text:p>
      <text:p text:style-name="Preformatted_20_Text"><text:bookmark text:name="LC1407"/></text:p>
      <text:p text:style-name="Preformatted_20_Text"><text:bookmark text:name="LC1408"/><text:s text:c="2"/><text:span text:style-name="T1"># The keep-alive period for an active network connection. If 0s, keep-alives</text:span></text:p>
      <text:p text:style-name="Preformatted_20_Text"><text:bookmark text:name="LC1409"/><text:s text:c="2"/><text:span text:style-name="T1"># are disabled. The default is 0 seconds.</text:span></text:p>
      <text:p text:style-name="Preformatted_20_Text"><text:bookmark text:name="LC1410"/><text:s text:c="2"/><text:span text:style-name="T1">#keep_alive: 0</text:span></text:p>
      <text:p text:style-name="Preformatted_20_Text"><text:bookmark text:name="LC1411"/></text:p>
      <text:p text:style-name="Preformatted_20_Text"><text:bookmark text:name="LC1412"/><text:s text:c="2"/><text:span text:style-name="T1"># Sets the output compression codec. Must be one of none, snappy and gzip. The</text:span></text:p>
      <text:p text:style-name="Preformatted_20_Text"><text:bookmark text:name="LC1413"/><text:s text:c="2"/><text:span text:style-name="T1"># default is gzip.</text:span></text:p>
      <text:p text:style-name="Preformatted_20_Text"><text:bookmark text:name="LC1414"/><text:s text:c="2"/><text:span text:style-name="T1">#compression: gzip</text:span></text:p>
      <text:p text:style-name="Preformatted_20_Text"><text:bookmark text:name="LC1415"/></text:p>
      <text:p text:style-name="Preformatted_20_Text"><text:bookmark text:name="LC1416"/><text:s text:c="2"/><text:span text:style-name="T1"># Set the compression level. Currently only gzip provides a compression level</text:span></text:p>
      <text:p text:style-name="Preformatted_20_Text"><text:bookmark text:name="LC1417"/><text:s text:c="2"/><text:span text:style-name="T1"># between 0 and 9. The default value is chosen by the compression algorithm.</text:span></text:p>
      <text:p text:style-name="Preformatted_20_Text"><text:bookmark text:name="LC1418"/><text:s text:c="2"/><text:span text:style-name="T1">#compression_level: 4</text:span></text:p>
      <text:p text:style-name="Preformatted_20_Text"><text:bookmark text:name="LC1419"/></text:p>
      <text:p text:style-name="Preformatted_20_Text"><text:bookmark text:name="LC1420"/><text:s text:c="2"/><text:span text:style-name="T1"># The maximum permitted size of JSON-encoded messages. Bigger messages will be</text:span></text:p>
      <text:p text:style-name="Preformatted_20_Text"><text:bookmark text:name="LC1421"/><text:s text:c="2"/><text:span text:style-name="T1"># dropped. The default value is 1000000 (bytes). This value should be equal to</text:span></text:p>
      <text:p text:style-name="Preformatted_20_Text"><text:bookmark text:name="LC1422"/><text:s text:c="2"/><text:span text:style-name="T1"># or less than the broker's message.max.bytes.</text:span></text:p>
      <text:p text:style-name="Preformatted_20_Text"><text:bookmark text:name="LC1423"/><text:s text:c="2"/><text:span text:style-name="T1">#max_message_bytes: 1000000</text:span></text:p>
      <text:p text:style-name="Preformatted_20_Text"><text:bookmark text:name="LC1424"/></text:p>
      <text:p text:style-name="Preformatted_20_Text"><text:bookmark text:name="LC1425"/><text:s text:c="2"/><text:span text:style-name="T1"># The ACK reliability level required from broker. 0=no response, 1=wait for</text:span></text:p>
      <text:p text:style-name="Preformatted_20_Text"><text:bookmark text:name="LC1426"/><text:s text:c="2"/><text:span text:style-name="T1"># local commit, -1=wait for all replicas to commit. The default is 1. <text:s/>Note:</text:span></text:p>
      <text:p text:style-name="Preformatted_20_Text"><text:bookmark text:name="LC1427"/><text:soft-page-break/><text:s text:c="2"/><text:span text:style-name="T1"># If set to 0, no ACKs are returned by Kafka. Messages might be lost silently</text:span></text:p>
      <text:p text:style-name="Preformatted_20_Text"><text:bookmark text:name="LC1428"/><text:s text:c="2"/><text:span text:style-name="T1"># on error.</text:span></text:p>
      <text:p text:style-name="Preformatted_20_Text"><text:bookmark text:name="LC1429"/><text:s text:c="2"/><text:span text:style-name="T1">#required_acks: 1</text:span></text:p>
      <text:p text:style-name="Preformatted_20_Text"><text:bookmark text:name="LC1430"/></text:p>
      <text:p text:style-name="Preformatted_20_Text"><text:bookmark text:name="LC1431"/><text:s text:c="2"/><text:span text:style-name="T1"># The configurable ClientID used for logging, debugging, and auditing</text:span></text:p>
      <text:p text:style-name="Preformatted_20_Text"><text:bookmark text:name="LC1432"/><text:s text:c="2"/><text:span text:style-name="T1"># purposes. <text:s/>The default is "beats".</text:span></text:p>
      <text:p text:style-name="Preformatted_20_Text"><text:bookmark text:name="LC1433"/><text:s text:c="2"/><text:span text:style-name="T1">#client_id: beats</text:span></text:p>
      <text:p text:style-name="Preformatted_20_Text"><text:bookmark text:name="LC1434"/></text:p>
      <text:p text:style-name="Preformatted_20_Text"><text:bookmark text:name="LC1435"/><text:s text:c="2"/><text:span text:style-name="T1"># Enable SSL support. SSL is automatically enabled if any SSL setting is set.</text:span></text:p>
      <text:p text:style-name="Preformatted_20_Text"><text:bookmark text:name="LC1436"/><text:s text:c="2"/><text:span text:style-name="T1">#ssl.enabled: true</text:span></text:p>
      <text:p text:style-name="Preformatted_20_Text"><text:bookmark text:name="LC1437"/></text:p>
      <text:p text:style-name="Preformatted_20_Text"><text:bookmark text:name="LC1438"/><text:s text:c="2"/><text:span text:style-name="T1"># Optional SSL configuration options. SSL is off by default.</text:span></text:p>
      <text:p text:style-name="Preformatted_20_Text"><text:bookmark text:name="LC1439"/><text:s text:c="2"/><text:span text:style-name="T1"># List of root certificates for HTTPS server verifications</text:span></text:p>
      <text:p text:style-name="Preformatted_20_Text"><text:bookmark text:name="LC1440"/><text:s text:c="2"/><text:span text:style-name="T1">#ssl.certificate_authorities: ["/etc/pki/root/ca.pem"]</text:span></text:p>
      <text:p text:style-name="Preformatted_20_Text"><text:bookmark text:name="LC1441"/></text:p>
      <text:p text:style-name="Preformatted_20_Text"><text:bookmark text:name="LC1442"/><text:s text:c="2"/><text:span text:style-name="T1"># Configure SSL verification mode. If `none` is configured, all server hosts</text:span></text:p>
      <text:p text:style-name="Preformatted_20_Text"><text:bookmark text:name="LC1443"/><text:s text:c="2"/><text:span text:style-name="T1"># and certificates will be accepted. In this mode, SSL based connections are</text:span></text:p>
      <text:p text:style-name="Preformatted_20_Text"><text:bookmark text:name="LC1444"/><text:s text:c="2"/><text:span text:style-name="T1"># susceptible to man-in-the-middle attacks. Use only for testing. Default is</text:span></text:p>
      <text:p text:style-name="Preformatted_20_Text"><text:bookmark text:name="LC1445"/><text:s text:c="2"/><text:span text:style-name="T1"># `full`.</text:span></text:p>
      <text:p text:style-name="Preformatted_20_Text"><text:bookmark text:name="LC1446"/><text:s text:c="2"/><text:span text:style-name="T1">#ssl.verification_mode: full</text:span></text:p>
      <text:p text:style-name="Preformatted_20_Text"><text:bookmark text:name="LC1447"/></text:p>
      <text:p text:style-name="Preformatted_20_Text"><text:bookmark text:name="LC1448"/><text:s text:c="2"/><text:span text:style-name="T1"># List of supported/valid TLS versions. By default all TLS versions from 1.0 up to</text:span></text:p>
      <text:p text:style-name="Preformatted_20_Text"><text:bookmark text:name="LC1449"/><text:s text:c="2"/><text:span text:style-name="T1"># 1.2 are enabled.</text:span></text:p>
      <text:p text:style-name="Preformatted_20_Text"><text:bookmark text:name="LC1450"/><text:s text:c="2"/><text:span text:style-name="T1">#ssl.supported_protocols: [TLSv1.0, TLSv1.1, TLSv1.2]</text:span></text:p>
      <text:p text:style-name="Preformatted_20_Text"><text:bookmark text:name="LC1451"/></text:p>
      <text:p text:style-name="Preformatted_20_Text"><text:bookmark text:name="LC1452"/><text:s text:c="2"/><text:span text:style-name="T1"># Certificate for SSL client authentication</text:span></text:p>
      <text:p text:style-name="Preformatted_20_Text"><text:bookmark text:name="LC1453"/><text:s text:c="2"/><text:span text:style-name="T1">#ssl.certificate: "/etc/pki/client/cert.pem"</text:span></text:p>
      <text:p text:style-name="Preformatted_20_Text"><text:bookmark text:name="LC1454"/></text:p>
      <text:p text:style-name="Preformatted_20_Text"><text:bookmark text:name="LC1455"/><text:s text:c="2"/><text:span text:style-name="T1"># Client Certificate Key</text:span></text:p>
      <text:p text:style-name="Preformatted_20_Text"><text:bookmark text:name="LC1456"/><text:s text:c="2"/><text:span text:style-name="T1">#ssl.key: "/etc/pki/client/cert.key"</text:span></text:p>
      <text:p text:style-name="Preformatted_20_Text"><text:bookmark text:name="LC1457"/></text:p>
      <text:p text:style-name="Preformatted_20_Text"><text:bookmark text:name="LC1458"/><text:s text:c="2"/><text:span text:style-name="T1"># Optional passphrase for decrypting the Certificate Key.</text:span></text:p>
      <text:p text:style-name="Preformatted_20_Text"><text:bookmark text:name="LC1459"/><text:s text:c="2"/><text:span text:style-name="T1">#ssl.key_passphrase: ''</text:span></text:p>
      <text:p text:style-name="Preformatted_20_Text"><text:bookmark text:name="LC1460"/></text:p>
      <text:p text:style-name="Preformatted_20_Text"><text:bookmark text:name="LC1461"/><text:s text:c="2"/><text:span text:style-name="T1"># Configure cipher suites to be used for SSL connections</text:span></text:p>
      <text:p text:style-name="Preformatted_20_Text"><text:bookmark text:name="LC1462"/><text:s text:c="2"/><text:span text:style-name="T1">#ssl.cipher_suites: []</text:span></text:p>
      <text:p text:style-name="Preformatted_20_Text"><text:bookmark text:name="LC1463"/></text:p>
      <text:p text:style-name="Preformatted_20_Text"><text:bookmark text:name="LC1464"/><text:s text:c="2"/><text:span text:style-name="T1"># Configure curve types for ECDHE-based cipher suites</text:span></text:p>
      <text:p text:style-name="Preformatted_20_Text"><text:bookmark text:name="LC1465"/><text:s text:c="2"/><text:span text:style-name="T1">#ssl.curve_types: []</text:span></text:p>
      <text:p text:style-name="Preformatted_20_Text"><text:bookmark text:name="LC1466"/></text:p>
      <text:p text:style-name="Preformatted_20_Text"><text:bookmark text:name="LC1467"/><text:s text:c="2"/><text:span text:style-name="T1"># Configure what types of renegotiation are supported. Valid options are</text:span></text:p>
      <text:p text:style-name="Preformatted_20_Text"><text:bookmark text:name="LC1468"/><text:s text:c="2"/><text:span text:style-name="T1"># never, once, and freely. Default is never.</text:span></text:p>
      <text:p text:style-name="Preformatted_20_Text"><text:bookmark text:name="LC1469"/><text:s text:c="2"/><text:span text:style-name="T1">#ssl.renegotiation: never</text:span></text:p>
      <text:p text:style-name="Preformatted_20_Text"><text:bookmark text:name="LC1470"/></text:p>
      <text:p text:style-name="P1"><text:bookmark text:name="LC1471"/>#------------------------------- Redis output ----------------------------------</text:p>
      <text:p text:style-name="P1"><text:bookmark text:name="LC1472"/>#output.redis:</text:p>
      <text:p text:style-name="Preformatted_20_Text"><text:bookmark text:name="LC1473"/><text:s text:c="2"/><text:span text:style-name="T1"># Boolean flag to enable or disable the output module.</text:span></text:p>
      <text:p text:style-name="Preformatted_20_Text"><text:bookmark text:name="LC1474"/><text:s text:c="2"/><text:span text:style-name="T1">#enabled: true</text:span></text:p>
      <text:p text:style-name="Preformatted_20_Text"><text:bookmark text:name="LC1475"/></text:p>
      <text:p text:style-name="Preformatted_20_Text"><text:bookmark text:name="LC1476"/><text:s text:c="2"/><text:span text:style-name="T1"># Configure JSON encoding</text:span></text:p>
      <text:p text:style-name="Preformatted_20_Text"><text:bookmark text:name="LC1477"/><text:s text:c="2"/><text:span text:style-name="T1">#codec.json:</text:span></text:p>
      <text:p text:style-name="Preformatted_20_Text"><text:bookmark text:name="LC1478"/><text:s text:c="4"/><text:span text:style-name="T1"># Pretty print json event</text:span></text:p>
      <text:p text:style-name="Preformatted_20_Text"><text:bookmark text:name="LC1479"/><text:s text:c="4"/><text:span text:style-name="T1">#pretty: false</text:span></text:p>
      <text:p text:style-name="Preformatted_20_Text"><text:bookmark text:name="LC1480"/></text:p>
      <text:p text:style-name="Preformatted_20_Text"><text:bookmark text:name="LC1481"/><text:s text:c="4"/><text:span text:style-name="T1"># Configure escaping HTML symbols in strings.</text:span></text:p>
      <text:p text:style-name="Preformatted_20_Text"><text:bookmark text:name="LC1482"/><text:s text:c="4"/><text:span text:style-name="T1">#escape_html: false</text:span></text:p>
      <text:p text:style-name="Preformatted_20_Text"><text:bookmark text:name="LC1483"/></text:p>
      <text:p text:style-name="Preformatted_20_Text"><text:bookmark text:name="LC1484"/><text:s text:c="2"/><text:span text:style-name="T1"># The list of Redis servers to connect to. If load-balancing is enabled, the</text:span></text:p>
      <text:p text:style-name="Preformatted_20_Text"><text:bookmark text:name="LC1485"/><text:soft-page-break/><text:s text:c="2"/><text:span text:style-name="T1"># events are distributed to the servers in the list. If one server becomes</text:span></text:p>
      <text:p text:style-name="Preformatted_20_Text"><text:bookmark text:name="LC1486"/><text:s text:c="2"/><text:span text:style-name="T1"># unreachable, the events are distributed to the reachable servers only.</text:span></text:p>
      <text:p text:style-name="Preformatted_20_Text"><text:bookmark text:name="LC1487"/><text:s text:c="2"/><text:span text:style-name="T1">#hosts: ["localhost:6379"]</text:span></text:p>
      <text:p text:style-name="Preformatted_20_Text"><text:bookmark text:name="LC1488"/></text:p>
      <text:p text:style-name="Preformatted_20_Text"><text:bookmark text:name="LC1489"/><text:s text:c="2"/><text:span text:style-name="T1"># The name of the Redis list or channel the events are published to. The</text:span></text:p>
      <text:p text:style-name="Preformatted_20_Text"><text:bookmark text:name="LC1490"/><text:s text:c="2"/><text:span text:style-name="T1"># default is filebeat.</text:span></text:p>
      <text:p text:style-name="Preformatted_20_Text"><text:bookmark text:name="LC1491"/><text:s text:c="2"/><text:span text:style-name="T1">#key: filebeat</text:span></text:p>
      <text:p text:style-name="Preformatted_20_Text"><text:bookmark text:name="LC1492"/></text:p>
      <text:p text:style-name="Preformatted_20_Text"><text:bookmark text:name="LC1493"/><text:s text:c="2"/><text:span text:style-name="T1"># The password to authenticate to Redis with. The default is no authentication.</text:span></text:p>
      <text:p text:style-name="Preformatted_20_Text"><text:bookmark text:name="LC1494"/><text:s text:c="2"/><text:span text:style-name="T1">#password:</text:span></text:p>
      <text:p text:style-name="Preformatted_20_Text"><text:bookmark text:name="LC1495"/></text:p>
      <text:p text:style-name="Preformatted_20_Text"><text:bookmark text:name="LC1496"/><text:s text:c="2"/><text:span text:style-name="T1"># The Redis database number where the events are published. The default is 0.</text:span></text:p>
      <text:p text:style-name="Preformatted_20_Text"><text:bookmark text:name="LC1497"/><text:s text:c="2"/><text:span text:style-name="T1">#db: 0</text:span></text:p>
      <text:p text:style-name="Preformatted_20_Text"><text:bookmark text:name="LC1498"/></text:p>
      <text:p text:style-name="Preformatted_20_Text"><text:bookmark text:name="LC1499"/><text:s text:c="2"/><text:span text:style-name="T1"># The Redis data type to use for publishing events. If the data type is list,</text:span></text:p>
      <text:p text:style-name="Preformatted_20_Text"><text:bookmark text:name="LC1500"/><text:s text:c="2"/><text:span text:style-name="T1"># the Redis RPUSH command is used. If the data type is channel, the Redis</text:span></text:p>
      <text:p text:style-name="Preformatted_20_Text"><text:bookmark text:name="LC1501"/><text:s text:c="2"/><text:span text:style-name="T1"># PUBLISH command is used. The default value is list.</text:span></text:p>
      <text:p text:style-name="Preformatted_20_Text"><text:bookmark text:name="LC1502"/><text:s text:c="2"/><text:span text:style-name="T1">#datatype: list</text:span></text:p>
      <text:p text:style-name="Preformatted_20_Text"><text:bookmark text:name="LC1503"/></text:p>
      <text:p text:style-name="Preformatted_20_Text"><text:bookmark text:name="LC1504"/><text:s text:c="2"/><text:span text:style-name="T1"># The number of workers to use for each host configured to publish events to</text:span></text:p>
      <text:p text:style-name="Preformatted_20_Text"><text:bookmark text:name="LC1505"/><text:s text:c="2"/><text:span text:style-name="T1"># Redis. Use this setting along with the loadbalance option. For example, if</text:span></text:p>
      <text:p text:style-name="Preformatted_20_Text"><text:bookmark text:name="LC1506"/><text:s text:c="2"/><text:span text:style-name="T1"># you have 2 hosts and 3 workers, in total 6 workers are started (3 for each</text:span></text:p>
      <text:p text:style-name="Preformatted_20_Text"><text:bookmark text:name="LC1507"/><text:s text:c="2"/><text:span text:style-name="T1"># host).</text:span></text:p>
      <text:p text:style-name="Preformatted_20_Text"><text:bookmark text:name="LC1508"/><text:s text:c="2"/><text:span text:style-name="T1">#worker: 1</text:span></text:p>
      <text:p text:style-name="Preformatted_20_Text"><text:bookmark text:name="LC1509"/></text:p>
      <text:p text:style-name="Preformatted_20_Text"><text:bookmark text:name="LC1510"/><text:s text:c="2"/><text:span text:style-name="T1"># If set to true and multiple hosts or workers are configured, the output</text:span></text:p>
      <text:p text:style-name="Preformatted_20_Text"><text:bookmark text:name="LC1511"/><text:s text:c="2"/><text:span text:style-name="T1"># plugin load balances published events onto all Redis hosts. If set to false,</text:span></text:p>
      <text:p text:style-name="Preformatted_20_Text"><text:bookmark text:name="LC1512"/><text:s text:c="2"/><text:span text:style-name="T1"># the output plugin sends all events to only one host (determined at random)</text:span></text:p>
      <text:p text:style-name="Preformatted_20_Text"><text:bookmark text:name="LC1513"/><text:s text:c="2"/><text:span text:style-name="T1"># and will switch to another host if the currently selected one becomes</text:span></text:p>
      <text:p text:style-name="Preformatted_20_Text"><text:bookmark text:name="LC1514"/><text:s text:c="2"/><text:span text:style-name="T1"># unreachable. The default value is true.</text:span></text:p>
      <text:p text:style-name="Preformatted_20_Text"><text:bookmark text:name="LC1515"/><text:s text:c="2"/><text:span text:style-name="T1">#loadbalance: true</text:span></text:p>
      <text:p text:style-name="Preformatted_20_Text"><text:bookmark text:name="LC1516"/></text:p>
      <text:p text:style-name="Preformatted_20_Text"><text:bookmark text:name="LC1517"/><text:s text:c="2"/><text:span text:style-name="T1"># The Redis connection timeout in seconds. The default is 5 seconds.</text:span></text:p>
      <text:p text:style-name="Preformatted_20_Text"><text:bookmark text:name="LC1518"/><text:s text:c="2"/><text:span text:style-name="T1">#timeout: 5s</text:span></text:p>
      <text:p text:style-name="Preformatted_20_Text"><text:bookmark text:name="LC1519"/></text:p>
      <text:p text:style-name="Preformatted_20_Text"><text:bookmark text:name="LC1520"/><text:s text:c="2"/><text:span text:style-name="T1"># The number of times to retry publishing an event after a publishing failure.</text:span></text:p>
      <text:p text:style-name="Preformatted_20_Text"><text:bookmark text:name="LC1521"/><text:s text:c="2"/><text:span text:style-name="T1"># After the specified number of retries, the events are typically dropped.</text:span></text:p>
      <text:p text:style-name="Preformatted_20_Text"><text:bookmark text:name="LC1522"/><text:s text:c="2"/><text:span text:style-name="T1"># Some Beats, such as Filebeat, ignore the max_retries setting and retry until</text:span></text:p>
      <text:p text:style-name="Preformatted_20_Text"><text:bookmark text:name="LC1523"/><text:s text:c="2"/><text:span text:style-name="T1"># all events are published. Set max_retries to a value less than 0 to retry</text:span></text:p>
      <text:p text:style-name="Preformatted_20_Text"><text:bookmark text:name="LC1524"/><text:s text:c="2"/><text:span text:style-name="T1"># until all events are published. The default is 3.</text:span></text:p>
      <text:p text:style-name="Preformatted_20_Text"><text:bookmark text:name="LC1525"/><text:s text:c="2"/><text:span text:style-name="T1">#max_retries: 3</text:span></text:p>
      <text:p text:style-name="Preformatted_20_Text"><text:bookmark text:name="LC1526"/></text:p>
      <text:p text:style-name="Preformatted_20_Text"><text:bookmark text:name="LC1527"/><text:s text:c="2"/><text:span text:style-name="T1"># The number of seconds to wait before trying to reconnect to Redis</text:span></text:p>
      <text:p text:style-name="Preformatted_20_Text"><text:bookmark text:name="LC1528"/><text:s text:c="2"/><text:span text:style-name="T1"># after a network error. After waiting backoff.init seconds, the Beat</text:span></text:p>
      <text:p text:style-name="Preformatted_20_Text"><text:bookmark text:name="LC1529"/><text:s text:c="2"/><text:span text:style-name="T1"># tries to reconnect. If the attempt fails, the backoff timer is increased</text:span></text:p>
      <text:p text:style-name="Preformatted_20_Text"><text:bookmark text:name="LC1530"/><text:s text:c="2"/><text:span text:style-name="T1"># exponentially up to backoff.max. After a successful connection, the backoff</text:span></text:p>
      <text:p text:style-name="Preformatted_20_Text"><text:bookmark text:name="LC1531"/><text:s text:c="2"/><text:span text:style-name="T1"># timer is reset. The default is 1s.</text:span></text:p>
      <text:p text:style-name="Preformatted_20_Text"><text:bookmark text:name="LC1532"/><text:s text:c="2"/><text:span text:style-name="T1">#backoff.init: 1s</text:span></text:p>
      <text:p text:style-name="Preformatted_20_Text"><text:bookmark text:name="LC1533"/></text:p>
      <text:p text:style-name="Preformatted_20_Text"><text:bookmark text:name="LC1534"/><text:s text:c="2"/><text:span text:style-name="T1"># The maximum number of seconds to wait before attempting to connect to</text:span></text:p>
      <text:p text:style-name="Preformatted_20_Text"><text:bookmark text:name="LC1535"/><text:s text:c="2"/><text:span text:style-name="T1"># Redis after a network error. The default is 60s.</text:span></text:p>
      <text:p text:style-name="Preformatted_20_Text"><text:bookmark text:name="LC1536"/><text:s text:c="2"/><text:span text:style-name="T1">#backoff.max: 60s</text:span></text:p>
      <text:p text:style-name="Preformatted_20_Text"><text:bookmark text:name="LC1537"/></text:p>
      <text:p text:style-name="Preformatted_20_Text"><text:bookmark text:name="LC1538"/><text:s text:c="2"/><text:span text:style-name="T1"># The maximum number of events to bulk in a single Redis request or pipeline.</text:span></text:p>
      <text:p text:style-name="Preformatted_20_Text"><text:bookmark text:name="LC1539"/><text:s text:c="2"/><text:span text:style-name="T1"># The default is 2048.</text:span></text:p>
      <text:p text:style-name="Preformatted_20_Text"><text:bookmark text:name="LC1540"/><text:s text:c="2"/><text:span text:style-name="T1">#bulk_max_size: 2048</text:span></text:p>
      <text:p text:style-name="Preformatted_20_Text"><text:bookmark text:name="LC1541"/></text:p>
      <text:p text:style-name="Preformatted_20_Text"><text:bookmark text:name="LC1542"/><text:s text:c="2"/><text:span text:style-name="T1"># The URL of the SOCKS5 proxy to use when connecting to the Redis servers. The</text:span></text:p>
      <text:p text:style-name="Preformatted_20_Text"><text:bookmark text:name="LC1543"/><text:s text:c="2"/><text:span text:style-name="T1"># value must be a URL with a scheme of socks5://.</text:span></text:p>
      <text:p text:style-name="Preformatted_20_Text"><text:bookmark text:name="LC1544"/><text:soft-page-break/><text:s text:c="2"/><text:span text:style-name="T1">#proxy_url:</text:span></text:p>
      <text:p text:style-name="Preformatted_20_Text"><text:bookmark text:name="LC1545"/></text:p>
      <text:p text:style-name="Preformatted_20_Text"><text:bookmark text:name="LC1546"/><text:s text:c="2"/><text:span text:style-name="T1"># This option determines whether Redis hostnames are resolved locally when</text:span></text:p>
      <text:p text:style-name="Preformatted_20_Text"><text:bookmark text:name="LC1547"/><text:s text:c="2"/><text:span text:style-name="T1"># using a proxy. The default value is false, which means that name resolution</text:span></text:p>
      <text:p text:style-name="Preformatted_20_Text"><text:bookmark text:name="LC1548"/><text:s text:c="2"/><text:span text:style-name="T1"># occurs on the proxy server.</text:span></text:p>
      <text:p text:style-name="Preformatted_20_Text"><text:bookmark text:name="LC1549"/><text:s text:c="2"/><text:span text:style-name="T1">#proxy_use_local_resolver: false</text:span></text:p>
      <text:p text:style-name="Preformatted_20_Text"><text:bookmark text:name="LC1550"/></text:p>
      <text:p text:style-name="Preformatted_20_Text"><text:bookmark text:name="LC1551"/><text:s text:c="2"/><text:span text:style-name="T1"># Enable SSL support. SSL is automatically enabled, if any SSL setting is set.</text:span></text:p>
      <text:p text:style-name="Preformatted_20_Text"><text:bookmark text:name="LC1552"/><text:s text:c="2"/><text:span text:style-name="T1">#ssl.enabled: true</text:span></text:p>
      <text:p text:style-name="Preformatted_20_Text"><text:bookmark text:name="LC1553"/></text:p>
      <text:p text:style-name="Preformatted_20_Text"><text:bookmark text:name="LC1554"/><text:s text:c="2"/><text:span text:style-name="T1"># Configure SSL verification mode. If `none` is configured, all server hosts</text:span></text:p>
      <text:p text:style-name="Preformatted_20_Text"><text:bookmark text:name="LC1555"/><text:s text:c="2"/><text:span text:style-name="T1"># and certificates will be accepted. In this mode, SSL based connections are</text:span></text:p>
      <text:p text:style-name="Preformatted_20_Text"><text:bookmark text:name="LC1556"/><text:s text:c="2"/><text:span text:style-name="T1"># susceptible to man-in-the-middle attacks. Use only for testing. Default is</text:span></text:p>
      <text:p text:style-name="Preformatted_20_Text"><text:bookmark text:name="LC1557"/><text:s text:c="2"/><text:span text:style-name="T1"># `full`.</text:span></text:p>
      <text:p text:style-name="Preformatted_20_Text"><text:bookmark text:name="LC1558"/><text:s text:c="2"/><text:span text:style-name="T1">#ssl.verification_mode: full</text:span></text:p>
      <text:p text:style-name="Preformatted_20_Text"><text:bookmark text:name="LC1559"/></text:p>
      <text:p text:style-name="Preformatted_20_Text"><text:bookmark text:name="LC1560"/><text:s text:c="2"/><text:span text:style-name="T1"># List of supported/valid TLS versions. By default all TLS versions 1.0 up to</text:span></text:p>
      <text:p text:style-name="Preformatted_20_Text"><text:bookmark text:name="LC1561"/><text:s text:c="2"/><text:span text:style-name="T1"># 1.2 are enabled.</text:span></text:p>
      <text:p text:style-name="Preformatted_20_Text"><text:bookmark text:name="LC1562"/><text:s text:c="2"/><text:span text:style-name="T1">#ssl.supported_protocols: [TLSv1.0, TLSv1.1, TLSv1.2]</text:span></text:p>
      <text:p text:style-name="Preformatted_20_Text"><text:bookmark text:name="LC1563"/></text:p>
      <text:p text:style-name="Preformatted_20_Text"><text:bookmark text:name="LC1564"/><text:s text:c="2"/><text:span text:style-name="T1"># Optional SSL configuration options. SSL is off by default.</text:span></text:p>
      <text:p text:style-name="Preformatted_20_Text"><text:bookmark text:name="LC1565"/><text:s text:c="2"/><text:span text:style-name="T1"># List of root certificates for HTTPS server verifications</text:span></text:p>
      <text:p text:style-name="Preformatted_20_Text"><text:bookmark text:name="LC1566"/><text:s text:c="2"/><text:span text:style-name="T1">#ssl.certificate_authorities: ["/etc/pki/root/ca.pem"]</text:span></text:p>
      <text:p text:style-name="Preformatted_20_Text"><text:bookmark text:name="LC1567"/></text:p>
      <text:p text:style-name="Preformatted_20_Text"><text:bookmark text:name="LC1568"/><text:s text:c="2"/><text:span text:style-name="T1"># Certificate for SSL client authentication</text:span></text:p>
      <text:p text:style-name="Preformatted_20_Text"><text:bookmark text:name="LC1569"/><text:s text:c="2"/><text:span text:style-name="T1">#ssl.certificate: "/etc/pki/client/cert.pem"</text:span></text:p>
      <text:p text:style-name="Preformatted_20_Text"><text:bookmark text:name="LC1570"/></text:p>
      <text:p text:style-name="Preformatted_20_Text"><text:bookmark text:name="LC1571"/><text:s text:c="2"/><text:span text:style-name="T1"># Client Certificate Key</text:span></text:p>
      <text:p text:style-name="Preformatted_20_Text"><text:bookmark text:name="LC1572"/><text:s text:c="2"/><text:span text:style-name="T1">#ssl.key: "/etc/pki/client/cert.key"</text:span></text:p>
      <text:p text:style-name="Preformatted_20_Text"><text:bookmark text:name="LC1573"/></text:p>
      <text:p text:style-name="Preformatted_20_Text"><text:bookmark text:name="LC1574"/><text:s text:c="2"/><text:span text:style-name="T1"># Optional passphrase for decrypting the Certificate Key.</text:span></text:p>
      <text:p text:style-name="Preformatted_20_Text"><text:bookmark text:name="LC1575"/><text:s text:c="2"/><text:span text:style-name="T1">#ssl.key_passphrase: ''</text:span></text:p>
      <text:p text:style-name="Preformatted_20_Text"><text:bookmark text:name="LC1576"/></text:p>
      <text:p text:style-name="Preformatted_20_Text"><text:bookmark text:name="LC1577"/><text:s text:c="2"/><text:span text:style-name="T1"># Configure cipher suites to be used for SSL connections</text:span></text:p>
      <text:p text:style-name="Preformatted_20_Text"><text:bookmark text:name="LC1578"/><text:s text:c="2"/><text:span text:style-name="T1">#ssl.cipher_suites: []</text:span></text:p>
      <text:p text:style-name="Preformatted_20_Text"><text:bookmark text:name="LC1579"/></text:p>
      <text:p text:style-name="Preformatted_20_Text"><text:bookmark text:name="LC1580"/><text:s text:c="2"/><text:span text:style-name="T1"># Configure curve types for ECDHE based cipher suites</text:span></text:p>
      <text:p text:style-name="Preformatted_20_Text"><text:bookmark text:name="LC1581"/><text:s text:c="2"/><text:span text:style-name="T1">#ssl.curve_types: []</text:span></text:p>
      <text:p text:style-name="Preformatted_20_Text"><text:bookmark text:name="LC1582"/></text:p>
      <text:p text:style-name="Preformatted_20_Text"><text:bookmark text:name="LC1583"/><text:s text:c="2"/><text:span text:style-name="T1"># Configure what types of renegotiation are supported. Valid options are</text:span></text:p>
      <text:p text:style-name="Preformatted_20_Text"><text:bookmark text:name="LC1584"/><text:s text:c="2"/><text:span text:style-name="T1"># never, once, and freely. Default is never.</text:span></text:p>
      <text:p text:style-name="Preformatted_20_Text"><text:bookmark text:name="LC1585"/><text:s text:c="2"/><text:span text:style-name="T1">#ssl.renegotiation: never</text:span></text:p>
      <text:p text:style-name="Preformatted_20_Text"><text:bookmark text:name="LC1586"/></text:p>
      <text:p text:style-name="P1"><text:bookmark text:name="LC1587"/>#------------------------------- File output -----------------------------------</text:p>
      <text:p text:style-name="P1"><text:bookmark text:name="LC1588"/>#output.file:</text:p>
      <text:p text:style-name="Preformatted_20_Text"><text:bookmark text:name="LC1589"/><text:s text:c="2"/><text:span text:style-name="T1"># Boolean flag to enable or disable the output module.</text:span></text:p>
      <text:p text:style-name="Preformatted_20_Text"><text:bookmark text:name="LC1590"/><text:s text:c="2"/><text:span text:style-name="T1">#enabled: true</text:span></text:p>
      <text:p text:style-name="Preformatted_20_Text"><text:bookmark text:name="LC1591"/></text:p>
      <text:p text:style-name="Preformatted_20_Text"><text:bookmark text:name="LC1592"/><text:s text:c="2"/><text:span text:style-name="T1"># Configure JSON encoding</text:span></text:p>
      <text:p text:style-name="Preformatted_20_Text"><text:bookmark text:name="LC1593"/><text:s text:c="2"/><text:span text:style-name="T1">#codec.json:</text:span></text:p>
      <text:p text:style-name="Preformatted_20_Text"><text:bookmark text:name="LC1594"/><text:s text:c="4"/><text:span text:style-name="T1"># Pretty-print JSON event</text:span></text:p>
      <text:p text:style-name="Preformatted_20_Text"><text:bookmark text:name="LC1595"/><text:s text:c="4"/><text:span text:style-name="T1">#pretty: false</text:span></text:p>
      <text:p text:style-name="Preformatted_20_Text"><text:bookmark text:name="LC1596"/></text:p>
      <text:p text:style-name="Preformatted_20_Text"><text:bookmark text:name="LC1597"/><text:s text:c="4"/><text:span text:style-name="T1"># Configure escaping HTML symbols in strings.</text:span></text:p>
      <text:p text:style-name="Preformatted_20_Text"><text:bookmark text:name="LC1598"/><text:s text:c="4"/><text:span text:style-name="T1">#escape_html: false</text:span></text:p>
      <text:p text:style-name="Preformatted_20_Text"><text:bookmark text:name="LC1599"/></text:p>
      <text:p text:style-name="Preformatted_20_Text"><text:bookmark text:name="LC1600"/><text:s text:c="2"/><text:span text:style-name="T1"># Path to the directory where to save the generated files. The option is</text:span></text:p>
      <text:p text:style-name="Preformatted_20_Text"><text:bookmark text:name="LC1601"/><text:s text:c="2"/><text:span text:style-name="T1"># mandatory.</text:span></text:p>
      <text:p text:style-name="Preformatted_20_Text"><text:bookmark text:name="LC1602"/><text:s text:c="2"/><text:span text:style-name="T1">#path: "/tmp/filebeat"</text:span></text:p>
      <text:p text:style-name="Preformatted_20_Text"><text:bookmark text:name="LC1603"/><text:soft-page-break/></text:p>
      <text:p text:style-name="Preformatted_20_Text"><text:bookmark text:name="LC1604"/><text:s text:c="2"/><text:span text:style-name="T1"># Name of the generated files. The default is `filebeat` and it generates</text:span></text:p>
      <text:p text:style-name="Preformatted_20_Text"><text:bookmark text:name="LC1605"/><text:s text:c="2"/><text:span text:style-name="T1"># files: `filebeat`, `filebeat.1`, `filebeat.2`, etc.</text:span></text:p>
      <text:p text:style-name="Preformatted_20_Text"><text:bookmark text:name="LC1606"/><text:s text:c="2"/><text:span text:style-name="T1">#filename: filebeat</text:span></text:p>
      <text:p text:style-name="Preformatted_20_Text"><text:bookmark text:name="LC1607"/></text:p>
      <text:p text:style-name="Preformatted_20_Text"><text:bookmark text:name="LC1608"/><text:s text:c="2"/><text:span text:style-name="T1"># Maximum size in kilobytes of each file. When this size is reached, and on</text:span></text:p>
      <text:p text:style-name="Preformatted_20_Text"><text:bookmark text:name="LC1609"/><text:s text:c="2"/><text:span text:style-name="T1"># every Filebeat restart, the files are rotated. The default value is 10240</text:span></text:p>
      <text:p text:style-name="Preformatted_20_Text"><text:bookmark text:name="LC1610"/><text:s text:c="2"/><text:span text:style-name="T1"># kB.</text:span></text:p>
      <text:p text:style-name="Preformatted_20_Text"><text:bookmark text:name="LC1611"/><text:s text:c="2"/><text:span text:style-name="T1">#rotate_every_kb: 10000</text:span></text:p>
      <text:p text:style-name="Preformatted_20_Text"><text:bookmark text:name="LC1612"/></text:p>
      <text:p text:style-name="Preformatted_20_Text"><text:bookmark text:name="LC1613"/><text:s text:c="2"/><text:span text:style-name="T1"># Maximum number of files under path. When this number of files is reached,</text:span></text:p>
      <text:p text:style-name="Preformatted_20_Text"><text:bookmark text:name="LC1614"/><text:s text:c="2"/><text:span text:style-name="T1"># the oldest file is deleted and the rest are shifted from last to first. The</text:span></text:p>
      <text:p text:style-name="Preformatted_20_Text"><text:bookmark text:name="LC1615"/><text:s text:c="2"/><text:span text:style-name="T1"># default is 7 files.</text:span></text:p>
      <text:p text:style-name="Preformatted_20_Text"><text:bookmark text:name="LC1616"/><text:s text:c="2"/><text:span text:style-name="T1">#number_of_files: 7</text:span></text:p>
      <text:p text:style-name="Preformatted_20_Text"><text:bookmark text:name="LC1617"/></text:p>
      <text:p text:style-name="Preformatted_20_Text"><text:bookmark text:name="LC1618"/><text:s text:c="2"/><text:span text:style-name="T1"># Permissions to use for file creation. The default is 0600.</text:span></text:p>
      <text:p text:style-name="Preformatted_20_Text"><text:bookmark text:name="LC1619"/><text:s text:c="2"/><text:span text:style-name="T1">#permissions: 0600</text:span></text:p>
      <text:p text:style-name="Preformatted_20_Text"><text:bookmark text:name="LC1620"/></text:p>
      <text:p text:style-name="P1"><text:bookmark text:name="LC1621"/>#----------------------------- Console output ---------------------------------</text:p>
      <text:p text:style-name="P1"><text:bookmark text:name="LC1622"/>#output.console:</text:p>
      <text:p text:style-name="Preformatted_20_Text"><text:bookmark text:name="LC1623"/><text:s text:c="2"/><text:span text:style-name="T1"># Boolean flag to enable or disable the output module.</text:span></text:p>
      <text:p text:style-name="Preformatted_20_Text"><text:bookmark text:name="LC1624"/><text:s text:c="2"/><text:span text:style-name="T1">#enabled: true</text:span></text:p>
      <text:p text:style-name="Preformatted_20_Text"><text:bookmark text:name="LC1625"/></text:p>
      <text:p text:style-name="Preformatted_20_Text"><text:bookmark text:name="LC1626"/><text:s text:c="2"/><text:span text:style-name="T1"># Configure JSON encoding</text:span></text:p>
      <text:p text:style-name="Preformatted_20_Text"><text:bookmark text:name="LC1627"/><text:s text:c="2"/><text:span text:style-name="T1">#codec.json:</text:span></text:p>
      <text:p text:style-name="Preformatted_20_Text"><text:bookmark text:name="LC1628"/><text:s text:c="4"/><text:span text:style-name="T1"># Pretty-print JSON event</text:span></text:p>
      <text:p text:style-name="Preformatted_20_Text"><text:bookmark text:name="LC1629"/><text:s text:c="4"/><text:span text:style-name="T1">#pretty: false</text:span></text:p>
      <text:p text:style-name="Preformatted_20_Text"><text:bookmark text:name="LC1630"/></text:p>
      <text:p text:style-name="Preformatted_20_Text"><text:bookmark text:name="LC1631"/><text:s text:c="4"/><text:span text:style-name="T1"># Configure escaping HTML symbols in strings.</text:span></text:p>
      <text:p text:style-name="Preformatted_20_Text"><text:bookmark text:name="LC1632"/><text:s text:c="4"/><text:span text:style-name="T1">#escape_html: false</text:span></text:p>
      <text:p text:style-name="Preformatted_20_Text"><text:bookmark text:name="LC1633"/></text:p>
      <text:p text:style-name="P1"><text:bookmark text:name="LC1634"/>#================================= Paths ======================================</text:p>
      <text:p text:style-name="Preformatted_20_Text"><text:bookmark text:name="LC1635"/></text:p>
      <text:p text:style-name="P1"><text:bookmark text:name="LC1636"/># The home path for the Filebeat installation. This is the default base path</text:p>
      <text:p text:style-name="P1"><text:bookmark text:name="LC1637"/># for all other path settings and for miscellaneous files that come with the</text:p>
      <text:p text:style-name="P1"><text:bookmark text:name="LC1638"/># distribution (for example, the sample dashboards).</text:p>
      <text:p text:style-name="P1"><text:bookmark text:name="LC1639"/># If not set by a CLI flag or in the configuration file, the default for the</text:p>
      <text:p text:style-name="P1"><text:bookmark text:name="LC1640"/># home path is the location of the binary.</text:p>
      <text:p text:style-name="P1"><text:bookmark text:name="LC1641"/>#path.home:</text:p>
      <text:p text:style-name="Preformatted_20_Text"><text:bookmark text:name="LC1642"/></text:p>
      <text:p text:style-name="P1"><text:bookmark text:name="LC1643"/># The configuration path for the Filebeat installation. This is the default</text:p>
      <text:p text:style-name="P1"><text:bookmark text:name="LC1644"/># base path for configuration files, including the main YAML configuration file</text:p>
      <text:p text:style-name="P1"><text:bookmark text:name="LC1645"/># and the Elasticsearch template file. If not set by a CLI flag or in the</text:p>
      <text:p text:style-name="P1"><text:bookmark text:name="LC1646"/># configuration file, the default for the configuration path is the home path.</text:p>
      <text:p text:style-name="P1"><text:bookmark text:name="LC1647"/>#path.config: ${path.home}</text:p>
      <text:p text:style-name="Preformatted_20_Text"><text:bookmark text:name="LC1648"/></text:p>
      <text:p text:style-name="P1"><text:bookmark text:name="LC1649"/># The data path for the Filebeat installation. This is the default base path</text:p>
      <text:p text:style-name="P1"><text:bookmark text:name="LC1650"/># for all the files in which Filebeat needs to store its data. If not set by a</text:p>
      <text:p text:style-name="P1"><text:bookmark text:name="LC1651"/># CLI flag or in the configuration file, the default for the data path is a data</text:p>
      <text:p text:style-name="P1"><text:bookmark text:name="LC1652"/># subdirectory inside the home path.</text:p>
      <text:p text:style-name="P1"><text:bookmark text:name="LC1653"/>#path.data: ${path.home}/data</text:p>
      <text:p text:style-name="Preformatted_20_Text"><text:bookmark text:name="LC1654"/></text:p>
      <text:p text:style-name="P1"><text:bookmark text:name="LC1655"/># The logs path for a Filebeat installation. This is the default location for</text:p>
      <text:p text:style-name="P1"><text:bookmark text:name="LC1656"/># the Beat's log files. If not set by a CLI flag or in the configuration file,</text:p>
      <text:p text:style-name="P1"><text:bookmark text:name="LC1657"/># the default for the logs path is a logs subdirectory inside the home path.</text:p>
      <text:p text:style-name="P1"><text:bookmark text:name="LC1658"/>#path.logs: ${path.home}/logs</text:p>
      <text:p text:style-name="Preformatted_20_Text"><text:bookmark text:name="LC1659"/></text:p>
      <text:p text:style-name="P1"><text:bookmark text:name="LC1660"/>#================================ Keystore ==========================================</text:p>
      <text:p text:style-name="P1"><text:bookmark text:name="LC1661"/><text:soft-page-break/># Location of the Keystore containing the keys and their sensitive values.</text:p>
      <text:p text:style-name="P1"><text:bookmark text:name="LC1662"/>#keystore.path: "${path.config}/beats.keystore"</text:p>
      <text:p text:style-name="Preformatted_20_Text"><text:bookmark text:name="LC1663"/></text:p>
      <text:p text:style-name="P1"><text:bookmark text:name="LC1664"/>#============================== Dashboards =====================================</text:p>
      <text:p text:style-name="P1"><text:bookmark text:name="LC1665"/># These settings control loading the sample dashboards to the Kibana index. Loading</text:p>
      <text:p text:style-name="P1"><text:bookmark text:name="LC1666"/># the dashboards are disabled by default and can be enabled either by setting the</text:p>
      <text:p text:style-name="P1"><text:bookmark text:name="LC1667"/># options here, or by using the `-setup` CLI flag or the `setup` command.</text:p>
      <text:p text:style-name="P1"><text:bookmark text:name="LC1668"/>#setup.dashboards.enabled: false</text:p>
      <text:p text:style-name="Preformatted_20_Text"><text:bookmark text:name="LC1669"/></text:p>
      <text:p text:style-name="P1"><text:bookmark text:name="LC1670"/># The directory from where to read the dashboards. The default is the `kibana`</text:p>
      <text:p text:style-name="P1"><text:bookmark text:name="LC1671"/># folder in the home path.</text:p>
      <text:p text:style-name="P1"><text:bookmark text:name="LC1672"/>#setup.dashboards.directory: ${path.home}/kibana</text:p>
      <text:p text:style-name="Preformatted_20_Text"><text:bookmark text:name="LC1673"/></text:p>
      <text:p text:style-name="P1"><text:bookmark text:name="LC1674"/># The URL from where to download the dashboards archive. It is used instead of</text:p>
      <text:p text:style-name="P1"><text:bookmark text:name="LC1675"/># the directory if it has a value.</text:p>
      <text:p text:style-name="P1"><text:bookmark text:name="LC1676"/>#setup.dashboards.url:</text:p>
      <text:p text:style-name="Preformatted_20_Text"><text:bookmark text:name="LC1677"/></text:p>
      <text:p text:style-name="P1"><text:bookmark text:name="LC1678"/># The file archive (zip file) from where to read the dashboards. It is used instead</text:p>
      <text:p text:style-name="P1"><text:bookmark text:name="LC1679"/># of the directory when it has a value.</text:p>
      <text:p text:style-name="P1"><text:bookmark text:name="LC1680"/>#setup.dashboards.file:</text:p>
      <text:p text:style-name="Preformatted_20_Text"><text:bookmark text:name="LC1681"/></text:p>
      <text:p text:style-name="P1"><text:bookmark text:name="LC1682"/># In case the archive contains the dashboards from multiple Beats, this lets you</text:p>
      <text:p text:style-name="P1"><text:bookmark text:name="LC1683"/># select which one to load. You can load all the dashboards in the archive by</text:p>
      <text:p text:style-name="P1"><text:bookmark text:name="LC1684"/># setting this to the empty string.</text:p>
      <text:p text:style-name="P1"><text:bookmark text:name="LC1685"/>#setup.dashboards.beat: filebeat</text:p>
      <text:p text:style-name="Preformatted_20_Text"><text:bookmark text:name="LC1686"/></text:p>
      <text:p text:style-name="P1"><text:bookmark text:name="LC1687"/># The name of the Kibana index to use for setting the configuration. Default is ".kibana"</text:p>
      <text:p text:style-name="P1"><text:bookmark text:name="LC1688"/>#setup.dashboards.kibana_index: .kibana</text:p>
      <text:p text:style-name="Preformatted_20_Text"><text:bookmark text:name="LC1689"/></text:p>
      <text:p text:style-name="P1"><text:bookmark text:name="LC1690"/># The Elasticsearch index name. This overwrites the index name defined in the</text:p>
      <text:p text:style-name="P1"><text:bookmark text:name="LC1691"/># dashboards and index pattern. Example: testbeat-*</text:p>
      <text:p text:style-name="P1"><text:bookmark text:name="LC1692"/>#setup.dashboards.index:</text:p>
      <text:p text:style-name="Preformatted_20_Text"><text:bookmark text:name="LC1693"/></text:p>
      <text:p text:style-name="P1"><text:bookmark text:name="LC1694"/># Always use the Kibana API for loading the dashboards instead of autodetecting</text:p>
      <text:p text:style-name="P1"><text:bookmark text:name="LC1695"/># how to install the dashboards by first querying Elasticsearch.</text:p>
      <text:p text:style-name="P1"><text:bookmark text:name="LC1696"/>#setup.dashboards.always_kibana: false</text:p>
      <text:p text:style-name="Preformatted_20_Text"><text:bookmark text:name="LC1697"/></text:p>
      <text:p text:style-name="P1"><text:bookmark text:name="LC1698"/># If true and Kibana is not reachable at the time when dashboards are loaded,</text:p>
      <text:p text:style-name="P1"><text:bookmark text:name="LC1699"/># it will retry to reconnect to Kibana instead of exiting with an error.</text:p>
      <text:p text:style-name="P1"><text:bookmark text:name="LC1700"/>#setup.dashboards.retry.enabled: false</text:p>
      <text:p text:style-name="Preformatted_20_Text"><text:bookmark text:name="LC1701"/></text:p>
      <text:p text:style-name="P1"><text:bookmark text:name="LC1702"/># Duration interval between Kibana connection retries.</text:p>
      <text:p text:style-name="P1"><text:bookmark text:name="LC1703"/>#setup.dashboards.retry.interval: 1s</text:p>
      <text:p text:style-name="Preformatted_20_Text"><text:bookmark text:name="LC1704"/></text:p>
      <text:p text:style-name="P1"><text:bookmark text:name="LC1705"/># Maximum number of retries before exiting with an error, 0 for unlimited retrying.</text:p>
      <text:p text:style-name="P1"><text:bookmark text:name="LC1706"/>#setup.dashboards.retry.maximum: 0</text:p>
      <text:p text:style-name="Preformatted_20_Text"><text:bookmark text:name="LC1707"/></text:p>
      <text:p text:style-name="Preformatted_20_Text"><text:bookmark text:name="LC1708"/></text:p>
      <text:p text:style-name="P1"><text:bookmark text:name="LC1709"/>#============================== Template =====================================</text:p>
      <text:p text:style-name="Preformatted_20_Text"><text:bookmark text:name="LC1710"/></text:p>
      <text:p text:style-name="P1"><text:bookmark text:name="LC1711"/># A template is used to set the mapping in Elasticsearch</text:p>
      <text:p text:style-name="P1"><text:bookmark text:name="LC1712"/># By default template loading is enabled and the template is loaded.</text:p>
      <text:p text:style-name="P1"><text:bookmark text:name="LC1713"/># These settings can be adjusted to load your own template or overwrite existing ones.</text:p>
      <text:p text:style-name="Preformatted_20_Text"><text:bookmark text:name="LC1714"/></text:p>
      <text:p text:style-name="P1"><text:bookmark text:name="LC1715"/># Set to false to disable template loading.</text:p>
      <text:p text:style-name="P1"><text:bookmark text:name="LC1716"/>#setup.template.enabled: true</text:p>
      <text:p text:style-name="Preformatted_20_Text"><text:bookmark text:name="LC1717"/></text:p>
      <text:p text:style-name="P1"><text:bookmark text:name="LC1718"/><text:soft-page-break/># Template name. By default the template name is "filebeat-%{[agent.version]}"</text:p>
      <text:p text:style-name="P1"><text:bookmark text:name="LC1719"/># The template name and pattern has to be set in case the Elasticsearch index pattern is modified.</text:p>
      <text:p text:style-name="P1"><text:bookmark text:name="LC1720"/>#setup.template.name: "filebeat-%{[agent.version]}"</text:p>
      <text:p text:style-name="Preformatted_20_Text"><text:bookmark text:name="LC1721"/></text:p>
      <text:p text:style-name="P1"><text:bookmark text:name="LC1722"/># Template pattern. By default the template pattern is "-%{[agent.version]}-*" to apply to the default index settings.</text:p>
      <text:p text:style-name="P1"><text:bookmark text:name="LC1723"/># The first part is the version of the beat and then -* is used to match all daily indices.</text:p>
      <text:p text:style-name="P1"><text:bookmark text:name="LC1724"/># The template name and pattern has to be set in case the Elasticsearch index pattern is modified.</text:p>
      <text:p text:style-name="P1"><text:bookmark text:name="LC1725"/>#setup.template.pattern: "filebeat-%{[agent.version]}-*"</text:p>
      <text:p text:style-name="Preformatted_20_Text"><text:bookmark text:name="LC1726"/></text:p>
      <text:p text:style-name="P1"><text:bookmark text:name="LC1727"/># Path to fields.yml file to generate the template</text:p>
      <text:p text:style-name="P1"><text:bookmark text:name="LC1728"/>#setup.template.fields: "${path.config}/fields.yml"</text:p>
      <text:p text:style-name="Preformatted_20_Text"><text:bookmark text:name="LC1729"/></text:p>
      <text:p text:style-name="P1"><text:bookmark text:name="LC1730"/># A list of fields to be added to the template and Kibana index pattern. Also</text:p>
      <text:p text:style-name="P1"><text:bookmark text:name="LC1731"/># specify setup.template.overwrite: true to overwrite the existing template.</text:p>
      <text:p text:style-name="P1"><text:bookmark text:name="LC1732"/># This setting is experimental.</text:p>
      <text:p text:style-name="P1"><text:bookmark text:name="LC1733"/>#setup.template.append_fields:</text:p>
      <text:p text:style-name="P1"><text:bookmark text:name="LC1734"/>#- name: field_name</text:p>
      <text:p text:style-name="P1"><text:bookmark text:name="LC1735"/># <text:s/>type: field_type</text:p>
      <text:p text:style-name="Preformatted_20_Text"><text:bookmark text:name="LC1736"/></text:p>
      <text:p text:style-name="P1"><text:bookmark text:name="LC1737"/># Enable JSON template loading. If this is enabled, the fields.yml is ignored.</text:p>
      <text:p text:style-name="P1"><text:bookmark text:name="LC1738"/>#setup.template.json.enabled: false</text:p>
      <text:p text:style-name="Preformatted_20_Text"><text:bookmark text:name="LC1739"/></text:p>
      <text:p text:style-name="P1"><text:bookmark text:name="LC1740"/># Path to the JSON template file</text:p>
      <text:p text:style-name="P1"><text:bookmark text:name="LC1741"/>#setup.template.json.path: "${path.config}/template.json"</text:p>
      <text:p text:style-name="Preformatted_20_Text"><text:bookmark text:name="LC1742"/></text:p>
      <text:p text:style-name="P1"><text:bookmark text:name="LC1743"/># Name under which the template is stored in Elasticsearch</text:p>
      <text:p text:style-name="P1"><text:bookmark text:name="LC1744"/>#setup.template.json.name: ""</text:p>
      <text:p text:style-name="Preformatted_20_Text"><text:bookmark text:name="LC1745"/></text:p>
      <text:p text:style-name="P1"><text:bookmark text:name="LC1746"/># Overwrite existing template</text:p>
      <text:p text:style-name="P1"><text:bookmark text:name="LC1747"/>#setup.template.overwrite: false</text:p>
      <text:p text:style-name="Preformatted_20_Text"><text:bookmark text:name="LC1748"/></text:p>
      <text:p text:style-name="P1"><text:bookmark text:name="LC1749"/># Elasticsearch template settings</text:p>
      <text:p text:style-name="P1"><text:bookmark text:name="LC1750"/>setup.template.settings:</text:p>
      <text:p text:style-name="Preformatted_20_Text"><text:bookmark text:name="LC1751"/></text:p>
      <text:p text:style-name="Preformatted_20_Text"><text:bookmark text:name="LC1752"/><text:s text:c="2"/><text:span text:style-name="T1"># A dictionary of settings to place into the settings.index dictionary</text:span></text:p>
      <text:p text:style-name="Preformatted_20_Text"><text:bookmark text:name="LC1753"/><text:s text:c="2"/><text:span text:style-name="T1"># of the Elasticsearch template. For more details, please check</text:span></text:p>
      <text:p text:style-name="Preformatted_20_Text"><text:bookmark text:name="LC1754"/><text:s text:c="2"/><text:span text:style-name="T1"># https://www.elastic.co/guide/en/elasticsearch/reference/current/mapping.html</text:span></text:p>
      <text:p text:style-name="Preformatted_20_Text"><text:bookmark text:name="LC1755"/><text:s text:c="2"/><text:span text:style-name="T1">#index:</text:span></text:p>
      <text:p text:style-name="Preformatted_20_Text"><text:bookmark text:name="LC1756"/><text:s text:c="4"/><text:span text:style-name="T1">#number_of_shards: 1</text:span></text:p>
      <text:p text:style-name="Preformatted_20_Text"><text:bookmark text:name="LC1757"/><text:s text:c="4"/><text:span text:style-name="T1">#codec: best_compression</text:span></text:p>
      <text:p text:style-name="Preformatted_20_Text"><text:bookmark text:name="LC1758"/><text:s text:c="4"/><text:span text:style-name="T1">#number_of_routing_shards: 30</text:span></text:p>
      <text:p text:style-name="Preformatted_20_Text"><text:bookmark text:name="LC1759"/></text:p>
      <text:p text:style-name="Preformatted_20_Text"><text:bookmark text:name="LC1760"/><text:s text:c="2"/><text:span text:style-name="T1"># A dictionary of settings for the _source field. For more details, please check</text:span></text:p>
      <text:p text:style-name="Preformatted_20_Text"><text:bookmark text:name="LC1761"/><text:s text:c="2"/><text:span text:style-name="T1"># https://www.elastic.co/guide/en/elasticsearch/reference/current/mapping-source-field.html</text:span></text:p>
      <text:p text:style-name="Preformatted_20_Text"><text:bookmark text:name="LC1762"/><text:s text:c="2"/><text:span text:style-name="T1">#_source:</text:span></text:p>
      <text:p text:style-name="Preformatted_20_Text"><text:bookmark text:name="LC1763"/><text:s text:c="4"/><text:span text:style-name="T1">#enabled: false</text:span></text:p>
      <text:p text:style-name="Preformatted_20_Text"><text:bookmark text:name="LC1764"/></text:p>
      <text:p text:style-name="P1"><text:bookmark text:name="LC1765"/>#============================== Setup ILM =====================================</text:p>
      <text:p text:style-name="Preformatted_20_Text"><text:bookmark text:name="LC1766"/></text:p>
      <text:p text:style-name="P1"><text:bookmark text:name="LC1767"/># Configure index lifecycle management (ILM). These settings create a write</text:p>
      <text:p text:style-name="P1"><text:bookmark text:name="LC1768"/># alias and add additional settings to the index template. When ILM is enabled,</text:p>
      <text:p text:style-name="P1"><text:bookmark text:name="LC1769"/># output.elasticsearch.index is ignored, and the write alias is used to set the</text:p>
      <text:p text:style-name="P1"><text:bookmark text:name="LC1770"/># index name.</text:p>
      <text:p text:style-name="Preformatted_20_Text"><text:bookmark text:name="LC1771"/></text:p>
      <text:p text:style-name="P1"><text:bookmark text:name="LC1772"/><text:soft-page-break/># Enable ILM support. Valid values are true, false, and auto. When set to auto</text:p>
      <text:p text:style-name="P1"><text:bookmark text:name="LC1773"/># (the default), the Beat uses index lifecycle management when it connects to a</text:p>
      <text:p text:style-name="P1"><text:bookmark text:name="LC1774"/># cluster that supports ILM; otherwise, it creates daily indices.</text:p>
      <text:p text:style-name="P1"><text:bookmark text:name="LC1775"/>#setup.ilm.enabled: auto</text:p>
      <text:p text:style-name="Preformatted_20_Text"><text:bookmark text:name="LC1776"/></text:p>
      <text:p text:style-name="P1"><text:bookmark text:name="LC1777"/># Set the prefix used in the index lifecycle write alias name. The default alias</text:p>
      <text:p text:style-name="P1"><text:bookmark text:name="LC1778"/># name is 'filebeat-%{[agent.version]}'.</text:p>
      <text:p text:style-name="P1"><text:bookmark text:name="LC1779"/>#setup.ilm.rollover_alias: "filebeat"</text:p>
      <text:p text:style-name="Preformatted_20_Text"><text:bookmark text:name="LC1780"/></text:p>
      <text:p text:style-name="P1"><text:bookmark text:name="LC1781"/># Set the rollover index pattern. The default is "%{now/d}-000001".</text:p>
      <text:p text:style-name="P1"><text:bookmark text:name="LC1782"/>#setup.ilm.pattern: "{now/d}-000001"</text:p>
      <text:p text:style-name="Preformatted_20_Text"><text:bookmark text:name="LC1783"/></text:p>
      <text:p text:style-name="P1"><text:bookmark text:name="LC1784"/># Set the lifecycle policy name. The default policy name is</text:p>
      <text:p text:style-name="P1"><text:bookmark text:name="LC1785"/># 'filebeat-%{[agent.version]}'.</text:p>
      <text:p text:style-name="P1"><text:bookmark text:name="LC1786"/>#setup.ilm.policy_name: "mypolicy"</text:p>
      <text:p text:style-name="Preformatted_20_Text"><text:bookmark text:name="LC1787"/></text:p>
      <text:p text:style-name="P1"><text:bookmark text:name="LC1788"/># The path to a JSON file that contains a lifecycle policy configuration. Used</text:p>
      <text:p text:style-name="P1"><text:bookmark text:name="LC1789"/># to load your own lifecycle policy.</text:p>
      <text:p text:style-name="P1"><text:bookmark text:name="LC1790"/>#setup.ilm.policy_file:</text:p>
      <text:p text:style-name="Preformatted_20_Text"><text:bookmark text:name="LC1791"/></text:p>
      <text:p text:style-name="P1"><text:bookmark text:name="LC1792"/># Disable the check for an existing lifecycle policy. The default is false. If</text:p>
      <text:p text:style-name="P1"><text:bookmark text:name="LC1793"/># you disable this check, set setup.ilm.overwrite: true so the lifecycle policy</text:p>
      <text:p text:style-name="P1"><text:bookmark text:name="LC1794"/># can be installed.</text:p>
      <text:p text:style-name="P1"><text:bookmark text:name="LC1795"/>#setup.ilm.check_exists: false</text:p>
      <text:p text:style-name="Preformatted_20_Text"><text:bookmark text:name="LC1796"/></text:p>
      <text:p text:style-name="P1"><text:bookmark text:name="LC1797"/># Overwrite the lifecycle policy at startup. The default is false.</text:p>
      <text:p text:style-name="P1"><text:bookmark text:name="LC1798"/>#setup.ilm.overwrite: false</text:p>
      <text:p text:style-name="Preformatted_20_Text"><text:bookmark text:name="LC1799"/></text:p>
      <text:p text:style-name="P1"><text:bookmark text:name="LC1800"/>#============================== Kibana =====================================</text:p>
      <text:p text:style-name="Preformatted_20_Text"><text:bookmark text:name="LC1801"/></text:p>
      <text:p text:style-name="P1"><text:bookmark text:name="LC1802"/># Starting with Beats version 6.0.0, the dashboards are loaded via the Kibana API.</text:p>
      <text:p text:style-name="P1"><text:bookmark text:name="LC1803"/># This requires a Kibana endpoint configuration.</text:p>
      <text:p text:style-name="P1"><text:bookmark text:name="LC1804"/>setup.kibana:</text:p>
      <text:p text:style-name="Preformatted_20_Text"><text:bookmark text:name="LC1805"/><text:s text:c="2"/><text:span text:style-name="T1">host: "10.1.0.4:5601" # TODO: Change this to the IP address of your ELK server</text:span></text:p>
      <text:p text:style-name="Preformatted_20_Text"><text:bookmark text:name="LC1806"/><text:s text:c="2"/><text:span text:style-name="T1"># Kibana Host</text:span></text:p>
      <text:p text:style-name="Preformatted_20_Text"><text:bookmark text:name="LC1807"/><text:s text:c="2"/><text:span text:style-name="T1"># Scheme and port can be left out and will be set to the default (http and 5601)</text:span></text:p>
      <text:p text:style-name="Preformatted_20_Text"><text:bookmark text:name="LC1808"/><text:s text:c="2"/><text:span text:style-name="T1"># In case you specify and additional path, the scheme is required: http://localhost:5601/path</text:span></text:p>
      <text:p text:style-name="Preformatted_20_Text"><text:bookmark text:name="LC1809"/><text:s text:c="2"/><text:span text:style-name="T1"># IPv6 addresses should always be defined as: https://[2001:db8::1]:5601</text:span></text:p>
      <text:p text:style-name="Preformatted_20_Text"><text:bookmark text:name="LC1810"/><text:s text:c="2"/><text:span text:style-name="T1">#host: "localhost:5601"</text:span></text:p>
      <text:p text:style-name="Preformatted_20_Text"><text:bookmark text:name="LC1811"/></text:p>
      <text:p text:style-name="Preformatted_20_Text"><text:bookmark text:name="LC1812"/><text:s text:c="2"/><text:span text:style-name="T1"># Optional protocol and basic auth credentials.</text:span></text:p>
      <text:p text:style-name="Preformatted_20_Text"><text:bookmark text:name="LC1813"/><text:s text:c="2"/><text:span text:style-name="T1">#protocol: "https"</text:span></text:p>
      <text:p text:style-name="Preformatted_20_Text"><text:bookmark text:name="LC1814"/><text:s text:c="2"/><text:span text:style-name="T1">#username: "elastic"</text:span></text:p>
      <text:p text:style-name="Preformatted_20_Text"><text:bookmark text:name="LC1815"/><text:s text:c="2"/><text:span text:style-name="T1">#password: "changeme"</text:span></text:p>
      <text:p text:style-name="Preformatted_20_Text"><text:bookmark text:name="LC1816"/></text:p>
      <text:p text:style-name="Preformatted_20_Text"><text:bookmark text:name="LC1817"/><text:s text:c="2"/><text:span text:style-name="T1"># Optional HTTP path</text:span></text:p>
      <text:p text:style-name="Preformatted_20_Text"><text:bookmark text:name="LC1818"/><text:s text:c="2"/><text:span text:style-name="T1">#path: ""</text:span></text:p>
      <text:p text:style-name="Preformatted_20_Text"><text:bookmark text:name="LC1819"/></text:p>
      <text:p text:style-name="Preformatted_20_Text"><text:bookmark text:name="LC1820"/><text:s text:c="2"/><text:span text:style-name="T1"># Use SSL settings for HTTPS. Default is true.</text:span></text:p>
      <text:p text:style-name="Preformatted_20_Text"><text:bookmark text:name="LC1821"/><text:s text:c="2"/><text:span text:style-name="T1">#ssl.enabled: true</text:span></text:p>
      <text:p text:style-name="Preformatted_20_Text"><text:bookmark text:name="LC1822"/></text:p>
      <text:p text:style-name="Preformatted_20_Text"><text:bookmark text:name="LC1823"/><text:s text:c="2"/><text:span text:style-name="T1"># Configure SSL verification mode. If `none` is configured, all server hosts</text:span></text:p>
      <text:p text:style-name="Preformatted_20_Text"><text:bookmark text:name="LC1824"/><text:s text:c="2"/><text:span text:style-name="T1"># and certificates will be accepted. In this mode, SSL based connections are</text:span></text:p>
      <text:p text:style-name="Preformatted_20_Text"><text:bookmark text:name="LC1825"/><text:s text:c="2"/><text:span text:style-name="T1"># susceptible to man-in-the-middle attacks. Use only for testing. Default is</text:span></text:p>
      <text:p text:style-name="Preformatted_20_Text"><text:bookmark text:name="LC1826"/><text:s text:c="2"/><text:span text:style-name="T1"># `full`.</text:span></text:p>
      <text:p text:style-name="Preformatted_20_Text"><text:bookmark text:name="LC1827"/><text:s text:c="2"/><text:span text:style-name="T1">#ssl.verification_mode: full</text:span></text:p>
      <text:p text:style-name="Preformatted_20_Text"><text:bookmark text:name="LC1828"/></text:p>
      <text:p text:style-name="Preformatted_20_Text"><text:bookmark text:name="LC1829"/><text:soft-page-break/><text:s text:c="2"/><text:span text:style-name="T1"># List of supported/valid TLS versions. By default all TLS versions from 1.0 up to</text:span></text:p>
      <text:p text:style-name="Preformatted_20_Text"><text:bookmark text:name="LC1830"/><text:s text:c="2"/><text:span text:style-name="T1"># 1.2 are enabled.</text:span></text:p>
      <text:p text:style-name="Preformatted_20_Text"><text:bookmark text:name="LC1831"/><text:s text:c="2"/><text:span text:style-name="T1">#ssl.supported_protocols: [TLSv1.0, TLSv1.1, TLSv1.2]</text:span></text:p>
      <text:p text:style-name="Preformatted_20_Text"><text:bookmark text:name="LC1832"/></text:p>
      <text:p text:style-name="Preformatted_20_Text"><text:bookmark text:name="LC1833"/><text:s text:c="2"/><text:span text:style-name="T1"># SSL configuration. The default is off.</text:span></text:p>
      <text:p text:style-name="Preformatted_20_Text"><text:bookmark text:name="LC1834"/><text:s text:c="2"/><text:span text:style-name="T1"># List of root certificates for HTTPS server verifications</text:span></text:p>
      <text:p text:style-name="Preformatted_20_Text"><text:bookmark text:name="LC1835"/><text:s text:c="2"/><text:span text:style-name="T1">#ssl.certificate_authorities: ["/etc/pki/root/ca.pem"]</text:span></text:p>
      <text:p text:style-name="Preformatted_20_Text"><text:bookmark text:name="LC1836"/></text:p>
      <text:p text:style-name="Preformatted_20_Text"><text:bookmark text:name="LC1837"/><text:s text:c="2"/><text:span text:style-name="T1"># Certificate for SSL client authentication</text:span></text:p>
      <text:p text:style-name="Preformatted_20_Text"><text:bookmark text:name="LC1838"/><text:s text:c="2"/><text:span text:style-name="T1">#ssl.certificate: "/etc/pki/client/cert.pem"</text:span></text:p>
      <text:p text:style-name="Preformatted_20_Text"><text:bookmark text:name="LC1839"/></text:p>
      <text:p text:style-name="Preformatted_20_Text"><text:bookmark text:name="LC1840"/><text:s text:c="2"/><text:span text:style-name="T1"># Client certificate key</text:span></text:p>
      <text:p text:style-name="Preformatted_20_Text"><text:bookmark text:name="LC1841"/><text:s text:c="2"/><text:span text:style-name="T1">#ssl.key: "/etc/pki/client/cert.key"</text:span></text:p>
      <text:p text:style-name="Preformatted_20_Text"><text:bookmark text:name="LC1842"/></text:p>
      <text:p text:style-name="Preformatted_20_Text"><text:bookmark text:name="LC1843"/><text:s text:c="2"/><text:span text:style-name="T1"># Optional passphrase for decrypting the certificate key.</text:span></text:p>
      <text:p text:style-name="Preformatted_20_Text"><text:bookmark text:name="LC1844"/><text:s text:c="2"/><text:span text:style-name="T1">#ssl.key_passphrase: ''</text:span></text:p>
      <text:p text:style-name="Preformatted_20_Text"><text:bookmark text:name="LC1845"/></text:p>
      <text:p text:style-name="Preformatted_20_Text"><text:bookmark text:name="LC1846"/><text:s text:c="2"/><text:span text:style-name="T1"># Configure cipher suites to be used for SSL connections</text:span></text:p>
      <text:p text:style-name="Preformatted_20_Text"><text:bookmark text:name="LC1847"/><text:s text:c="2"/><text:span text:style-name="T1">#ssl.cipher_suites: []</text:span></text:p>
      <text:p text:style-name="Preformatted_20_Text"><text:bookmark text:name="LC1848"/></text:p>
      <text:p text:style-name="Preformatted_20_Text"><text:bookmark text:name="LC1849"/><text:s text:c="2"/><text:span text:style-name="T1"># Configure curve types for ECDHE-based cipher suites</text:span></text:p>
      <text:p text:style-name="Preformatted_20_Text"><text:bookmark text:name="LC1850"/><text:s text:c="2"/><text:span text:style-name="T1">#ssl.curve_types: []</text:span></text:p>
      <text:p text:style-name="Preformatted_20_Text"><text:bookmark text:name="LC1851"/></text:p>
      <text:p text:style-name="Preformatted_20_Text"><text:bookmark text:name="LC1852"/></text:p>
      <text:p text:style-name="Preformatted_20_Text"><text:bookmark text:name="LC1853"/></text:p>
      <text:p text:style-name="P1"><text:bookmark text:name="LC1854"/>#================================ Logging ======================================</text:p>
      <text:p text:style-name="P1"><text:bookmark text:name="LC1855"/># There are four options for the log output: file, stderr, syslog, eventlog</text:p>
      <text:p text:style-name="P1"><text:bookmark text:name="LC1856"/># The file output is the default.</text:p>
      <text:p text:style-name="Preformatted_20_Text"><text:bookmark text:name="LC1857"/></text:p>
      <text:p text:style-name="P1"><text:bookmark text:name="LC1858"/># Sets log level. The default log level is info.</text:p>
      <text:p text:style-name="P1"><text:bookmark text:name="LC1859"/># Available log levels are: error, warning, info, debug</text:p>
      <text:p text:style-name="P1"><text:bookmark text:name="LC1860"/>#logging.level: info</text:p>
      <text:p text:style-name="Preformatted_20_Text"><text:bookmark text:name="LC1861"/></text:p>
      <text:p text:style-name="P1"><text:bookmark text:name="LC1862"/># Enable debug output for selected components. To enable all selectors use ["*"]</text:p>
      <text:p text:style-name="P1"><text:bookmark text:name="LC1863"/># Other available selectors are "beat", "publish", "service"</text:p>
      <text:p text:style-name="P1"><text:bookmark text:name="LC1864"/># Multiple selectors can be chained.</text:p>
      <text:p text:style-name="P1"><text:bookmark text:name="LC1865"/>#logging.selectors: [ ]</text:p>
      <text:p text:style-name="Preformatted_20_Text"><text:bookmark text:name="LC1866"/></text:p>
      <text:p text:style-name="P1"><text:bookmark text:name="LC1867"/># Send all logging output to stderr. The default is false.</text:p>
      <text:p text:style-name="P1"><text:bookmark text:name="LC1868"/>#logging.to_stderr: false</text:p>
      <text:p text:style-name="Preformatted_20_Text"><text:bookmark text:name="LC1869"/></text:p>
      <text:p text:style-name="P1"><text:bookmark text:name="LC1870"/># Send all logging output to syslog. The default is false.</text:p>
      <text:p text:style-name="P1"><text:bookmark text:name="LC1871"/>#logging.to_syslog: false</text:p>
      <text:p text:style-name="Preformatted_20_Text"><text:bookmark text:name="LC1872"/></text:p>
      <text:p text:style-name="P1"><text:bookmark text:name="LC1873"/># Send all logging output to Windows Event Logs. The default is false.</text:p>
      <text:p text:style-name="P1"><text:bookmark text:name="LC1874"/>#logging.to_eventlog: false</text:p>
      <text:p text:style-name="Preformatted_20_Text"><text:bookmark text:name="LC1875"/></text:p>
      <text:p text:style-name="P1"><text:bookmark text:name="LC1876"/># If enabled, Filebeat periodically logs its internal metrics that have changed</text:p>
      <text:p text:style-name="P1"><text:bookmark text:name="LC1877"/># in the last period. For each metric that changed, the delta from the value at</text:p>
      <text:p text:style-name="P1"><text:bookmark text:name="LC1878"/># the beginning of the period is logged. Also, the total values for</text:p>
      <text:p text:style-name="P1"><text:bookmark text:name="LC1879"/># all non-zero internal metrics are logged on shutdown. The default is true.</text:p>
      <text:p text:style-name="P1"><text:bookmark text:name="LC1880"/>#logging.metrics.enabled: true</text:p>
      <text:p text:style-name="Preformatted_20_Text"><text:bookmark text:name="LC1881"/></text:p>
      <text:p text:style-name="P1"><text:bookmark text:name="LC1882"/># The period after which to log the internal metrics. The default is 30s.</text:p>
      <text:p text:style-name="P1"><text:bookmark text:name="LC1883"/>#logging.metrics.period: 30s</text:p>
      <text:p text:style-name="Preformatted_20_Text"><text:bookmark text:name="LC1884"/></text:p>
      <text:p text:style-name="P1"><text:bookmark text:name="LC1885"/># Logging to rotating files. Set logging.to_files to false to disable logging to</text:p>
      <text:p text:style-name="P1"><text:bookmark text:name="LC1886"/># files.</text:p>
      <text:p text:style-name="P1"><text:bookmark text:name="LC1887"/><text:soft-page-break/>logging.to_files: true</text:p>
      <text:p text:style-name="P1"><text:bookmark text:name="LC1888"/>logging.files:</text:p>
      <text:p text:style-name="Preformatted_20_Text"><text:bookmark text:name="LC1889"/><text:s text:c="2"/><text:span text:style-name="T1"># Configure the path where the logs are written. The default is the logs directory</text:span></text:p>
      <text:p text:style-name="Preformatted_20_Text"><text:bookmark text:name="LC1890"/><text:s text:c="2"/><text:span text:style-name="T1"># under the home path (the binary location).</text:span></text:p>
      <text:p text:style-name="Preformatted_20_Text"><text:bookmark text:name="LC1891"/><text:s text:c="2"/><text:span text:style-name="T1">#path: /var/log/filebeat</text:span></text:p>
      <text:p text:style-name="Preformatted_20_Text"><text:bookmark text:name="LC1892"/></text:p>
      <text:p text:style-name="Preformatted_20_Text"><text:bookmark text:name="LC1893"/><text:s text:c="2"/><text:span text:style-name="T1"># The name of the files where the logs are written to.</text:span></text:p>
      <text:p text:style-name="Preformatted_20_Text"><text:bookmark text:name="LC1894"/><text:s text:c="2"/><text:span text:style-name="T1">#name: filebeat</text:span></text:p>
      <text:p text:style-name="Preformatted_20_Text"><text:bookmark text:name="LC1895"/></text:p>
      <text:p text:style-name="Preformatted_20_Text"><text:bookmark text:name="LC1896"/><text:s text:c="2"/><text:span text:style-name="T1"># Configure log file size limit. If limit is reached, log file will be</text:span></text:p>
      <text:p text:style-name="Preformatted_20_Text"><text:bookmark text:name="LC1897"/><text:s text:c="2"/><text:span text:style-name="T1"># automatically rotated</text:span></text:p>
      <text:p text:style-name="Preformatted_20_Text"><text:bookmark text:name="LC1898"/><text:s text:c="2"/><text:span text:style-name="T1">#rotateeverybytes: 10485760 # = 10MB</text:span></text:p>
      <text:p text:style-name="Preformatted_20_Text"><text:bookmark text:name="LC1899"/></text:p>
      <text:p text:style-name="Preformatted_20_Text"><text:bookmark text:name="LC1900"/><text:s text:c="2"/><text:span text:style-name="T1"># Number of rotated log files to keep. Oldest files will be deleted first.</text:span></text:p>
      <text:p text:style-name="Preformatted_20_Text"><text:bookmark text:name="LC1901"/><text:s text:c="2"/><text:span text:style-name="T1">#keepfiles: 7</text:span></text:p>
      <text:p text:style-name="Preformatted_20_Text"><text:bookmark text:name="LC1902"/></text:p>
      <text:p text:style-name="Preformatted_20_Text"><text:bookmark text:name="LC1903"/><text:s text:c="2"/><text:span text:style-name="T1"># The permissions mask to apply when rotating log files. The default value is 0600.</text:span></text:p>
      <text:p text:style-name="Preformatted_20_Text"><text:bookmark text:name="LC1904"/><text:s text:c="2"/><text:span text:style-name="T1"># Must be a valid Unix-style file permissions mask expressed in octal notation.</text:span></text:p>
      <text:p text:style-name="Preformatted_20_Text"><text:bookmark text:name="LC1905"/><text:s text:c="2"/><text:span text:style-name="T1">#permissions: 0600</text:span></text:p>
      <text:p text:style-name="Preformatted_20_Text"><text:bookmark text:name="LC1906"/></text:p>
      <text:p text:style-name="Preformatted_20_Text"><text:bookmark text:name="LC1907"/><text:s text:c="2"/><text:span text:style-name="T1"># Enable log file rotation on time intervals in addition to size-based rotation.</text:span></text:p>
      <text:p text:style-name="Preformatted_20_Text"><text:bookmark text:name="LC1908"/><text:s text:c="2"/><text:span text:style-name="T1"># Intervals must be at least 1s. Values of 1m, 1h, 24h, 7*24h, 30*24h, and 365*24h</text:span></text:p>
      <text:p text:style-name="Preformatted_20_Text"><text:bookmark text:name="LC1909"/><text:s text:c="2"/><text:span text:style-name="T1"># are boundary-aligned with minutes, hours, days, weeks, months, and years as</text:span></text:p>
      <text:p text:style-name="Preformatted_20_Text"><text:bookmark text:name="LC1910"/><text:s text:c="2"/><text:span text:style-name="T1"># reported by the local system clock. All other intervals are calculated from the</text:span></text:p>
      <text:p text:style-name="Preformatted_20_Text"><text:bookmark text:name="LC1911"/><text:s text:c="2"/><text:span text:style-name="T1"># Unix epoch. Defaults to disabled.</text:span></text:p>
      <text:p text:style-name="Preformatted_20_Text"><text:bookmark text:name="LC1912"/><text:s text:c="2"/><text:span text:style-name="T1">#interval: 0</text:span></text:p>
      <text:p text:style-name="Preformatted_20_Text"><text:bookmark text:name="LC1913"/></text:p>
      <text:p text:style-name="Preformatted_20_Text"><text:bookmark text:name="LC1914"/><text:s text:c="2"/><text:span text:style-name="T1"># Rotate existing logs on startup rather than appending to the existing</text:span></text:p>
      <text:p text:style-name="Preformatted_20_Text"><text:bookmark text:name="LC1915"/><text:s text:c="2"/><text:span text:style-name="T1"># file. Defaults to true.</text:span></text:p>
      <text:p text:style-name="Preformatted_20_Text"><text:bookmark text:name="LC1916"/><text:s text:c="2"/><text:span text:style-name="T1"># rotateonstartup: true</text:span></text:p>
      <text:p text:style-name="Preformatted_20_Text"><text:bookmark text:name="LC1917"/></text:p>
      <text:p text:style-name="P1"><text:bookmark text:name="LC1918"/># Set to true to log messages in JSON format.</text:p>
      <text:p text:style-name="P1"><text:bookmark text:name="LC1919"/>#logging.json: false</text:p>
      <text:p text:style-name="Preformatted_20_Text"><text:bookmark text:name="LC1920"/></text:p>
      <text:p text:style-name="Preformatted_20_Text"><text:bookmark text:name="LC1921"/></text:p>
      <text:p text:style-name="P1"><text:bookmark text:name="LC1922"/>#============================== X-Pack Monitoring ===============================</text:p>
      <text:p text:style-name="P1"><text:bookmark text:name="LC1923"/># Filebeat can export internal metrics to a central Elasticsearch monitoring</text:p>
      <text:p text:style-name="P1"><text:bookmark text:name="LC1924"/># cluster. <text:s/>This requires xpack monitoring to be enabled in Elasticsearch. <text:s/>The</text:p>
      <text:p text:style-name="P1"><text:bookmark text:name="LC1925"/># reporting is disabled by default.</text:p>
      <text:p text:style-name="Preformatted_20_Text"><text:bookmark text:name="LC1926"/></text:p>
      <text:p text:style-name="P1"><text:bookmark text:name="LC1927"/># Set to true to enable the monitoring reporter.</text:p>
      <text:p text:style-name="P1"><text:bookmark text:name="LC1928"/>#monitoring.enabled: false</text:p>
      <text:p text:style-name="Preformatted_20_Text"><text:bookmark text:name="LC1929"/></text:p>
      <text:p text:style-name="P1"><text:bookmark text:name="LC1930"/># Sets the UUID of the Elasticsearch cluster under which monitoring data for this</text:p>
      <text:p text:style-name="P1"><text:bookmark text:name="LC1931"/># Filebeat instance will appear in the Stack Monitoring UI. If output.elasticsearch</text:p>
      <text:p text:style-name="P1"><text:bookmark text:name="LC1932"/># is enabled, the UUID is derived from the Elasticsearch cluster referenced by output.elasticsearch.</text:p>
      <text:p text:style-name="P1"><text:bookmark text:name="LC1933"/>#monitoring.cluster_uuid:</text:p>
      <text:p text:style-name="Preformatted_20_Text"><text:bookmark text:name="LC1934"/></text:p>
      <text:p text:style-name="P1"><text:bookmark text:name="LC1935"/># Uncomment to send the metrics to Elasticsearch. Most settings from the</text:p>
      <text:p text:style-name="P1"><text:bookmark text:name="LC1936"/># Elasticsearch output are accepted here as well.</text:p>
      <text:p text:style-name="P1"><text:bookmark text:name="LC1937"/># Note that the settings should point to your Elasticsearch *monitoring* cluster.</text:p>
      <text:p text:style-name="P1"><text:bookmark text:name="LC1938"/># Any setting that is not set is automatically inherited from the Elasticsearch</text:p>
      <text:p text:style-name="P1"><text:bookmark text:name="LC1939"/># output configuration, so if you have the Elasticsearch output configured such</text:p>
      <text:p text:style-name="P1"><text:bookmark text:name="LC1940"/># that it is pointing to your Elasticsearch monitoring cluster, you can simply</text:p>
      <text:p text:style-name="P1"><text:bookmark text:name="LC1941"/># uncomment the following line.</text:p>
      <text:p text:style-name="P1"><text:bookmark text:name="LC1942"/><text:soft-page-break/>#monitoring.elasticsearch:</text:p>
      <text:p text:style-name="Preformatted_20_Text"><text:bookmark text:name="LC1943"/></text:p>
      <text:p text:style-name="Preformatted_20_Text"><text:bookmark text:name="LC1944"/><text:s text:c="2"/><text:span text:style-name="T1"># Array of hosts to connect to.</text:span></text:p>
      <text:p text:style-name="Preformatted_20_Text"><text:bookmark text:name="LC1945"/><text:s text:c="2"/><text:span text:style-name="T1"># Scheme and port can be left out and will be set to the default (http and 9200)</text:span></text:p>
      <text:p text:style-name="Preformatted_20_Text"><text:bookmark text:name="LC1946"/><text:s text:c="2"/><text:span text:style-name="T1"># In case you specify and additional path, the scheme is required: http://localhost:9200/path</text:span></text:p>
      <text:p text:style-name="Preformatted_20_Text"><text:bookmark text:name="LC1947"/><text:s text:c="2"/><text:span text:style-name="T1"># IPv6 addresses should always be defined as: https://[2001:db8::1]:9200</text:span></text:p>
      <text:p text:style-name="Preformatted_20_Text"><text:bookmark text:name="LC1948"/><text:s text:c="2"/><text:span text:style-name="T1">#hosts: ["localhost:9200"]</text:span></text:p>
      <text:p text:style-name="Preformatted_20_Text"><text:bookmark text:name="LC1949"/></text:p>
      <text:p text:style-name="Preformatted_20_Text"><text:bookmark text:name="LC1950"/><text:s text:c="2"/><text:span text:style-name="T1"># Set gzip compression level.</text:span></text:p>
      <text:p text:style-name="Preformatted_20_Text"><text:bookmark text:name="LC1951"/><text:s text:c="2"/><text:span text:style-name="T1">#compression_level: 0</text:span></text:p>
      <text:p text:style-name="Preformatted_20_Text"><text:bookmark text:name="LC1952"/></text:p>
      <text:p text:style-name="Preformatted_20_Text"><text:bookmark text:name="LC1953"/><text:s text:c="2"/><text:span text:style-name="T1"># Optional protocol and basic auth credentials.</text:span></text:p>
      <text:p text:style-name="Preformatted_20_Text"><text:bookmark text:name="LC1954"/><text:s text:c="2"/><text:span text:style-name="T1">#protocol: "https"</text:span></text:p>
      <text:p text:style-name="Preformatted_20_Text"><text:bookmark text:name="LC1955"/><text:s text:c="2"/><text:span text:style-name="T1">#username: "beats_system"</text:span></text:p>
      <text:p text:style-name="Preformatted_20_Text"><text:bookmark text:name="LC1956"/><text:s text:c="2"/><text:span text:style-name="T1">#password: "changeme"</text:span></text:p>
      <text:p text:style-name="Preformatted_20_Text"><text:bookmark text:name="LC1957"/></text:p>
      <text:p text:style-name="Preformatted_20_Text"><text:bookmark text:name="LC1958"/><text:s text:c="2"/><text:span text:style-name="T1"># Dictionary of HTTP parameters to pass within the URL with index operations.</text:span></text:p>
      <text:p text:style-name="Preformatted_20_Text"><text:bookmark text:name="LC1959"/><text:s text:c="2"/><text:span text:style-name="T1">#parameters:</text:span></text:p>
      <text:p text:style-name="Preformatted_20_Text"><text:bookmark text:name="LC1960"/><text:s text:c="4"/><text:span text:style-name="T1">#param1: value1</text:span></text:p>
      <text:p text:style-name="Preformatted_20_Text"><text:bookmark text:name="LC1961"/><text:s text:c="4"/><text:span text:style-name="T1">#param2: value2</text:span></text:p>
      <text:p text:style-name="Preformatted_20_Text"><text:bookmark text:name="LC1962"/></text:p>
      <text:p text:style-name="Preformatted_20_Text"><text:bookmark text:name="LC1963"/><text:s text:c="2"/><text:span text:style-name="T1"># Custom HTTP headers to add to each request</text:span></text:p>
      <text:p text:style-name="Preformatted_20_Text"><text:bookmark text:name="LC1964"/><text:s text:c="2"/><text:span text:style-name="T1">#headers:</text:span></text:p>
      <text:p text:style-name="Preformatted_20_Text"><text:bookmark text:name="LC1965"/><text:s text:c="2"/><text:span text:style-name="T1"># <text:s/>X-My-Header: Contents of the header</text:span></text:p>
      <text:p text:style-name="Preformatted_20_Text"><text:bookmark text:name="LC1966"/></text:p>
      <text:p text:style-name="Preformatted_20_Text"><text:bookmark text:name="LC1967"/><text:s text:c="2"/><text:span text:style-name="T1"># Proxy server url</text:span></text:p>
      <text:p text:style-name="Preformatted_20_Text"><text:bookmark text:name="LC1968"/><text:s text:c="2"/><text:span text:style-name="T1">#proxy_url: http://proxy:3128</text:span></text:p>
      <text:p text:style-name="Preformatted_20_Text"><text:bookmark text:name="LC1969"/></text:p>
      <text:p text:style-name="Preformatted_20_Text"><text:bookmark text:name="LC1970"/><text:s text:c="2"/><text:span text:style-name="T1"># The number of times a particular Elasticsearch index operation is attempted. If</text:span></text:p>
      <text:p text:style-name="Preformatted_20_Text"><text:bookmark text:name="LC1971"/><text:s text:c="2"/><text:span text:style-name="T1"># the indexing operation doesn't succeed after this many retries, the events are</text:span></text:p>
      <text:p text:style-name="Preformatted_20_Text"><text:bookmark text:name="LC1972"/><text:s text:c="2"/><text:span text:style-name="T1"># dropped. The default is 3.</text:span></text:p>
      <text:p text:style-name="Preformatted_20_Text"><text:bookmark text:name="LC1973"/><text:s text:c="2"/><text:span text:style-name="T1">#max_retries: 3</text:span></text:p>
      <text:p text:style-name="Preformatted_20_Text"><text:bookmark text:name="LC1974"/></text:p>
      <text:p text:style-name="Preformatted_20_Text"><text:bookmark text:name="LC1975"/><text:s text:c="2"/><text:span text:style-name="T1"># The maximum number of events to bulk in a single Elasticsearch bulk API index request.</text:span></text:p>
      <text:p text:style-name="Preformatted_20_Text"><text:bookmark text:name="LC1976"/><text:s text:c="2"/><text:span text:style-name="T1"># The default is 50.</text:span></text:p>
      <text:p text:style-name="Preformatted_20_Text"><text:bookmark text:name="LC1977"/><text:s text:c="2"/><text:span text:style-name="T1">#bulk_max_size: 50</text:span></text:p>
      <text:p text:style-name="Preformatted_20_Text"><text:bookmark text:name="LC1978"/></text:p>
      <text:p text:style-name="Preformatted_20_Text"><text:bookmark text:name="LC1979"/><text:s text:c="2"/><text:span text:style-name="T1"># The number of seconds to wait before trying to reconnect to Elasticsearch</text:span></text:p>
      <text:p text:style-name="Preformatted_20_Text"><text:bookmark text:name="LC1980"/><text:s text:c="2"/><text:span text:style-name="T1"># after a network error. After waiting backoff.init seconds, the Beat</text:span></text:p>
      <text:p text:style-name="Preformatted_20_Text"><text:bookmark text:name="LC1981"/><text:s text:c="2"/><text:span text:style-name="T1"># tries to reconnect. If the attempt fails, the backoff timer is increased</text:span></text:p>
      <text:p text:style-name="Preformatted_20_Text"><text:bookmark text:name="LC1982"/><text:s text:c="2"/><text:span text:style-name="T1"># exponentially up to backoff.max. After a successful connection, the backoff</text:span></text:p>
      <text:p text:style-name="Preformatted_20_Text"><text:bookmark text:name="LC1983"/><text:s text:c="2"/><text:span text:style-name="T1"># timer is reset. The default is 1s.</text:span></text:p>
      <text:p text:style-name="Preformatted_20_Text"><text:bookmark text:name="LC1984"/><text:s text:c="2"/><text:span text:style-name="T1">#backoff.init: 1s</text:span></text:p>
      <text:p text:style-name="Preformatted_20_Text"><text:bookmark text:name="LC1985"/></text:p>
      <text:p text:style-name="Preformatted_20_Text"><text:bookmark text:name="LC1986"/><text:s text:c="2"/><text:span text:style-name="T1"># The maximum number of seconds to wait before attempting to connect to</text:span></text:p>
      <text:p text:style-name="Preformatted_20_Text"><text:bookmark text:name="LC1987"/><text:s text:c="2"/><text:span text:style-name="T1"># Elasticsearch after a network error. The default is 60s.</text:span></text:p>
      <text:p text:style-name="Preformatted_20_Text"><text:bookmark text:name="LC1988"/><text:s text:c="2"/><text:span text:style-name="T1">#backoff.max: 60s</text:span></text:p>
      <text:p text:style-name="Preformatted_20_Text"><text:bookmark text:name="LC1989"/></text:p>
      <text:p text:style-name="Preformatted_20_Text"><text:bookmark text:name="LC1990"/><text:s text:c="2"/><text:span text:style-name="T1"># Configure HTTP request timeout before failing an request to Elasticsearch.</text:span></text:p>
      <text:p text:style-name="Preformatted_20_Text"><text:bookmark text:name="LC1991"/><text:s text:c="2"/><text:span text:style-name="T1">#timeout: 90</text:span></text:p>
      <text:p text:style-name="Preformatted_20_Text"><text:bookmark text:name="LC1992"/></text:p>
      <text:p text:style-name="Preformatted_20_Text"><text:bookmark text:name="LC1993"/><text:s text:c="2"/><text:span text:style-name="T1"># Use SSL settings for HTTPS.</text:span></text:p>
      <text:p text:style-name="Preformatted_20_Text"><text:bookmark text:name="LC1994"/><text:s text:c="2"/><text:span text:style-name="T1">#ssl.enabled: true</text:span></text:p>
      <text:p text:style-name="Preformatted_20_Text"><text:bookmark text:name="LC1995"/></text:p>
      <text:p text:style-name="Preformatted_20_Text"><text:bookmark text:name="LC1996"/><text:s text:c="2"/><text:span text:style-name="T1"># Configure SSL verification mode. If `none` is configured, all server hosts</text:span></text:p>
      <text:p text:style-name="Preformatted_20_Text"><text:bookmark text:name="LC1997"/><text:s text:c="2"/><text:span text:style-name="T1"># and certificates will be accepted. In this mode, SSL based connections are</text:span></text:p>
      <text:p text:style-name="Preformatted_20_Text"><text:bookmark text:name="LC1998"/><text:s text:c="2"/><text:span text:style-name="T1"># susceptible to man-in-the-middle attacks. Use only for testing. Default is</text:span></text:p>
      <text:p text:style-name="Preformatted_20_Text"><text:bookmark text:name="LC1999"/><text:soft-page-break/><text:s text:c="2"/><text:span text:style-name="T1"># `full`.</text:span></text:p>
      <text:p text:style-name="Preformatted_20_Text"><text:bookmark text:name="LC2000"/><text:s text:c="2"/><text:span text:style-name="T1">#ssl.verification_mode: full</text:span></text:p>
      <text:p text:style-name="Preformatted_20_Text"><text:bookmark text:name="LC2001"/></text:p>
      <text:p text:style-name="Preformatted_20_Text"><text:bookmark text:name="LC2002"/><text:s text:c="2"/><text:span text:style-name="T1"># List of supported/valid TLS versions. By default all TLS versions from 1.0 up to</text:span></text:p>
      <text:p text:style-name="Preformatted_20_Text"><text:bookmark text:name="LC2003"/><text:s text:c="2"/><text:span text:style-name="T1"># 1.2 are enabled.</text:span></text:p>
      <text:p text:style-name="Preformatted_20_Text"><text:bookmark text:name="LC2004"/><text:s text:c="2"/><text:span text:style-name="T1">#ssl.supported_protocols: [TLSv1.0, TLSv1.1, TLSv1.2]</text:span></text:p>
      <text:p text:style-name="Preformatted_20_Text"><text:bookmark text:name="LC2005"/></text:p>
      <text:p text:style-name="Preformatted_20_Text"><text:bookmark text:name="LC2006"/><text:s text:c="2"/><text:span text:style-name="T1"># SSL configuration. The default is off.</text:span></text:p>
      <text:p text:style-name="Preformatted_20_Text"><text:bookmark text:name="LC2007"/><text:s text:c="2"/><text:span text:style-name="T1"># List of root certificates for HTTPS server verifications</text:span></text:p>
      <text:p text:style-name="Preformatted_20_Text"><text:bookmark text:name="LC2008"/><text:s text:c="2"/><text:span text:style-name="T1">#ssl.certificate_authorities: ["/etc/pki/root/ca.pem"]</text:span></text:p>
      <text:p text:style-name="Preformatted_20_Text"><text:bookmark text:name="LC2009"/></text:p>
      <text:p text:style-name="Preformatted_20_Text"><text:bookmark text:name="LC2010"/><text:s text:c="2"/><text:span text:style-name="T1"># Certificate for SSL client authentication</text:span></text:p>
      <text:p text:style-name="Preformatted_20_Text"><text:bookmark text:name="LC2011"/><text:s text:c="2"/><text:span text:style-name="T1">#ssl.certificate: "/etc/pki/client/cert.pem"</text:span></text:p>
      <text:p text:style-name="Preformatted_20_Text"><text:bookmark text:name="LC2012"/></text:p>
      <text:p text:style-name="Preformatted_20_Text"><text:bookmark text:name="LC2013"/><text:s text:c="2"/><text:span text:style-name="T1"># Client certificate key</text:span></text:p>
      <text:p text:style-name="Preformatted_20_Text"><text:bookmark text:name="LC2014"/><text:s text:c="2"/><text:span text:style-name="T1">#ssl.key: "/etc/pki/client/cert.key"</text:span></text:p>
      <text:p text:style-name="Preformatted_20_Text"><text:bookmark text:name="LC2015"/></text:p>
      <text:p text:style-name="Preformatted_20_Text"><text:bookmark text:name="LC2016"/><text:s text:c="2"/><text:span text:style-name="T1"># Optional passphrase for decrypting the certificate key.</text:span></text:p>
      <text:p text:style-name="Preformatted_20_Text"><text:bookmark text:name="LC2017"/><text:s text:c="2"/><text:span text:style-name="T1">#ssl.key_passphrase: ''</text:span></text:p>
      <text:p text:style-name="Preformatted_20_Text"><text:bookmark text:name="LC2018"/></text:p>
      <text:p text:style-name="Preformatted_20_Text"><text:bookmark text:name="LC2019"/><text:s text:c="2"/><text:span text:style-name="T1"># Configure cipher suites to be used for SSL connections</text:span></text:p>
      <text:p text:style-name="Preformatted_20_Text"><text:bookmark text:name="LC2020"/><text:s text:c="2"/><text:span text:style-name="T1">#ssl.cipher_suites: []</text:span></text:p>
      <text:p text:style-name="Preformatted_20_Text"><text:bookmark text:name="LC2021"/></text:p>
      <text:p text:style-name="Preformatted_20_Text"><text:bookmark text:name="LC2022"/><text:s text:c="2"/><text:span text:style-name="T1"># Configure curve types for ECDHE-based cipher suites</text:span></text:p>
      <text:p text:style-name="Preformatted_20_Text"><text:bookmark text:name="LC2023"/><text:s text:c="2"/><text:span text:style-name="T1">#ssl.curve_types: []</text:span></text:p>
      <text:p text:style-name="Preformatted_20_Text"><text:bookmark text:name="LC2024"/></text:p>
      <text:p text:style-name="Preformatted_20_Text"><text:bookmark text:name="LC2025"/><text:s text:c="2"/><text:span text:style-name="T1"># Configure what types of renegotiation are supported. Valid options are</text:span></text:p>
      <text:p text:style-name="Preformatted_20_Text"><text:bookmark text:name="LC2026"/><text:s text:c="2"/><text:span text:style-name="T1"># never, once, and freely. Default is never.</text:span></text:p>
      <text:p text:style-name="Preformatted_20_Text"><text:bookmark text:name="LC2027"/><text:s text:c="2"/><text:span text:style-name="T1">#ssl.renegotiation: never</text:span></text:p>
      <text:p text:style-name="Preformatted_20_Text"><text:bookmark text:name="LC2028"/></text:p>
      <text:p text:style-name="Preformatted_20_Text"><text:bookmark text:name="LC2029"/><text:s text:c="2"/><text:span text:style-name="T1">#metrics.period: 10s</text:span></text:p>
      <text:p text:style-name="Preformatted_20_Text"><text:bookmark text:name="LC2030"/><text:s text:c="2"/><text:span text:style-name="T1">#state.period: 1m</text:span></text:p>
      <text:p text:style-name="Preformatted_20_Text"><text:bookmark text:name="LC2031"/></text:p>
      <text:p text:style-name="P1"><text:bookmark text:name="LC2032"/>#================================ HTTP Endpoint ======================================</text:p>
      <text:p text:style-name="P1"><text:bookmark text:name="LC2033"/># Each beat can expose internal metrics through a HTTP endpoint. For security</text:p>
      <text:p text:style-name="P1"><text:bookmark text:name="LC2034"/># reasons the endpoint is disabled by default. This feature is currently experimental.</text:p>
      <text:p text:style-name="P1"><text:bookmark text:name="LC2035"/># Stats can be access through http://localhost:5066/stats . For pretty JSON output</text:p>
      <text:p text:style-name="P1"><text:bookmark text:name="LC2036"/># append ?pretty to the URL.</text:p>
      <text:p text:style-name="Preformatted_20_Text"><text:bookmark text:name="LC2037"/></text:p>
      <text:p text:style-name="P1"><text:bookmark text:name="LC2038"/># Defines if the HTTP endpoint is enabled.</text:p>
      <text:p text:style-name="P1"><text:bookmark text:name="LC2039"/>#http.enabled: false</text:p>
      <text:p text:style-name="Preformatted_20_Text"><text:bookmark text:name="LC2040"/></text:p>
      <text:p text:style-name="P1"><text:bookmark text:name="LC2041"/># The HTTP endpoint will bind to this hostname, IP address, unix socket or named pipe.</text:p>
      <text:p text:style-name="P1"><text:bookmark text:name="LC2042"/># When using IP addresses, it is recommended to only use localhost.</text:p>
      <text:p text:style-name="P1"><text:bookmark text:name="LC2043"/>#http.host: localhost</text:p>
      <text:p text:style-name="Preformatted_20_Text"><text:bookmark text:name="LC2044"/></text:p>
      <text:p text:style-name="P1"><text:bookmark text:name="LC2045"/># Port on which the HTTP endpoint will bind. Default is 5066.</text:p>
      <text:p text:style-name="P1"><text:bookmark text:name="LC2046"/>#http.port: 5066</text:p>
      <text:p text:style-name="Preformatted_20_Text"><text:bookmark text:name="LC2047"/></text:p>
      <text:p text:style-name="P1"><text:bookmark text:name="LC2048"/># Define which user should be owning the named pipe.</text:p>
      <text:p text:style-name="P1"><text:bookmark text:name="LC2049"/>#http.named_pipe.user:</text:p>
      <text:p text:style-name="Preformatted_20_Text"><text:bookmark text:name="LC2050"/></text:p>
      <text:p text:style-name="P1"><text:bookmark text:name="LC2051"/># Define which the permissions that should be applied to the named pipe, use the Security</text:p>
      <text:p text:style-name="P1"><text:bookmark text:name="LC2052"/><text:soft-page-break/># Descriptor Definition Language (SDDL) to define the permission. This option cannot be used with</text:p>
      <text:p text:style-name="P1"><text:bookmark text:name="LC2053"/># `http.user`.</text:p>
      <text:p text:style-name="P1"><text:bookmark text:name="LC2054"/>#http.named_pipe.security_descriptor:</text:p>
      <text:p text:style-name="Preformatted_20_Text"><text:bookmark text:name="LC2055"/></text:p>
      <text:p text:style-name="P1"><text:bookmark text:name="LC2056"/>#============================= Process Security ================================</text:p>
      <text:p text:style-name="Preformatted_20_Text"><text:bookmark text:name="LC2057"/></text:p>
      <text:p text:style-name="P1"><text:bookmark text:name="LC2058"/># Enable or disable seccomp system call filtering on Linux. Default is enabled.</text:p>
      <text:p text:style-name="P1"><text:bookmark text:name="LC2059"/>#seccomp.enabled: true</text:p>
      <text:p text:style-name="Preformatted_20_Text"><text:bookmark text:name="LC2060"/></text:p>
      <text:p text:style-name="P1"><text:bookmark text:name="LC2061"/>#================================= Migration ==================================</text:p>
      <text:p text:style-name="Preformatted_20_Text"><text:bookmark text:name="LC2062"/></text:p>
      <text:p text:style-name="P1"><text:bookmark text:name="LC2063"/># This allows to enable 6.7 migration aliases</text:p>
      <text:p text:style-name="P2"><text:bookmark text:name="LC2064"/>#migration.6_to_7.enabled: false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30T17:21:13.823541829</meta:creation-date>
    <dc:date>2022-03-30T17:21:57.479811207</dc:date>
    <meta:editing-duration>PT44S</meta:editing-duration>
    <meta:editing-cycles>1</meta:editing-cycles>
    <meta:generator>LibreOffice/7.2.5.2$MacOSX_X86_64 LibreOffice_project/499f9727c189e6ef3471021d6132d4c694f357e5</meta:generator>
    <meta:document-statistic meta:table-count="0" meta:image-count="0" meta:object-count="0" meta:page-count="37" meta:paragraph-count="1611" meta:word-count="10442" meta:character-count="71003" meta:non-whitespace-character-count="58921"/>
  </office:meta>
</office:document-meta>
</file>